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Default_5f_1">
      <style:graphic-properties draw:stroke="solid" svg:stroke-width="0.034cm" svg:stroke-color="#b7b7b7" draw:stroke-linejoin="round" draw:fill="none" fo:padding-top="0.142cm" fo:padding-bottom="0.142cm" fo:padding-left="0.267cm" fo:padding-right="0.267cm"/>
    </style:style>
    <style:style style:name="gr2" style:family="graphic" style:parent-style-name="Default_5f_1">
      <style:graphic-properties svg:stroke-width="0.053cm" svg:stroke-color="#ff950e" draw:marker-start-width="0.279cm" draw:marker-end-width="0.279cm" fo:padding-top="0.151cm" fo:padding-bottom="0.151cm" fo:padding-left="0.276cm" fo:padding-right="0.276cm"/>
    </style:style>
    <style:style style:name="gr3" style:family="graphic" style:parent-style-name="Default_5f_1">
      <style:graphic-properties draw:stroke="none" svg:stroke-width="0.034cm" draw:stroke-linejoin="miter" draw:fill="none"/>
    </style:style>
    <style:style style:name="gr4" style:family="graphic" style:parent-style-name="Default_5f_1">
      <style:graphic-properties draw:stroke="none" svg:stroke-width="0.034cm" draw:stroke-linejoin="miter" draw:fill="solid" draw:fill-color="#000000" draw:opacity="0%"/>
    </style:style>
    <style:style style:name="gr5" style:family="graphic" style:parent-style-name="Default_5f_1">
      <style:graphic-properties draw:stroke="dash" draw:stroke-dash="dash4" svg:stroke-width="0.034cm" svg:stroke-color="#000000" draw:stroke-linejoin="round" draw:fill="none" fo:padding-top="0.142cm" fo:padding-bottom="0.142cm" fo:padding-left="0.267cm" fo:padding-right="0.267cm"/>
    </style:style>
    <style:style style:name="gr6" style:family="graphic" style:parent-style-name="Default_5f_1">
      <style:graphic-properties draw:stroke="none" svg:stroke-width="0.034cm" draw:stroke-linejoin="miter" draw:fill="solid" draw:fill-color="#666666"/>
    </style:style>
    <style:style style:name="gr7" style:family="graphic" style:parent-style-name="Default_5f_1">
      <style:graphic-properties draw:stroke="solid" svg:stroke-width="0.034cm" svg:stroke-color="#000000" draw:stroke-linejoin="round" draw:fill="solid" draw:fill-color="#eeeeee" fo:padding-top="0.142cm" fo:padding-bottom="0.142cm" fo:padding-left="0.267cm" fo:padding-right="0.267cm"/>
    </style:style>
    <style:style style:name="gr8" style:family="graphic" style:parent-style-name="Default_5f_1">
      <style:graphic-properties draw:stroke="solid" svg:stroke-width="0.034cm" svg:stroke-color="#000000" draw:stroke-linejoin="round" draw:fill="solid" draw:fill-color="#eeeeee" draw:textarea-vertical-align="middle" fo:padding-top="0.142cm" fo:padding-bottom="0.142cm" fo:padding-left="0.267cm" fo:padding-right="0.267cm"/>
      <style:paragraph-properties style:writing-mode="lr-tb"/>
    </style:style>
    <style:style style:name="gr9" style:family="graphic" style:parent-style-name="Default_5f_1">
      <style:graphic-properties draw:stroke="solid" svg:stroke-width="0.034cm" svg:stroke-color="#000000" draw:stroke-linejoin="round" draw:fill="none" fo:padding-top="0.142cm" fo:padding-bottom="0.142cm" fo:padding-left="0.267cm" fo:padding-right="0.267cm"/>
    </style:style>
    <style:style style:name="gr10" style:family="graphic" style:parent-style-name="Default_5f_1">
      <style:graphic-properties draw:stroke="none" svg:stroke-width="0.034cm" draw:stroke-linejoin="miter" draw:fill="solid" draw:fill-color="#999999"/>
    </style:style>
    <style:style style:name="gr11" style:family="graphic" style:parent-style-name="Default_5f_1">
      <style:graphic-properties draw:stroke="solid" svg:stroke-width="0.068cm" svg:stroke-color="#ff9900" draw:stroke-linejoin="round" draw:fill="none" fo:padding-top="0.159cm" fo:padding-bottom="0.159cm" fo:padding-left="0.284cm" fo:padding-right="0.284cm"/>
    </style:style>
    <style:style style:name="gr12" style:family="graphic" style:parent-style-name="Default_5f_1">
      <style:graphic-properties draw:stroke="none" svg:stroke-width="0.034cm" draw:stroke-linejoin="miter" draw:fill="solid" draw:fill-color="#434343"/>
    </style:style>
    <style:style style:name="gr13" style:family="graphic" style:parent-style-name="Default_5f_1">
      <style:graphic-properties draw:stroke="solid" svg:stroke-width="0.034cm" svg:stroke-color="#000000" draw:stroke-linejoin="round" draw:fill="solid" draw:fill-color="#ff950e" draw:textarea-vertical-align="middle" fo:padding-top="0.142cm" fo:padding-bottom="0.142cm" fo:padding-left="0.267cm" fo:padding-right="0.267cm"/>
      <style:paragraph-properties style:writing-mode="lr-tb"/>
    </style:style>
    <style:style style:name="gr14" style:family="graphic" style:parent-style-name="Default_5f_1">
      <style:graphic-properties svg:stroke-width="0.053cm" svg:stroke-color="#ff950e" draw:marker-start-width="0.279cm" draw:marker-end-width="0.279cm" draw:textarea-vertical-align="middle" fo:padding-top="0.151cm" fo:padding-bottom="0.151cm" fo:padding-left="0.276cm" fo:padding-right="0.276cm"/>
    </style:style>
    <style:style style:name="gr15" style:family="graphic" style:parent-style-name="Object_20_without_20_fill_5f_1">
      <style:graphic-properties svg:stroke-width="0.053cm" svg:stroke-color="#ff950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6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7" style:family="graphic" style:parent-style-name="standard">
      <style:graphic-properties svg:stroke-width="0.053cm" svg:stroke-color="#ff950e" draw:marker-start-width="0.279cm" draw:marker-end-width="0.279cm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svg:stroke-width="0.034cm" svg:stroke-color="#000000" draw:marker-start-width="0.251cm" draw:marker-end-width="0.251cm" draw:fill-color="#eeeeee" draw:fill-gradient-name="Gradient_20_2" draw:textarea-horizontal-align="justify" draw:textarea-vertical-align="top" draw:auto-grow-height="true" fo:min-height="0cm" fo:min-width="0cm" fo:padding-top="0.142cm" fo:padding-bottom="0.142cm" fo:padding-left="0.267cm" fo:padding-right="0.26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0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21cm"/>
      <style:paragraph-properties style:writing-mode="lr-tb"/>
    </style:style>
    <style:style style:name="gr22" style:family="graphic" style:parent-style-name="Default_5f_1_5f_1">
      <style:graphic-properties draw:stroke="none" svg:stroke-width="0.034cm" draw:stroke-linejoin="miter" draw:fill="none"/>
    </style:style>
    <style:style style:name="gr23" style:family="graphic" style:parent-style-name="Default_5f_1_5f_1">
      <style:graphic-properties draw:stroke="none" svg:stroke-width="0.034cm" draw:stroke-linejoin="miter" draw:fill="solid" draw:fill-color="#000000" draw:opacity="0%"/>
    </style:style>
    <style:style style:name="gr24" style:family="graphic" style:parent-style-name="Default_5f_1_5f_1">
      <style:graphic-properties draw:stroke="solid" svg:stroke-width="0.034cm" svg:stroke-color="#b7b7b7" draw:stroke-linejoin="round" draw:fill="none" fo:padding-top="0.142cm" fo:padding-bottom="0.142cm" fo:padding-left="0.267cm" fo:padding-right="0.267cm"/>
    </style:style>
    <style:style style:name="gr25" style:family="graphic" style:parent-style-name="Default_5f_1_5f_1">
      <style:graphic-properties draw:stroke="dash" draw:stroke-dash="dash4" svg:stroke-width="0.034cm" svg:stroke-color="#000000" draw:stroke-linejoin="round" draw:fill="none" fo:padding-top="0.142cm" fo:padding-bottom="0.142cm" fo:padding-left="0.267cm" fo:padding-right="0.267cm"/>
    </style:style>
    <style:style style:name="gr26" style:family="graphic" style:parent-style-name="Default_5f_1_5f_1">
      <style:graphic-properties draw:stroke="none" svg:stroke-width="0.034cm" draw:stroke-linejoin="miter" draw:fill="solid" draw:fill-color="#666666"/>
    </style:style>
    <style:style style:name="gr27" style:family="graphic" style:parent-style-name="Default_5f_1_5f_1">
      <style:graphic-properties draw:stroke="solid" svg:stroke-width="0.034cm" svg:stroke-color="#000000" draw:stroke-linejoin="round" draw:fill="solid" draw:fill-color="#eeeeee" fo:padding-top="0.142cm" fo:padding-bottom="0.142cm" fo:padding-left="0.267cm" fo:padding-right="0.267cm"/>
    </style:style>
    <style:style style:name="gr28" style:family="graphic" style:parent-style-name="Default_5f_1_5f_1">
      <style:graphic-properties draw:stroke="none" svg:stroke-width="0.034cm" draw:stroke-linejoin="miter" draw:fill="solid" draw:fill-color="#000000"/>
    </style:style>
    <style:style style:name="gr29" style:family="graphic" style:parent-style-name="Default_5f_1_5f_1">
      <style:graphic-properties draw:stroke="solid" svg:stroke-width="0.034cm" svg:stroke-color="#000000" draw:stroke-linejoin="round" draw:fill="none" fo:padding-top="0.142cm" fo:padding-bottom="0.142cm" fo:padding-left="0.267cm" fo:padding-right="0.267cm"/>
    </style:style>
    <style:style style:name="gr30" style:family="graphic" style:parent-style-name="Default_5f_1_5f_1">
      <style:graphic-properties draw:stroke="none" svg:stroke-width="0.034cm" draw:stroke-linejoin="miter" draw:fill="solid" draw:fill-color="#999999"/>
    </style:style>
    <style:style style:name="gr31" style:family="graphic" style:parent-style-name="Default_5f_1_5f_1">
      <style:graphic-properties draw:stroke="solid" svg:stroke-width="0.068cm" svg:stroke-color="#ff9900" draw:stroke-linejoin="round" draw:fill="none" fo:padding-top="0.159cm" fo:padding-bottom="0.159cm" fo:padding-left="0.284cm" fo:padding-right="0.284cm"/>
    </style:style>
    <style:style style:name="gr32" style:family="graphic" style:parent-style-name="Default_5f_1_5f_1">
      <style:graphic-properties draw:stroke="none" svg:stroke-width="0.034cm" draw:stroke-linejoin="miter" draw:fill="solid" draw:fill-color="#434343"/>
    </style:style>
    <style:style style:name="gr33" style:family="graphic" style:parent-style-name="Default_5f_1_5f_1">
      <style:graphic-properties draw:stroke="solid" svg:stroke-width="0.034cm" svg:stroke-color="#000000" draw:stroke-linejoin="round" draw:fill="solid" draw:fill-color="#ff950e" draw:textarea-vertical-align="middle" fo:padding-top="0.142cm" fo:padding-bottom="0.142cm" fo:padding-left="0.267cm" fo:padding-right="0.267cm"/>
      <style:paragraph-properties style:writing-mode="lr-tb"/>
    </style:style>
    <style:style style:name="gr34" style:family="graphic" style:parent-style-name="Default_5f_1_5f_1">
      <style:graphic-properties draw:stroke="solid" svg:stroke-width="0.034cm" svg:stroke-color="#000000" draw:stroke-linejoin="round" draw:fill="solid" draw:fill-color="#eeeeee" draw:textarea-vertical-align="middle" fo:padding-top="0.142cm" fo:padding-bottom="0.142cm" fo:padding-left="0.267cm" fo:padding-right="0.267cm"/>
      <style:paragraph-properties style:writing-mode="lr-tb"/>
    </style:style>
    <style:style style:name="gr35" style:family="graphic" style:parent-style-name="Default_5f_1_5f_1">
      <style:graphic-properties svg:stroke-width="0.053cm" svg:stroke-color="#ff950e" draw:marker-start-width="0.279cm" draw:marker-end-width="0.279cm" draw:textarea-vertical-align="middle" fo:padding-top="0.151cm" fo:padding-bottom="0.151cm" fo:padding-left="0.276cm" fo:padding-right="0.276cm"/>
    </style:style>
    <style:style style:name="gr36" style:family="graphic" style:parent-style-name="Object_20_without_20_fill_5f_1_5f_1">
      <style:graphic-properties svg:stroke-width="0.053cm" svg:stroke-color="#ff950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7" style:family="graphic" style:parent-style-name="Object_20_without_20_fill_5f_1_5f_1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8" style:family="graphic" style:parent-style-name="Default_5f_1_5f_1">
      <style:graphic-properties draw:stroke="solid" svg:stroke-width="0.034cm" svg:stroke-color="#000000" draw:stroke-linejoin="round" draw:fill="solid" draw:fill-color="#ff950e" draw:opacity="40%" draw:textarea-vertical-align="middle" fo:padding-top="0.142cm" fo:padding-bottom="0.142cm" fo:padding-left="0.267cm" fo:padding-right="0.267cm"/>
      <style:paragraph-properties style:writing-mode="lr-tb"/>
    </style:style>
    <style:style style:name="gr39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0.433cm" fo:min-width="2.038cm"/>
      <style:paragraph-properties style:writing-mode="lr-tb"/>
    </style:style>
    <style:style style:name="gr40" style:family="graphic" style:parent-style-name="Default_5f_1">
      <style:graphic-properties svg:stroke-width="0.053cm" svg:stroke-color="#0066b3" draw:marker-start-width="0.279cm" draw:marker-end-width="0.279cm" fo:padding-top="0.151cm" fo:padding-bottom="0.151cm" fo:padding-left="0.276cm" fo:padding-right="0.276cm"/>
    </style:style>
    <style:style style:name="gr41" style:family="graphic" style:parent-style-name="Default_5f_1">
      <style:graphic-properties svg:stroke-width="0.053cm" svg:stroke-color="#0066b3" draw:marker-start-width="0.279cm" draw:marker-end-width="0.279cm" draw:textarea-vertical-align="middle" fo:padding-top="0.151cm" fo:padding-bottom="0.151cm" fo:padding-left="0.276cm" fo:padding-right="0.276cm"/>
    </style:style>
    <style:style style:name="gr42" style:family="graphic" style:parent-style-name="Object_20_without_20_fill_5f_1">
      <style:graphic-properties svg:stroke-width="0.053cm" svg:stroke-color="#0066b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3" style:family="graphic" style:parent-style-name="standard">
      <style:graphic-properties svg:stroke-width="0.053cm" svg:stroke-color="#0066b3" draw:marker-start-width="0.279cm" draw:marker-end-width="0.279cm" draw:textarea-vertical-align="middle" fo:padding-top="0.151cm" fo:padding-bottom="0.151cm" fo:padding-left="0.276cm" fo:padding-right="0.276cm"/>
    </style:style>
    <style:style style:name="gr44" style:family="graphic" style:parent-style-name="standard">
      <style:graphic-properties draw:stroke="none" draw:fill="none" fo:min-height="0.557cm"/>
      <style:paragraph-properties style:writing-mode="lr-tb"/>
    </style:style>
    <style:style style:name="gr45" style:family="graphic" style:parent-style-name="Default_5f_1">
      <style:graphic-properties draw:stroke="solid" svg:stroke-width="0.068cm" svg:stroke-color="#0066b3" draw:stroke-linejoin="round" draw:fill="none" fo:padding-top="0.159cm" fo:padding-bottom="0.159cm" fo:padding-left="0.284cm" fo:padding-right="0.284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2cm" fo:min-width="1.128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loext:graphic-properties draw:fill="solid" draw:fill-color="#000000" draw:opacity="0%"/>
    </style:style>
    <style:style style:name="P3" style:family="paragraph">
      <loext:graphic-properties draw:fill="solid" draw:fill-color="#666666"/>
    </style:style>
    <style:style style:name="P4" style:family="paragraph">
      <loext:graphic-properties draw:fill="solid" draw:fill-color="#eeeeee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eeeeee"/>
      <style:paragraph-properties fo:text-align="center"/>
      <style:text-properties fo:font-size="14pt"/>
    </style:style>
    <style:style style:name="P7" style:family="paragraph">
      <loext:graphic-properties draw:fill="solid" draw:fill-color="#999999"/>
    </style:style>
    <style:style style:name="P8" style:family="paragraph">
      <loext:graphic-properties draw:fill="solid" draw:fill-color="#434343"/>
    </style:style>
    <style:style style:name="P9" style:family="paragraph">
      <loext:graphic-properties draw:fill="solid" draw:fill-color="#ff950e"/>
      <style:paragraph-properties fo:text-align="center"/>
      <style:text-properties fo:font-size="13pt" style:font-size-asian="13pt" style:font-size-complex="13pt"/>
    </style:style>
    <style:style style:name="P10" style:family="paragraph">
      <loext:graphic-properties draw:fill="solid" draw:fill-color="#eeeeee"/>
      <style:paragraph-properties fo:text-align="center"/>
      <style:text-properties style:text-position="0% 100%" fo:font-size="13pt" style:font-size-asian="13pt" style:font-size-complex="13pt"/>
    </style:style>
    <style:style style:name="P11" style:family="paragraph">
      <loext:graphic-properties draw:fill="solid" draw:fill-color="#eeeeee"/>
      <style:paragraph-properties fo:text-align="center"/>
      <style:text-properties fo:font-size="14pt" style:font-size-asian="14pt" style:font-size-complex="14pt"/>
    </style:style>
    <style:style style:name="P12" style:family="paragraph">
      <loext:graphic-properties draw:fill="solid" draw:fill-color="#eeeeee"/>
      <style:paragraph-properties fo:text-align="center"/>
      <style:text-properties fo:font-size="13pt" style:font-size-asian="13pt" style:font-size-complex="13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eeeeee" draw:fill-gradient-name="Gradient_20_2"/>
      <style:paragraph-properties fo:text-align="start"/>
    </style:style>
    <style:style style:name="P15" style:family="paragraph">
      <loext:graphic-properties draw:fill="none" draw:fill-color="#ffffff"/>
      <style:text-properties fo:color="#999999" fo:font-size="10pt" style:font-size-asian="10pt" style:font-size-complex="10pt"/>
    </style:style>
    <style:style style:name="P16" style:family="paragraph">
      <loext:graphic-properties draw:fill="solid" draw:fill-color="#000000"/>
    </style:style>
    <style:style style:name="P17" style:family="paragraph">
      <loext:graphic-properties draw:fill="solid" draw:fill-color="#ff950e" draw:opacity="40%"/>
      <style:paragraph-properties fo:text-align="center"/>
      <style:text-properties fo:font-size="13pt" style:font-size-asian="13pt" style:font-size-complex="13pt"/>
    </style:style>
    <style:style style:name="P18" style:family="paragraph">
      <loext:graphic-properties draw:fill="none" draw:fill-color="#ffffff"/>
      <style:text-properties fo:color="#999999" fo:font-size="11pt" style:font-size-asian="11pt" style:font-size-complex="11pt"/>
    </style:style>
    <style:style style:name="P19" style:family="paragraph">
      <loext:graphic-properties draw:fill="none"/>
      <style:text-properties fo:font-size="13pt" style:font-size-asian="13pt" style:font-size-complex="13pt"/>
    </style:style>
    <style:style style:name="P20" style:family="paragraph">
      <loext:graphic-properties draw:fill="none" draw:fill-color="#ffffff"/>
      <style:text-properties fo:color="#434343" fo:font-size="12pt" style:font-size-asian="12pt" style:font-size-complex="12pt"/>
    </style:style>
    <style:style style:name="T1" style:family="text">
      <style:text-properties fo:font-size="14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style:text-position="0% 100%" fo:font-size="13pt" style:font-size-asian="13pt" style:font-size-complex="13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999999" fo:font-size="10pt" style:font-size-asian="10pt" style:font-size-complex="10pt"/>
    </style:style>
    <style:style style:name="T6" style:family="text">
      <style:text-properties fo:color="#999999" fo:font-size="11pt" style:font-size-asian="11pt" style:font-size-complex="11pt"/>
    </style:style>
    <style:style style:name="T7" style:family="text">
      <style:text-properties fo:color="#666666" fo:font-size="13pt" style:font-size-asian="13pt" style:font-size-complex="13pt"/>
    </style:style>
    <style:style style:name="T8" style:family="text">
      <style:text-properties fo:color="#434343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2cm" svg:y1="7.9cm" svg:x2="10.7cm" svg:y2="11.5cm">
          <text:p/>
        </draw:line>
        <draw:line draw:style-name="gr1" draw:text-style-name="P1" draw:layer="layout" svg:x1="6.8cm" svg:y1="6cm" svg:x2="10.4cm" svg:y2="11.1cm">
          <text:p/>
        </draw:line>
        <draw:connector draw:style-name="gr2" draw:layer="layout" draw:line-skew="0cm 4.305cm" svg:x1="5.995cm" svg:y1="2.8cm" svg:x2="17.3cm" svg:y2="5.901cm" draw:start-shape="id1" draw:start-glue-point="0" draw:end-shape="id2" draw:end-glue-point="6" svg:d="M5995 2800v-517h10605v3618h700" svg:viewBox="0 0 11306 3619">
          <text:p/>
        </draw:connector>
        <draw:polygon draw:style-name="gr3" draw:text-style-name="P1" draw:layer="layout" svg:width="26.25cm" svg:height="15.481cm" svg:x="0cm" svg:y="0cm" svg:viewBox="0 0 26251 15482" draw:points="0,0 26251,0 26251,15482 0,15482">
          <text:p/>
        </draw:polygon>
        <draw:polygon draw:style-name="gr4" draw:text-style-name="P2" draw:layer="layout" svg:width="26.25cm" svg:height="15.481cm" svg:x="0cm" svg:y="0cm" svg:viewBox="0 0 26251 15482" draw:points="0,0 26251,0 26251,15482 0,15482">
          <text:p/>
        </draw:polygon>
        <draw:polygon draw:style-name="gr4" draw:text-style-name="P2" draw:layer="layout" svg:width="0cm" svg:height="3.056cm" svg:x="11.208cm" svg:y="9.31cm" svg:viewBox="0 0 0 3057" draw:points="0,0 0,3057">
          <text:p/>
        </draw:polygon>
        <draw:polygon draw:style-name="gr4" draw:text-style-name="P2" draw:layer="layout" svg:width="5.112cm" svg:height="8.363cm" svg:x="6.096cm" svg:y="4.005cm" svg:viewBox="0 0 5113 8364" draw:points="0,0 5113,8364">
          <text:p/>
        </draw:polygon>
        <draw:line draw:style-name="gr1" draw:text-style-name="P1" draw:layer="layout" svg:x1="6.8cm" svg:y1="3.5cm" svg:x2="11.2cm" svg:y2="11.1cm">
          <text:p/>
        </draw:line>
        <draw:polygon draw:style-name="gr4" draw:text-style-name="P2" draw:layer="layout" svg:width="5.112cm" svg:height="5.737cm" svg:x="6.096cm" svg:y="6.629cm" svg:viewBox="0 0 5113 5738" draw:points="0,0 5113,5738">
          <text:p/>
        </draw:polygon>
        <draw:polygon draw:style-name="gr4" draw:text-style-name="P2" draw:layer="layout" svg:width="5.166cm" svg:height="10.391cm" svg:x="20.828cm" svg:y="0.552cm" svg:viewBox="0 0 5167 10392" draw:points="0,0 5167,0 5167,10392 0,10392">
          <text:p/>
        </draw:polygon>
        <draw:polygon draw:style-name="gr5" draw:text-style-name="P1" draw:layer="layout" svg:width="4.394cm" svg:height="8.847cm" svg:x="21.6cm" svg:y="0.552cm" svg:viewBox="0 0 4395 8848" draw:points="0,0 4395,0 4395,8848 0,8848">
          <text:p/>
        </draw:polygon>
        <draw:path draw:style-name="gr6" draw:text-style-name="P3" draw:layer="layout" svg:width="2.522cm" svg:height="0.327cm" svg:x="23.169cm" svg:y="0.97cm" svg:viewBox="0 0 2523 328" svg:d="M0 221l40-4c2 16 6 29 13 39s17 18 31 25c15 6 31 9 49 9 16 0 30-2 42-7s22-11 28-19c6-9 9-18 9-28s-3-18-9-26c-6-7-15-14-28-19-9-3-28-8-57-15s-49-14-61-20c-15-7-26-17-34-29-7-12-11-25-11-40 0-16 5-31 13-44 10-14 23-25 40-32 18-7 37-11 59-11 23 0 43 4 61 12 18 7 32 18 42 33 9 15 15 31 15 50l-40 3c-2-20-9-35-22-45-12-11-30-16-55-16s-43 5-55 14-17 20-17 34c0 11 4 20 12 28 8 7 29 15 63 23 34 7 57 14 70 19 18 9 32 20 40 33 9 13 13 28 13 45s-4 32-14 47c-9 15-23 27-41 35-18 9-39 13-61 13-29 0-53-4-72-13-19-8-35-21-45-37-11-17-17-36-18-57zM297 207c0-42 12-73 35-94 20-17 44-25 72-25 32 0 57 10 77 31 20 20 30 49 30 85 0 30-4 53-13 70s-22 30-39 40c-17 9-35 14-55 14-32 0-58-11-78-31-19-21-29-51-29-90zM337 207c0 30 6 52 19 67 13 14 29 22 48 22s35-8 48-22c13-15 20-37 20-68 0-28-7-49-20-64s-29-22-48-22-35 7-48 21c-13 15-19 37-19 66zM562 322v-317h39v317zM814 322v-33c-18 26-43 39-73 39-13 0-26-3-38-8-12-6-20-12-26-20s-10-17-12-29c-2-7-2-19-2-36v-142h38v127c0 20 1 34 3 41 2 10 8 19 15 25 8 5 18 8 29 8 12 0 23-3 33-9 11-6 18-14 22-24 4-11 6-26 6-45v-123h39v229zM1000 288l5 34c-11 2-20 4-29 4-14 0-25-3-33-7-7-5-13-11-16-18s-5-23-5-46v-132h-28v-30h28v-57l39-23v80h39v30h-39v134c0 11 1 19 2 22s4 5 6 7c4 2 8 3 14 3 4 0 10-1 17-1zM1041 51v-46h39v46zM1041 322v-229h39v229zM1127 207c0-42 12-73 35-94 20-17 44-25 72-25 32 0 57 10 77 31 20 20 31 49 31 85 0 30-5 53-14 70s-21 30-38 40c-17 9-36 14-56 14-32 0-58-11-78-31-19-21-29-51-29-90zM1167 207c0 30 6 52 19 67 13 14 29 22 48 22s35-8 48-22c13-15 20-37 20-68 0-28-7-49-20-64s-29-22-48-22-35 7-48 21c-13 15-19 37-19 66zM1393 322v-229h35v33c17-26 41-38 73-38 14 0 26 2 38 7 11 5 20 12 26 20s10 17 12 29c1 7 2 19 2 37v141h-39v-139c0-16-1-28-5-36-2-7-8-14-16-18-7-5-16-8-26-8-17 0-31 6-43 16-12 11-18 30-18 60v125zM1856 322v-279h-104v-38h250v38h-104v279zM2047 51v-46h39v46zM2047 322v-229h39v229zM2304 248l40 5c-6 24-18 42-35 56-17 12-39 19-65 19-34 0-61-11-81-31-19-21-29-50-29-87 0-39 10-69 30-90 20-22 46-32 77-32s56 10 75 31c20 21 29 50 29 88 0 2 0 6 0 11h-170c1 25 8 44 21 58 13 13 29 20 48 20 14 0 26-4 36-11 10-8 18-20 24-37zM2177 186h128c-2-20-7-34-15-44-13-15-29-22-48-22-18 0-33 6-45 18-12 11-19 27-20 48zM2399 322v-229h35v35c9-17 17-27 24-32 8-6 16-8 25-8 13 0 26 4 40 12l-13 36c-10-6-19-8-29-8-8 0-16 2-23 8-7 5-11 12-14 21-4 14-7 29-7 45v120z">
          <text:p/>
        </draw:path>
        <draw:polygon draw:style-name="gr4" draw:text-style-name="P2" draw:layer="layout" svg:width="2.298cm" svg:height="10.391cm" svg:x="0.272cm" svg:y="0.552cm" svg:viewBox="0 0 2299 10392" draw:points="0,0 2299,0 2299,10392 0,10392">
          <text:p/>
        </draw:polygon>
        <draw:polygon draw:style-name="gr5" draw:text-style-name="P1" draw:layer="layout" svg:width="2.298cm" svg:height="8.847cm" svg:x="0.272cm" svg:y="0.552cm" svg:viewBox="0 0 2299 8848" draw:points="0,0 2299,0 2299,8848 0,8848">
          <text:p/>
        </draw:polygon>
        <draw:path draw:style-name="gr6" draw:text-style-name="P3" draw:layer="layout" svg:width="1.552cm" svg:height="0.321cm" svg:x="0.689cm" svg:y="0.976cm" svg:viewBox="0 0 1553 322" svg:d="M0 317v-317h109c25 0 43 2 56 5 18 4 34 12 47 23 16 13 29 31 37 53s13 48 13 76c0 24-3 45-9 64s-13 34-22 46c-8 12-18 22-29 29-10 7-23 12-37 16-15 3-32 5-51 5zM42 280h67c21 0 37-2 49-6s22-9 29-17c10-9 17-23 23-39 5-17 8-38 8-62 0-33-5-58-16-76s-24-30-40-36c-11-4-29-6-54-6h-66zM479 243l40 5c-6 24-18 42-36 55-17 13-38 19-65 19-33 0-60-10-80-30-19-21-29-50-29-88s10-68 30-90c20-21 46-32 77-32s56 11 75 32 29 50 29 88c0 2 0 6 0 10h-171c2 25 9 45 21 58 13 14 29 20 48 20 15 0 27-3 37-11s18-20 24-36zM351 180h128c-2-19-7-34-15-43-12-15-28-23-47-23-18 0-34 6-46 18s-18 28-20 48zM638 317l-88-229h41l49 137c5 15 10 30 15 46 4-12 8-26 14-43l51-140h40l-86 229zM800 45v-45h39v45zM800 317v-229h39v229zM1050 233l38 5c-4 26-14 47-32 62-17 15-38 22-63 22-31 0-57-10-76-30-19-21-28-50-28-89 0-25 4-46 12-65 8-18 21-32 37-42 17-9 35-14 55-14 25 0 45 7 61 20 16 12 26 30 30 53l-37 6c-4-16-10-27-19-35s-20-12-33-12c-20 0-36 7-48 22-12 13-18 36-18 66 0 31 6 54 17 68 12 14 27 20 47 20 15 0 27-4 38-13 10-10 16-24 19-44zM1284 243l40 5c-6 24-18 42-36 55-17 13-38 19-65 19-34 0-60-10-80-30-19-21-29-50-29-88s10-68 30-90c20-21 45-32 77-32 31 0 56 11 75 32s29 50 29 88c0 2 0 6 0 10h-171c2 25 9 45 21 58 13 14 29 20 48 20 15 0 27-3 37-11s18-20 24-36zM1156 180h128c-2-19-7-34-15-43-12-15-28-23-47-23s-34 6-46 18-18 28-20 48zM1363 248l39-5c2 15 8 27 18 35s23 12 41 12 31-3 39-10c9-8 14-16 14-26 0-9-4-16-12-21-5-4-19-8-40-13-28-7-48-14-59-19s-19-13-25-22c-5-9-8-19-8-31 0-10 2-19 7-28 4-9 11-16 19-22 6-4 14-8 24-11 11-3 22-5 34-5 18 0 33 3 47 8s24 12 30 21c7 9 11 21 14 36l-38 5c-2-12-7-21-15-28-8-6-20-10-35-10-18 0-31 3-38 9-8 6-12 13-12 21 0 5 2 10 5 13 3 5 8 8 15 11 3 2 15 5 34 10 28 7 47 13 57 18 11 4 20 11 26 21 6 8 9 19 9 32 0 14-4 26-11 37-8 12-19 20-33 27-14 6-30 9-48 9-30 0-52-6-68-18-15-13-25-31-30-56z">
          <text:p/>
        </draw:path>
        <draw:polygon draw:style-name="gr4" draw:text-style-name="P2" draw:layer="layout" svg:width="11.016cm" svg:height="10.391cm" svg:x="3.12cm" svg:y="0.598cm" svg:viewBox="0 0 11017 10392" draw:points="0,0 11017,0 11017,10392 0,10392">
          <text:p/>
        </draw:polygon>
        <draw:polygon draw:style-name="gr5" draw:text-style-name="P1" draw:layer="layout" svg:width="12.579cm" svg:height="8.801cm" svg:x="3.12cm" svg:y="0.598cm" svg:viewBox="0 0 12580 8802" draw:points="0,0 12580,0 12580,8802 0,8802">
          <text:p/>
        </draw:polygon>
        <draw:path draw:style-name="gr6" draw:text-style-name="P3" draw:layer="layout" svg:width="2.857cm" svg:height="0.321cm" svg:x="12.548cm" svg:y="1.022cm" svg:viewBox="0 0 2858 322" svg:d="M0 317v-317h41v130h165v-130h42v317h-42v-149h-165v149zM306 202c0-42 12-74 35-94 20-17 44-26 72-26 32 0 57 11 77 31 20 21 30 49 30 86 0 29-4 53-13 70s-22 30-39 40c-17 9-35 13-55 13-32 0-58-10-78-30-19-21-29-51-29-90zM346 202c0 30 6 52 19 67 13 14 29 21 48 21s35-7 48-21c13-15 20-38 20-68 0-28-7-50-20-64-13-15-29-23-48-23s-35 8-48 22c-13 15-19 37-19 66zM572 317v-229h35v32c17-25 41-38 73-38 14 0 26 3 37 8 12 5 21 11 26 20 6 7 11 17 13 28 1 7 2 20 2 38v141h-39v-139c0-16-2-28-5-36s-8-14-16-19c-7-5-16-7-26-7-17 0-31 5-43 16-12 10-18 30-18 60v125zM809 202c0-42 12-74 35-94 20-17 44-26 73-26 31 0 57 11 77 31 20 21 30 49 30 86 0 29-5 53-14 70-8 17-21 30-38 40-17 9-36 13-55 13-33 0-59-10-78-30-20-21-30-51-30-90zM849 202c0 30 7 52 19 67 13 14 29 21 49 21 19 0 35-7 47-21 13-15 20-38 20-68 0-28-7-50-20-64-12-15-28-23-47-23-20 0-36 8-49 22-12 15-19 37-19 66zM1213 317v-317h42v317zM1327 317v-229h35v32c16-25 41-38 73-38 13 0 26 3 37 8 12 5 21 11 26 20 6 7 10 17 12 28 2 7 3 20 3 38v141h-39v-139c0-16-2-28-5-36s-8-14-16-19c-7-5-16-7-26-7-17 0-31 5-43 16-12 10-18 30-18 60v125zM1563 248l38-5c2 15 8 27 18 35s24 12 42 12c17 0 31-3 39-10 9-8 13-16 13-26 0-9-4-16-11-21-6-4-19-8-40-13-28-7-48-14-59-19s-19-13-25-22-8-19-8-31c0-10 2-19 6-28 5-9 11-16 20-22 6-4 14-8 24-11 11-3 22-5 34-5 18 0 33 3 47 8 13 5 23 12 30 21 6 9 11 21 14 36l-39 5c-1-12-6-21-14-28-9-6-20-10-35-10-18 0-31 3-39 9-7 6-11 13-11 21 0 5 1 10 4 13 4 5 9 8 15 11 4 2 16 5 35 10 27 7 46 13 57 18 11 4 19 11 26 21 6 8 9 19 9 32 0 14-4 26-12 37-7 12-18 20-32 27-14 6-30 9-48 9-30 0-53-6-68-18-16-13-26-31-30-56zM1890 282l5 35c-11 2-21 3-29 3-14 0-25-2-33-7-8-4-13-10-17-17-3-8-4-23-4-46v-132h-28v-30h28v-57l38-24v81h40v30h-40v134c0 11 1 18 3 21 1 4 3 6 6 8s7 3 13 3c5 0 11-1 18-2zM2080 289c-15 12-28 21-42 26-13 5-27 7-42 7-26 0-45-6-59-18-13-13-20-28-20-48 0-11 3-21 8-30s12-17 20-23c8-5 18-10 28-13 7-1 19-3 34-5 32-4 55-8 69-14 1-5 1-8 1-10 0-16-4-27-11-33-10-9-25-14-44-14s-32 4-41 10-15 18-19 34l-38-5c3-16 9-29 17-39s19-18 34-24c15-5 33-8 52-8 20 0 36 3 48 7 12 5 21 11 27 18s10 15 12 26c1 7 2 19 2 36v52c0 36 1 59 2 68 2 10 5 19 10 28h-40c-4-8-7-18-8-28zM2076 202c-14 6-35 11-63 15-16 2-27 5-34 7-6 3-12 8-15 13-4 6-5 12-5 18 0 11 4 19 11 26 8 7 20 11 35 11s28-4 40-10c11-7 20-16 26-27 3-9 5-22 5-39zM2182 317v-229h35v32c17-25 41-38 73-38 14 0 26 3 38 8 11 5 20 11 26 20 6 7 10 17 12 28 1 7 2 20 2 38v141h-39v-139c0-16-1-28-5-36-2-8-8-14-16-19-7-5-16-7-26-7-17 0-31 5-43 16-12 10-18 30-18 60v125zM2583 233l38 5c-4 26-14 47-32 62-17 15-38 22-63 22-31 0-57-10-76-30-18-21-28-50-28-89 0-25 4-46 12-65 8-18 21-32 37-42 17-9 35-14 55-14 25 0 45 7 61 20 16 12 26 30 30 53l-37 6c-4-16-10-27-19-35s-20-12-33-12c-20 0-36 7-48 22-12 13-18 36-18 66 0 31 6 54 17 68 12 14 28 20 47 20 15 0 28-4 38-13 10-10 16-24 19-44zM2817 243l40 5c-6 24-18 42-36 55-17 13-38 19-65 19-33 0-60-10-80-30-19-21-29-50-29-88s10-68 30-90c20-21 46-32 77-32s56 11 75 32 29 50 29 88c0 2 0 6 0 10h-171c2 25 9 45 21 58 13 14 29 20 48 20 15 0 27-3 37-11s18-20 24-36zM2689 180h128c-2-19-7-34-15-43-12-15-28-23-47-23s-34 6-46 18-18 28-20 48z">
          <text:p/>
        </draw:path>
        <draw:path draw:style-name="gr7" draw:text-style-name="P4" xml:id="id10" draw:id="id10" draw:layer="layout" svg:width="0.881cm" svg:height="0.881cm" svg:x="1cm" svg:y="3.118cm" svg:viewBox="0 0 882 882" svg:d="M0 441c0-244 197-441 441-441 117 0 229 46 312 129 82 83 129 195 129 312 0 243-198 441-441 441-244 0-441-198-441-441z">
          <text:p/>
        </draw:path>
        <draw:polygon draw:style-name="gr4" draw:text-style-name="P2" draw:layer="layout" svg:width="5.596cm" svg:height="10.391cm" svg:x="14.685cm" svg:y="0.572cm" svg:viewBox="0 0 5597 10392" draw:points="0,0 5597,0 5597,10392 0,10392">
          <text:p/>
        </draw:polygon>
        <draw:polygon draw:style-name="gr5" draw:text-style-name="P1" draw:layer="layout" svg:width="4.699cm" svg:height="8.827cm" svg:x="16.3cm" svg:y="0.572cm" svg:viewBox="0 0 4700 8828" draw:points="0,0 4700,0 4700,8828 0,8828">
          <text:p/>
        </draw:polygon>
        <draw:path draw:style-name="gr6" draw:text-style-name="P3" draw:layer="layout" svg:width="3.11cm" svg:height="0.346cm" svg:x="17.559cm" svg:y="0.991cm" svg:viewBox="0 0 3111 347" svg:d="M0 322l121-317h45l129 317h-47l-37-95h-132l-35 95zM91 192h107l-33-88c-10-26-17-48-22-65-4 20-10 40-17 60zM335 322v-317h63l75 225c7 21 12 36 15 47 4-12 9-29 16-51l76-221h57v317h-41v-265l-92 265h-37l-91-269v269zM953 288c19 14 37 23 54 30l-13 29c-23-8-45-21-68-39-23 13-49 20-78 20-28 0-54-7-77-21s-41-33-54-58c-12-25-19-54-19-85s7-60 19-85c13-26 31-46 54-59s50-20 79-20 55 7 78 21c24 14 42 33 54 58s18 53 18 85c0 26-4 49-11 70-8 21-20 39-36 54zM861 235c24 7 44 17 60 30 24-22 36-56 36-101 0-26-4-49-13-68s-21-34-38-44c-17-11-36-16-56-16-32 0-57 11-78 32-20 21-31 53-31 96 0 41 10 73 31 95 20 22 46 33 78 33 15 0 29-3 42-9-13-8-27-14-41-18zM1065 322v-317h120c20 0 36 1 47 4 16 2 29 7 40 14 10 7 19 18 25 31s10 27 10 43c0 27-9 50-26 69-17 18-48 28-93 28h-81v128zM1107 156h82c27 0 46-5 57-15 12-10 18-24 18-43 0-13-4-24-10-33-7-10-16-16-27-19-7-2-20-3-39-3h-81zM1492 322v-317h43l166 249v-249h41v317h-43l-166-249v249zM1971 248l41 5c-7 24-19 42-36 55s-39 20-65 20c-34 0-61-11-80-31-20-21-30-50-30-87 0-39 10-69 30-90 20-22 46-32 78-32 30 0 55 10 74 31 20 21 30 50 30 88 0 2 0 6 0 11h-171c1 25 8 44 21 57 13 14 29 21 48 21 14 0 26-4 36-11 11-8 19-20 24-37zM1844 186h128c-2-20-7-34-15-44-12-15-28-22-48-22-18 0-33 6-45 18-12 11-19 27-20 48zM2151 288l6 34c-11 2-21 3-30 3-14 0-25-2-33-6-7-5-13-11-16-18s-5-23-5-46v-132h-28v-30h28v-57l39-23v80h39v30h-39v134c0 11 1 18 2 22 2 3 4 5 6 7 4 2 8 3 14 3 4 0 10-1 17-1zM2234 322l-70-229h40l37 132 13 49c1-2 5-18 12-47l36-134h40l35 133 11 44 13-45 39-132h38l-72 229h-39l-37-137-9-39-46 176zM2505 207c0-42 11-74 35-94 19-17 43-25 72-25 31 0 57 10 77 31 20 20 30 49 30 85 0 30-5 53-13 70-9 17-22 30-39 40-17 9-35 14-55 14-32 0-58-11-78-31-20-21-29-51-29-90zM2544 207c0 30 7 52 19 67 13 14 29 22 49 22 19 0 35-8 47-22 14-15 20-38 20-68 0-28-6-49-20-64-12-15-28-22-47-22-20 0-36 7-49 21-12 15-19 37-19 66zM2770 322v-229h35v35c9-17 17-27 24-32 8-6 17-8 25-8 13 0 27 4 40 12l-13 36c-10-6-19-8-28-8s-17 2-24 8c-6 5-11 12-14 21-4 14-6 29-6 45v120zM2921 322v-317h39v181l92-93h50l-87 85 96 144h-48l-75-117-28 26v91z">
          <text:p/>
        </draw:path>
        <draw:polygon draw:style-name="gr4" draw:text-style-name="P2" draw:layer="layout" svg:width="11.016cm" svg:height="3.973cm" svg:x="3.123cm" svg:y="9.94cm" svg:viewBox="0 0 11017 3974" draw:points="0,0 11017,0 11017,3974 0,3974">
          <text:p/>
        </draw:polygon>
        <draw:polygon draw:style-name="gr5" draw:text-style-name="P1" draw:layer="layout" svg:width="11.016cm" svg:height="3.973cm" svg:x="3.123cm" svg:y="9.94cm" svg:viewBox="0 0 11017 3974" draw:points="0,0 11017,0 11017,3974 0,3974">
          <text:p/>
        </draw:polygon>
        <draw:path draw:style-name="gr6" draw:text-style-name="P3" draw:layer="layout" svg:width="4.845cm" svg:height="0.414cm" svg:x="8.964cm" svg:y="13.178cm" svg:viewBox="0 0 4846 415" svg:d="M0 322v-317h63l74 225c7 21 13 36 16 46 3-11 9-28 16-50l76-221h56v317h-40v-265l-92 265h-37l-92-269v269zM359 207c0-42 12-74 35-94 20-17 44-25 72-25 31 0 57 10 77 31 20 20 30 49 30 85 0 30-4 53-13 70s-22 30-39 40c-17 9-35 13-55 13-32 0-58-10-78-30-19-21-29-51-29-90zM399 207c0 30 6 52 19 67 12 14 29 22 48 22s35-8 48-22c13-15 19-38 19-68 0-28-6-50-19-64-13-15-29-22-48-22s-36 7-48 21c-13 15-19 37-19 66zM625 322v-229h35v32c16-25 41-37 72-37 14 0 27 2 38 7 12 5 20 12 26 20s10 17 12 29c2 7 2 19 2 37v141h-38v-139c0-16-2-28-5-36s-8-14-16-18c-7-5-16-8-26-8-17 0-31 6-43 16s-18 30-18 60v125zM876 51v-46h39v46zM876 322v-229h39v229zM1062 288l5 34c-11 2-21 3-29 3-14 0-25-2-33-7-8-4-13-10-16-17-4-8-5-23-5-46v-132h-28v-30h28v-57l39-23v80h39v30h-39v134c0 11 0 18 2 22 1 3 3 5 6 7s8 3 13 3 11-1 18-1zM1088 207c0-42 12-74 35-94 20-17 44-25 72-25 32 0 58 10 77 31 21 20 31 49 31 85 0 30-5 53-14 70-8 17-21 30-38 40-17 9-36 13-56 13-32 0-58-10-77-30-20-21-30-51-30-90zM1128 207c0 30 6 52 19 67 13 14 29 22 48 22 20 0 35-8 48-22 13-15 20-38 20-68 0-28-7-50-20-64-13-15-28-22-48-22-19 0-35 7-48 21-13 15-19 37-19 66zM1354 322v-229h35v35c9-17 17-27 24-32 8-6 16-8 25-8 13 0 26 4 40 12l-13 36c-10-6-19-8-29-8-8 0-16 2-23 8-7 5-11 12-14 21-4 14-7 29-7 45v120zM1505 51v-46h39v46zM1505 322v-229h39v229zM1605 322v-229h35v32c17-25 41-37 73-37 14 0 26 2 38 7 11 5 20 12 26 20s10 17 12 29c1 7 2 19 2 37v141h-39v-139c0-16-1-28-4-36s-9-14-16-18c-8-5-17-8-27-8-16 0-31 6-43 16s-18 30-18 60v125zM1850 341l38 6c1 11 6 20 13 25 9 8 23 11 39 11 18 0 32-3 42-11 10-7 16-17 19-30 2-8 4-24 4-50-17 20-39 30-64 30-32 0-56-11-73-34s-26-50-26-82c0-22 4-42 12-60 8-19 20-33 34-43 15-10 33-15 53-15 27 0 50 11 67 33v-28h36v198c0 36-4 61-11 76s-19 26-35 35c-15 9-35 13-58 13-27 0-49-6-66-18s-25-31-24-56zM1882 204c0 29 6 51 18 65s27 21 45 21 33-7 45-20c12-14 18-36 18-65 0-28-6-49-19-64-12-14-27-21-45-21-17 0-32 7-44 21s-18 35-18 63zM2247 322v-317h41v317zM2360 322v-229h35v32c17-25 41-37 73-37 14 0 26 2 37 7 12 5 21 12 26 20 6 8 11 17 13 29 1 7 2 19 2 37v141h-39v-139c0-16-2-28-5-36s-8-14-16-18c-7-5-16-8-26-8-17 0-31 6-43 16s-18 30-18 60v125zM2621 322v-199h-34v-30h34v-24c0-16 1-28 4-35 4-10 10-18 20-24 9-7 22-10 39-10 11 0 23 1 36 4l-5 34c-8-2-16-2-23-2-12 0-20 2-25 8-5 5-7 14-7 28v21h44v30h-44v199zM2737 322v-229h35v35c9-17 17-27 24-32 8-6 16-8 25-8 13 0 27 4 40 12l-13 36c-10-6-19-8-28-8s-17 2-24 8c-6 5-11 12-14 21-4 14-6 29-6 45v120zM3037 294c-14 12-28 21-41 26s-27 7-43 7c-25 0-45-6-58-18-13-13-20-28-20-47 0-11 2-22 7-31 6-9 12-17 20-23 9-5 18-10 29-12 7-2 18-4 34-6 31-4 54-8 69-14 0-5 1-8 1-10 0-16-4-27-12-33-10-9-24-13-44-13-18 0-32 3-40 9-9 7-15 18-20 34l-37-5c3-16 8-29 16-39s20-18 35-23c15-6 32-8 52-8 19 0 35 2 47 7 13 4 22 10 27 17 6 7 10 16 13 26 1 7 1 19 1 36v52c0 36 1 59 3 68 2 10 5 19 9 28h-40c-4-8-6-17-8-28zM3034 207c-14 6-35 11-63 15-16 2-27 5-34 8-7 2-12 7-15 12-4 6-6 12-6 18 0 11 4 19 12 27 8 6 19 10 34 10s29-4 40-10c12-7 21-16 26-27 4-9 6-21 6-39zM3124 254l39-6c2 15 8 27 18 35s23 13 41 13 31-4 39-11c9-8 13-16 13-26 0-9-3-16-11-21-5-3-19-8-40-13-28-7-48-13-59-19-11-5-19-12-25-22-5-9-8-19-8-30s2-20 7-29c4-8 11-16 19-21 6-5 14-9 24-12 11-3 22-4 34-4 18 0 33 2 47 8 14 5 24 12 30 20 7 9 11 21 14 36l-38 5c-2-12-7-21-15-27-8-7-20-10-35-10-18 0-31 3-38 9-8 5-12 12-12 20 0 5 1 10 5 14 3 4 8 7 14 10 4 2 16 5 35 10 28 7 47 13 57 18 11 5 20 11 26 21 6 9 9 20 9 33s-4 25-11 36c-8 12-19 21-33 27s-30 9-48 9c-30 0-52-6-68-18-15-13-25-31-30-55zM3451 288l5 34c-11 2-21 3-29 3-14 0-25-2-33-7-8-4-13-10-16-17-4-8-5-23-5-46v-132h-28v-30h28v-57l39-23v80h39v30h-39v134c0 11 0 18 2 22 1 3 3 5 6 7s8 3 13 3 11-1 18-1zM3491 322v-229h35v35c9-17 17-27 25-32 7-6 16-8 24-8 14 0 27 4 40 12l-13 36c-10-6-19-8-28-8s-16 2-23 8c-7 5-12 12-15 21-4 14-6 29-6 45v120zM3792 322v-33c-18 26-42 38-72 38-14 0-26-2-38-8-12-5-21-11-26-19-6-8-10-18-12-29-2-7-3-19-3-36v-142h39v127c0 20 1 34 3 41 2 10 7 18 15 24s18 9 29 9c12 0 23-3 33-9s18-14 22-25c4-10 6-25 6-44v-123h39v229zM4043 238l38 5c-4 27-14 47-32 62-17 15-38 22-63 22-31 0-56-10-76-30-18-21-28-50-28-89 0-24 4-46 13-64 8-19 20-33 37-42 16-10 34-14 54-14 25 0 45 6 61 19 16 12 26 30 31 53l-38 6c-4-15-10-27-19-35-9-7-20-11-33-11-20 0-35 7-48 21-12 14-18 36-18 66 0 31 6 54 18 68 11 14 27 21 46 21 15 0 28-5 38-14 10-10 17-24 19-44zM4205 288l5 34c-11 2-20 3-29 3-14 0-25-2-33-7-7-4-13-10-16-17-3-8-5-23-5-46v-132h-28v-30h28v-57l39-23v80h39v30h-39v134c0 11 1 18 2 22 1 3 3 5 6 7s8 3 14 3c4 0 10-1 17-1zM4396 322v-33c-18 26-42 38-73 38-13 0-26-2-38-8-12-5-20-11-26-19-5-8-9-18-11-29-2-7-3-19-3-36v-142h39v127c0 20 0 34 2 41 3 10 8 18 16 24 7 6 17 9 29 9 11 0 22-3 33-9 10-6 17-14 21-25 5-10 7-25 7-44v-123h38v229zM4497 322v-229h35v35c9-17 17-27 24-32 8-6 17-8 25-8 13 0 27 4 40 12l-13 36c-10-6-19-8-28-8s-17 2-24 8c-6 5-11 12-14 21-4 14-6 29-6 45v120zM4805 248l40 5c-6 24-18 42-36 55-17 13-38 19-65 19-33 0-60-10-80-30-19-21-29-50-29-88s10-68 30-89c20-22 46-32 77-32s56 10 75 31 29 50 29 88c0 2 0 6 0 10h-171c2 26 9 45 21 58 13 14 29 21 48 21 15 0 27-4 37-12 10-7 18-19 24-36zM4677 186h128c-2-20-7-34-15-44-12-15-28-22-47-22-18 0-33 6-45 18-12 11-19 27-21 48z">
          <text:p/>
        </draw:path>
        <draw:polygon draw:style-name="gr8" draw:text-style-name="P6" draw:layer="layout" svg:width="3.172cm" svg:height="1.832cm" svg:x="4.518cm" svg:y="10.767cm" svg:viewBox="0 0 3173 1833" draw:points="0,0 3173,0 3173,1833 0,1833">
          <text:p text:style-name="P5"><text:span text:style-name="T1">Grafana</text:span></text:p>
        </draw:polygon>
        <draw:polygon draw:style-name="gr4" draw:text-style-name="P2" draw:layer="layout" svg:width="1.94cm" svg:height="5.305cm" svg:x="7.682cm" svg:y="1.065cm" svg:viewBox="0 0 1941 5306" draw:points="0,0 1941,5306">
          <text:p/>
        </draw:polygon>
        <draw:polygon draw:style-name="gr4" draw:text-style-name="P2" draw:layer="layout" svg:width="1.94cm" svg:height="2.68cm" svg:x="7.659cm" svg:y="3.7cm" svg:viewBox="0 0 1941 2681" draw:points="0,0 1941,2681">
          <text:p/>
        </draw:polygon>
        <draw:polygon draw:style-name="gr4" draw:text-style-name="P2" draw:layer="layout" svg:width="3.085cm" svg:height="0.005cm" svg:x="12.794cm" svg:y="6.87cm" svg:viewBox="0 0 3086 6" draw:points="0,0 3086,6">
          <text:p/>
        </draw:polygon>
        <draw:polygon draw:style-name="gr4" draw:text-style-name="P2" draw:layer="layout" svg:width="2.822cm" svg:height="3.801cm" svg:x="19.05cm" svg:y="3.074cm" svg:viewBox="0 0 2823 3802" draw:points="0,3802 2823,0">
          <text:p/>
        </draw:polygon>
        <draw:polygon draw:style-name="gr4" draw:text-style-name="P2" draw:layer="layout" svg:width="2.822cm" svg:height="0.021cm" svg:x="19.051cm" svg:y="6.855cm" svg:viewBox="0 0 2823 22" draw:points="2823,0 0,22">
          <text:p/>
        </draw:polygon>
        <draw:polygon draw:style-name="gr4" draw:text-style-name="P2" draw:layer="layout" svg:width="0cm" svg:height="1.973cm" svg:x="17.464cm" svg:y="3.962cm" svg:viewBox="0 0 0 1974" draw:points="0,1974 0,0">
          <text:p/>
        </draw:polygon>
        <draw:polygon draw:style-name="gr4" draw:text-style-name="P2" draw:layer="layout" svg:width="1.932cm" svg:height="0cm" svg:x="7.69cm" svg:y="11.706cm" svg:viewBox="0 0 1933 0" draw:points="0,0 1933,0">
          <text:p/>
        </draw:polygon>
        <draw:line draw:style-name="gr9" draw:text-style-name="P1" draw:layer="layout" svg:x1="7.69cm" svg:y1="11.706cm" svg:x2="9.623cm" svg:y2="11.706cm">
          <text:p/>
        </draw:line>
        <draw:polygon draw:style-name="gr4" draw:text-style-name="P2" draw:layer="layout" svg:width="1.953cm" svg:height="0.881cm" svg:x="7.926cm" svg:y="10.967cm" svg:viewBox="0 0 1954 882" draw:points="0,0 1954,0 1954,882 0,882">
          <text:p/>
        </draw:polygon>
        <draw:path draw:style-name="gr10" draw:text-style-name="P7" draw:layer="layout" svg:width="0.906cm" svg:height="0.267cm" svg:x="8.261cm" svg:y="11.353cm" svg:viewBox="0 0 907 268" svg:d="M0 268v-268h36v110h139v-110h35v268h-35v-126h-139v126zM329 268v-236h-88v-32h212v32h-89v236zM550 268v-236h-88v-32h212v32h-89v236zM703 268v-268h101c18 0 31 1 40 3 14 2 25 6 33 12 9 6 16 15 22 26 5 11 8 23 8 37 0 22-7 42-22 58-14 15-40 23-78 23h-69v109zM738 128h69c23 0 40-5 49-13 10-9 15-21 15-36 0-12-3-21-9-29s-13-13-22-16c-6-1-17-2-33-2h-69z">
          <text:p/>
        </draw:path>
        <draw:polygon draw:style-name="gr4" draw:text-style-name="P2" draw:layer="layout" svg:width="2.375cm" svg:height="0.881cm" svg:x="10.953cm" svg:y="9.723cm" svg:viewBox="0 0 2376 882" draw:points="0,0 2376,0 2376,882 0,882">
          <text:p/>
        </draw:polygon>
        <draw:polygon draw:style-name="gr4" draw:text-style-name="P2" draw:layer="layout" svg:width="1.94cm" svg:height="2.592cm" svg:x="7.682cm" svg:y="1.098cm" svg:viewBox="0 0 1941 2593" draw:points="0,2593 1941,0">
          <text:p/>
        </draw:polygon>
        <draw:polygon draw:style-name="gr4" draw:text-style-name="P2" draw:layer="layout" svg:width="0cm" svg:height="0.718cm" svg:x="11.208cm" svg:y="2.037cm" svg:viewBox="0 0 0 719" draw:points="0,0 0,719">
          <text:p/>
        </draw:polygon>
        <draw:polygon draw:style-name="gr4" draw:text-style-name="P2" draw:layer="layout" svg:width="0cm" svg:height="0.794cm" svg:x="11.208cm" svg:y="4.635cm" svg:viewBox="0 0 0 795" draw:points="0,795 0,0">
          <text:p/>
        </draw:polygon>
        <draw:polygon draw:style-name="gr4" draw:text-style-name="P2" draw:layer="layout" svg:width="0.991cm" svg:height="0cm" svg:x="14.985cm" svg:y="10.379cm" svg:viewBox="0 0 992 0" draw:points="0,0 992,0">
          <text:p/>
        </draw:polygon>
        <draw:line draw:style-name="gr11" draw:text-style-name="P1" draw:layer="layout" svg:x1="14.985cm" svg:y1="10.379cm" svg:x2="15.977cm" svg:y2="10.379cm">
          <text:p/>
        </draw:line>
        <draw:polygon draw:style-name="gr4" draw:text-style-name="P2" draw:layer="layout" svg:width="2.822cm" svg:height="0.881cm" svg:x="16.015cm" svg:y="9.868cm" svg:viewBox="0 0 2823 882" draw:points="0,0 2823,0 2823,882 0,882">
          <text:p/>
        </draw:polygon>
        <draw:path draw:style-name="gr12" draw:text-style-name="P8" draw:layer="layout" svg:width="1.658cm" svg:height="0.293cm" svg:x="16.32cm" svg:y="10.249cm" svg:viewBox="0 0 1659 294" svg:d="M0 273l103-268h38l109 268h-40l-31-81h-112l-29 81zM77 163h91l-28-75c-8-22-15-40-19-55-4 17-8 34-14 51zM269 273v-268h54l63 190c6 17 10 31 13 39 3-9 8-24 14-42l64-187h48v268h-34v-225l-78 225h-32l-77-228v228zM775 244c16 12 32 20 45 25l-10 25c-19-7-38-18-58-33-19 11-41 17-65 17s-46-6-66-18-35-28-46-49c-10-22-16-46-16-72 0-27 6-51 16-72 11-22 26-39 46-50s42-17 67-17c24 0 46 6 66 18 20 11 35 28 45 49 11 21 16 45 16 72 0 22-3 42-10 59-7 18-17 33-30 46zM697 199c20 6 37 14 51 26 20-20 30-48 30-86 0-22-3-41-11-57-7-16-17-29-32-38-14-9-30-13-47-13-27 0-49 9-66 27s-26 45-26 81c0 35 8 61 25 80 18 19 40 28 67 28 12 0 24-2 35-7-11-7-22-12-35-15zM854 273v-268h100c18 0 32 1 41 2 13 3 24 7 33 13s16 15 21 26c6 11 9 23 9 36 0 23-7 43-22 58-14 16-41 24-78 24h-69v109zM889 132h69c23 0 39-4 49-12 9-9 14-21 14-36 0-12-3-21-8-29-6-8-13-14-23-16-6-2-17-2-32-2h-69zM1306 273h-33v-210c-8 8-18 15-31 23s-24 13-34 17v-32c18-9 34-19 47-31 14-13 24-25 30-36h21zM1402 273v-37h37v37zM1484 140c0-31 3-56 10-76 6-19 16-34 29-44 13-11 29-16 49-16 14 0 26 3 37 9 11 5 20 14 27 25 7 10 12 24 16 40 4 15 7 36 7 62 0 32-4 58-11 77-6 19-15 34-28 45-13 10-29 16-48 16-26 0-47-10-62-28-17-23-26-59-26-110zM1518 140c0 45 5 74 15 89 11 14 23 22 39 22 14 0 27-8 37-22 10-15 16-45 16-89s-6-73-16-87c-10-15-23-22-38-22s-27 6-36 19c-11 16-17 46-17 90z">
          <text:p/>
        </draw:path>
        <draw:polygon draw:style-name="gr13" draw:text-style-name="P9" xml:id="id1" draw:id="id1" draw:layer="layout" svg:width="2.589cm" svg:height="1.499cm" svg:x="4.7cm" svg:y="2.8cm" svg:viewBox="0 0 2590 1500" draw:points="0,0 2590,0 2590,1500 0,1500">
          <draw:glue-point draw:id="4" svg:x="2.849cm" svg:y="4.973cm"/>
          <draw:glue-point draw:id="5" svg:x="5.038cm" svg:y="2.446cm"/>
          <text:p text:style-name="P5"><text:span text:style-name="T2">HTTP</text:span></text:p>
          <text:p text:style-name="P5"><text:span text:style-name="T2">Adapter</text:span></text:p>
        </draw:polygon>
        <draw:polygon draw:style-name="gr13" draw:text-style-name="P9" xml:id="id3" draw:id="id3" draw:layer="layout" svg:width="2.589cm" svg:height="1.529cm" svg:x="4.7cm" svg:y="4.97cm" svg:viewBox="0 0 2590 1530" draw:points="0,0 2590,0 2590,1530 0,1530">
          <draw:glue-point draw:id="4" svg:x="5.038cm" svg:y="3.692cm"/>
          <draw:glue-point draw:id="5" svg:x="5.038cm" svg:y="-2.843cm"/>
          <draw:glue-point draw:id="6" svg:x="5.038cm" svg:y="1.078cm"/>
          <text:p text:style-name="P5"><text:span text:style-name="T2">MQTT</text:span></text:p>
          <text:p text:style-name="P5"><text:span text:style-name="T2">Adapter</text:span></text:p>
        </draw:polygon>
        <draw:polygon draw:style-name="gr8" draw:text-style-name="P10" xml:id="id2" draw:id="id2" draw:layer="layout" svg:width="3.169cm" svg:height="1.939cm" svg:x="17.3cm" svg:y="5.6cm" svg:viewBox="0 0 3170 1940" draw:points="0,0 3170,0 3170,1940 0,1940">
          <draw:glue-point draw:id="4" svg:x="-2.726cm" svg:y="-5.09cm"/>
          <draw:glue-point draw:id="5" svg:x="-5cm" svg:y="-0.876cm"/>
          <draw:glue-point draw:id="6" svg:x="-5cm" svg:y="-3.453cm"/>
          <draw:glue-point draw:id="7" svg:x="-5cm" svg:y="3.762cm"/>
          <draw:glue-point draw:id="8" svg:x="5.053cm" svg:y="2.731cm"/>
          <draw:glue-point draw:id="9" svg:x="5.053cm" svg:y="-2.422cm"/>
          <draw:glue-point draw:id="10" svg:x="-5cm" svg:y="1.185cm"/>
          <text:p text:style-name="P5"><text:span text:style-name="T3">Dispatch</text:span></text:p>
          <text:p text:style-name="P5"><text:span text:style-name="T3">Router</text:span></text:p>
        </draw:polygon>
        <draw:polygon draw:style-name="gr8" draw:text-style-name="P11" xml:id="id5" draw:id="id5" draw:layer="layout" svg:width="3.172cm" svg:height="1.879cm" svg:x="17.3cm" svg:y="2.72cm" svg:viewBox="0 0 3173 1880" draw:points="0,0 3173,0 3173,1880 0,1880">
          <text:p text:style-name="P5"><text:span text:style-name="T4">Artemis</text:span></text:p>
        </draw:polygon>
        <draw:polygon draw:style-name="gr8" draw:text-style-name="P12" xml:id="id6" draw:id="id6" draw:layer="layout" svg:width="3.172cm" svg:height="1.879cm" svg:x="22.3cm" svg:y="2.7cm" svg:viewBox="0 0 3173 1880" draw:points="0,0 3173,0 3173,1880 0,1880">
          <text:p text:style-name="P5"><text:span text:style-name="T2">Application</text:span></text:p>
          <text:p text:style-name="P5"><text:span text:style-name="T2">One</text:span></text:p>
        </draw:polygon>
        <draw:polygon draw:style-name="gr8" draw:text-style-name="P12" xml:id="id7" draw:id="id7" draw:layer="layout" svg:width="3.179cm" svg:height="1.939cm" svg:x="22.3cm" svg:y="5.6cm" svg:viewBox="0 0 3180 1940" draw:points="0,0 3180,0 3180,1940 0,1940">
          <text:p text:style-name="P5"><text:span text:style-name="T2">Application</text:span></text:p>
          <text:p text:style-name="P5"><text:span text:style-name="T2">Two</text:span></text:p>
        </draw:polygon>
        <draw:connector draw:style-name="gr14" draw:text-style-name="P5" draw:layer="layout" svg:x1="7.29cm" svg:y1="5.301cm" svg:x2="9.501cm" svg:y2="4.699cm" draw:start-shape="id3" draw:start-glue-point="5" draw:end-shape="id4" draw:end-glue-point="5" svg:d="M7290 5301h2211v-602" svg:viewBox="0 0 2212 603">
          <text:p/>
        </draw:connector>
        <draw:polygon draw:style-name="gr4" draw:text-style-name="P2" draw:layer="layout" svg:width="1.94cm" svg:height="5.299cm" svg:x="7.682cm" svg:y="1.097cm" svg:viewBox="0 0 1941 5300" draw:points="0,5300 1941,0">
          <text:p/>
        </draw:polygon>
        <draw:polygon draw:style-name="gr4" draw:text-style-name="P2" draw:layer="layout" svg:width="1.94cm" svg:height="0.056cm" svg:x="7.682cm" svg:y="6.315cm" svg:viewBox="0 0 1941 57" draw:points="0,0 1941,57">
          <text:p/>
        </draw:polygon>
        <draw:polygon draw:style-name="gr4" draw:text-style-name="P2" draw:layer="layout" svg:width="5.153cm" svg:height="3.1cm" svg:x="6.096cm" svg:y="9.254cm" svg:viewBox="0 0 5154 3101" draw:points="0,0 5154,3101">
          <text:p/>
        </draw:polygon>
        <draw:connector draw:style-name="gr14" draw:text-style-name="P5" draw:layer="layout" draw:line-skew="-4.595cm" svg:x1="7.29cm" svg:y1="6.299cm" svg:x2="17.3cm" svg:y2="7.299cm" draw:start-shape="id3" draw:start-glue-point="4" draw:end-shape="id2" draw:end-glue-point="7" svg:d="M7290 6299h410v1000h9600" svg:viewBox="0 0 10011 1001">
          <text:p/>
        </draw:connector>
        <draw:connector draw:style-name="gr15" draw:text-style-name="P13" draw:layer="layout" draw:type="line" svg:x1="18.885cm" svg:y1="5.6cm" svg:x2="18.886cm" svg:y2="4.6cm" draw:start-shape="id2" draw:start-glue-point="0" draw:end-shape="id5" svg:d="M18885 5600l1-1000" svg:viewBox="0 0 2 1001">
          <text:p/>
        </draw:connector>
        <draw:connector draw:style-name="gr14" draw:text-style-name="P5" draw:layer="layout" draw:line-skew="-0.085cm" svg:x1="22.3cm" svg:y1="3.64cm" svg:x2="20.47cm" svg:y2="6.101cm" draw:start-shape="id6" draw:start-glue-point="3" draw:end-shape="id2" draw:end-glue-point="9" svg:d="M22300 3640h-1000v2461h-830" svg:viewBox="0 0 1831 2462">
          <text:p/>
        </draw:connector>
        <draw:connector draw:style-name="gr14" draw:text-style-name="P5" draw:layer="layout" svg:x1="22.3cm" svg:y1="6.57cm" svg:x2="20.47cm" svg:y2="6.57cm" draw:start-shape="id7" draw:start-glue-point="3" draw:end-shape="id2" draw:end-glue-point="1" svg:d="M22300 6570h-1830" svg:viewBox="0 0 1831 1">
          <text:p/>
        </draw:connector>
        <draw:connector draw:style-name="gr15" draw:text-style-name="P13" draw:layer="layout" draw:type="line" svg:x1="12.2cm" svg:y1="3.768cm" svg:x2="11.4cm" svg:y2="3.769cm" draw:start-shape="id8" draw:start-glue-point="3" draw:end-shape="id4" draw:end-glue-point="1" svg:d="M12200 3768l-800 1" svg:viewBox="0 0 801 2">
          <text:p/>
        </draw:connector>
        <draw:connector draw:style-name="gr14" draw:text-style-name="P5" draw:layer="layout" draw:line-skew="0.355cm" svg:x1="7.29cm" svg:y1="3.55cm" svg:x2="9cm" svg:y2="3.769cm" draw:start-shape="id1" draw:start-glue-point="1" draw:end-shape="id4" draw:end-glue-point="3" svg:d="M7290 3550h1210v219h500" svg:viewBox="0 0 1711 220">
          <text:p/>
        </draw:connector>
        <draw:connector draw:style-name="gr16" draw:text-style-name="P13" draw:layer="layout" draw:type="line" svg:x1="2.017cm" svg:y1="5.758cm" svg:x2="4.7cm" svg:y2="5.735cm" draw:start-shape="id9" draw:start-glue-point="1" draw:end-shape="id3" draw:end-glue-point="3" svg:d="M2017 5758l2683-23" svg:viewBox="0 0 2684 24">
          <text:p/>
        </draw:connector>
        <draw:polygon draw:style-name="gr7" draw:text-style-name="P4" xml:id="id9" draw:id="id9" draw:layer="layout" svg:width="1.116cm" svg:height="1.116cm" svg:x="0.9cm" svg:y="5.2cm" svg:viewBox="0 0 1117 1117" draw:points="0,558 558,0 1117,558 558,1117">
          <text:p/>
        </draw:polygon>
        <draw:connector draw:style-name="gr16" draw:text-style-name="P13" draw:layer="layout" draw:type="line" svg:x1="1.882cm" svg:y1="3.559cm" svg:x2="4.7cm" svg:y2="3.55cm" draw:start-shape="id10" draw:start-glue-point="1" draw:end-shape="id1" draw:end-glue-point="3" svg:d="M1882 3559l2818-9" svg:viewBox="0 0 2819 10">
          <text:p/>
        </draw:connector>
        <draw:connector draw:style-name="gr17" draw:text-style-name="P5" draw:layer="layout" draw:line-skew="-0.551cm" svg:x1="17.3cm" svg:y1="6.401cm" svg:x2="14.6cm" svg:y2="3.768cm" draw:start-shape="id2" draw:start-glue-point="5" draw:end-shape="id8" draw:end-glue-point="1" svg:d="M17300 6401h-1900v-2633h-800" svg:viewBox="0 0 2701 2634">
          <text:p/>
        </draw:connector>
        <draw:polygon draw:style-name="gr13" draw:text-style-name="P9" xml:id="id11" draw:id="id11" draw:layer="layout" svg:width="2.589cm" svg:height="1.529cm" svg:x="4.7cm" svg:y="7.271cm" svg:viewBox="0 0 2590 1530" draw:points="0,0 2590,0 2590,1530 0,1530">
          <draw:glue-point draw:id="4" svg:x="5.038cm" svg:y="2.379cm"/>
          <draw:glue-point draw:id="5" svg:x="5.038cm" svg:y="-2.849cm"/>
          <text:p text:style-name="P5"><text:span text:style-name="T2">AMQP</text:span></text:p>
          <text:p text:style-name="P5"><text:span text:style-name="T2">Adapter</text:span></text:p>
        </draw:polygon>
        <draw:connector draw:style-name="gr14" draw:text-style-name="P5" draw:layer="layout" svg:x1="7.29cm" svg:y1="8.036cm" svg:x2="10.2cm" svg:y2="4.738cm" draw:start-shape="id11" draw:start-glue-point="1" draw:end-shape="id4" draw:end-glue-point="2" svg:d="M7290 8036h2910v-3298" svg:viewBox="0 0 2911 3299">
          <text:p/>
        </draw:connector>
        <draw:connector draw:style-name="gr14" draw:text-style-name="P5" draw:layer="layout" svg:x1="7.29cm" svg:y1="8.399cm" svg:x2="18.885cm" svg:y2="7.54cm" draw:start-shape="id11" draw:start-glue-point="4" draw:end-shape="id2" draw:end-glue-point="2" svg:d="M7290 8399h11595v-859" svg:viewBox="0 0 11596 860">
          <text:p/>
        </draw:connector>
        <draw:custom-shape draw:style-name="gr18" draw:text-style-name="P14" xml:id="id12" draw:id="id12" draw:layer="layout" svg:width="0.9cm" svg:height="0.9cm" svg:x="1cm" svg:y="7.6cm">
          <text:p/>
          <draw:enhanced-geometry svg:viewBox="0 0 21600 21600" draw:type="rectangle" draw:enhanced-path="M 0 0 L 21600 0 21600 21600 0 21600 0 0 Z N"/>
        </draw:custom-shape>
        <draw:connector draw:style-name="gr16" draw:text-style-name="P13" draw:layer="layout" draw:type="line" svg:x1="1.9cm" svg:y1="8.05cm" svg:x2="4.7cm" svg:y2="8.036cm" draw:start-shape="id12" draw:start-glue-point="1" draw:end-shape="id11" svg:d="M1900 8050l2800-14" svg:viewBox="0 0 2801 15">
          <text:p/>
        </draw:connector>
        <draw:frame draw:style-name="gr19" draw:text-style-name="P15" draw:layer="layout" svg:width="1.535cm" svg:height="0.645cm" svg:x="3.165cm" svg:y="7.523cm">
          <draw:text-box>
            <text:p><text:span text:style-name="T5">AMQP</text:span></text:p>
          </draw:text-box>
        </draw:frame>
        <draw:frame draw:style-name="gr20" draw:text-style-name="P15" draw:layer="layout" svg:width="1.501cm" svg:height="0.645cm" svg:x="3.166cm" svg:y="5.124cm">
          <draw:text-box>
            <text:p><text:span text:style-name="T5">MQTT</text:span></text:p>
          </draw:text-box>
        </draw:frame>
        <draw:frame draw:style-name="gr21" draw:text-style-name="P15" draw:layer="layout" svg:width="1.421cm" svg:height="0.645cm" svg:x="3.167cm" svg:y="2.925cm">
          <draw:text-box>
            <text:p><text:span text:style-name="T5">HTTP</text:span></text:p>
          </draw:text-box>
        </draw:frame>
        <draw:line draw:style-name="gr1" draw:text-style-name="P1" draw:layer="layout" svg:x1="10.6cm" svg:y1="4.1cm" svg:x2="11.2cm" svg:y2="11.1cm">
          <text:p/>
        </draw:line>
        <draw:polygon draw:style-name="gr13" draw:text-style-name="P9" xml:id="id4" draw:id="id4" draw:layer="layout" svg:width="2.399cm" svg:height="1.937cm" svg:x="9cm" svg:y="2.8cm" svg:viewBox="0 0 2400 1938" draw:points="0,0 2400,0 2400,1938 0,1938">
          <draw:glue-point draw:id="4" svg:x="-5cm" svg:y="-2.42cm"/>
          <draw:glue-point draw:id="5" svg:x="-2.916cm" svg:y="4.803cm"/>
          <draw:glue-point draw:id="6" svg:x="3.333cm" svg:y="5.087cm"/>
          <text:p text:style-name="P5"><text:span text:style-name="T2">Device</text:span></text:p>
          <text:p text:style-name="P5"><text:span text:style-name="T2">Registry</text:span></text:p>
        </draw:polygon>
        <draw:line draw:style-name="gr1" draw:text-style-name="P1" draw:layer="layout" svg:x1="12.5cm" svg:y1="6.4cm" svg:x2="11.8cm" svg:y2="11.1cm">
          <text:p/>
        </draw:line>
        <draw:polygon draw:style-name="gr13" draw:text-style-name="P9" xml:id="id13" draw:id="id13" draw:layer="layout" svg:width="2.399cm" svg:height="1.935cm" svg:x="12.2cm" svg:y="5.1cm" svg:viewBox="0 0 2400 1936" draw:points="0,0 2400,0 2400,1936 0,1936">
          <draw:glue-point draw:id="4" svg:x="-5cm" svg:y="-3.45cm"/>
          <draw:glue-point draw:id="5" svg:x="-5cm" svg:y="-1.9cm"/>
          <draw:glue-point draw:id="6" svg:x="-5cm" svg:y="-0.351cm"/>
          <draw:glue-point draw:id="7" svg:x="-5cm" svg:y="1.198cm"/>
          <text:p text:style-name="P5"><text:span text:style-name="T2">Command</text:span></text:p>
          <text:p text:style-name="P5"><text:span text:style-name="T2">Router</text:span></text:p>
        </draw:polygon>
        <draw:line draw:style-name="gr1" draw:text-style-name="P1" draw:layer="layout" svg:x1="12.3cm" svg:y1="3.9cm" svg:x2="11.3cm" svg:y2="11.1cm">
          <text:p/>
        </draw:line>
        <draw:polygon draw:style-name="gr8" draw:text-style-name="P6" draw:layer="layout" svg:width="3.177cm" svg:height="1.832cm" svg:x="9.622cm" svg:y="10.767cm" svg:viewBox="0 0 3178 1833" draw:points="0,0 3178,0 3178,1833 0,1833">
          <text:p text:style-name="P5"><text:span text:style-name="T1">Promet</text:span><text:span text:style-name="T1">heus</text:span></text:p>
        </draw:polygon>
        <draw:polygon draw:style-name="gr13" draw:text-style-name="P9" xml:id="id8" draw:id="id8" draw:layer="layout" svg:width="2.399cm" svg:height="1.935cm" svg:x="12.2cm" svg:y="2.8cm" svg:viewBox="0 0 2400 1936" draw:points="0,0 2400,0 2400,1936 0,1936">
          <text:p text:style-name="P5"><text:span text:style-name="T2">Auth</text:span></text:p>
          <text:p text:style-name="P5"><text:span text:style-name="T2">Ser</text:span><text:span text:style-name="T2">ver</text:span></text:p>
        </draw:polygon>
        <draw:connector draw:style-name="gr17" draw:text-style-name="P5" draw:layer="layout" draw:line-skew="-0.851cm" svg:x1="17.3cm" svg:y1="6.799cm" svg:x2="14.6cm" svg:y2="6.068cm" draw:start-shape="id2" draw:start-glue-point="10" draw:end-shape="id13" draw:end-glue-point="1" svg:d="M17300 6799h-2200v-731h-500" svg:viewBox="0 0 2701 732">
          <text:p/>
        </draw:connector>
        <draw:connector draw:style-name="gr15" draw:text-style-name="P13" draw:layer="layout" draw:type="line" svg:x1="13.4cm" svg:y1="4.736cm" svg:x2="13.4cm" svg:y2="5.1cm" draw:start-shape="id8" draw:start-glue-point="2" draw:end-shape="id13" draw:end-glue-point="0" svg:d="M13400 4736v364" svg:viewBox="0 0 1 365">
          <text:p/>
        </draw:connector>
        <draw:connector draw:style-name="gr14" draw:text-style-name="P5" draw:layer="layout" svg:x1="12.2cm" svg:y1="5.401cm" svg:x2="10.999cm" svg:y2="4.738cm" draw:start-shape="id13" draw:start-glue-point="4" draw:end-shape="id4" draw:end-glue-point="6" svg:d="M12200 5401h-1201v-663" svg:viewBox="0 0 1202 664">
          <text:p/>
        </draw:connector>
        <draw:connector draw:style-name="gr14" draw:text-style-name="P5" draw:layer="layout" draw:line-skew="-1.345cm" svg:x1="12.2cm" svg:y1="5.701cm" svg:x2="7.29cm" svg:y2="3.916cm" draw:start-shape="id13" draw:start-glue-point="5" draw:end-shape="id1" draw:end-glue-point="5" svg:d="M12200 5701h-3800v-1785h-1110" svg:viewBox="0 0 4911 1786">
          <text:p/>
        </draw:connector>
        <draw:connector draw:style-name="gr14" draw:text-style-name="P5" draw:layer="layout" draw:line-skew="-1.345cm" svg:x1="12.2cm" svg:y1="6.299cm" svg:x2="7.29cm" svg:y2="7.601cm" draw:start-shape="id13" draw:start-glue-point="7" draw:end-shape="id11" draw:end-glue-point="5" svg:d="M12200 6299h-3800v1302h-1110" svg:viewBox="0 0 4911 1303">
          <text:p/>
        </draw:connector>
        <draw:connector draw:style-name="gr14" draw:text-style-name="P5" draw:layer="layout" draw:line-skew="-1.345cm" svg:x1="12.2cm" svg:y1="6.001cm" svg:x2="7.29cm" svg:y2="5.899cm" draw:start-shape="id13" draw:start-glue-point="6" draw:end-shape="id3" draw:end-glue-point="6" svg:d="M12200 6001h-3800v-102h-1110" svg:viewBox="0 0 4911 103">
          <text:p/>
        </draw:connector>
      </draw:page>
      <draw:page draw:name="page2" draw:style-name="dp1" draw:master-page-name="Default">
        <draw:polygon draw:style-name="gr22" draw:text-style-name="P1" draw:layer="layout" svg:width="26.25cm" svg:height="15.481cm" svg:x="0cm" svg:y="0cm" svg:viewBox="0 0 26251 15482" draw:points="0,0 26251,0 26251,15482 0,15482">
          <text:p/>
        </draw:polygon>
        <draw:polygon draw:style-name="gr23" draw:text-style-name="P2" draw:layer="layout" svg:width="26.25cm" svg:height="15.481cm" svg:x="0cm" svg:y="0cm" svg:viewBox="0 0 26251 15482" draw:points="0,0 26251,0 26251,15482 0,15482">
          <text:p/>
        </draw:polygon>
        <draw:polygon draw:style-name="gr23" draw:text-style-name="P2" draw:layer="layout" svg:width="0cm" svg:height="3.056cm" svg:x="11.208cm" svg:y="9.31cm" svg:viewBox="0 0 0 3057" draw:points="0,0 0,3057">
          <text:p/>
        </draw:polygon>
        <draw:line draw:style-name="gr24" draw:text-style-name="P1" draw:layer="layout" svg:x1="12.9cm" svg:y1="6.8cm" svg:x2="10.7cm" svg:y2="10.9cm">
          <text:p/>
        </draw:line>
        <draw:polygon draw:style-name="gr23" draw:text-style-name="P2" draw:layer="layout" svg:width="5.112cm" svg:height="8.363cm" svg:x="6.096cm" svg:y="4.005cm" svg:viewBox="0 0 5113 8364" draw:points="0,0 5113,8364">
          <text:p/>
        </draw:polygon>
        <draw:polygon draw:style-name="gr23" draw:text-style-name="P2" draw:layer="layout" svg:width="5.112cm" svg:height="5.737cm" svg:x="6.096cm" svg:y="6.629cm" svg:viewBox="0 0 5113 5738" draw:points="0,0 5113,5738">
          <text:p/>
        </draw:polygon>
        <draw:line draw:style-name="gr24" draw:text-style-name="P1" draw:layer="layout" svg:x1="6.6cm" svg:y1="7cm" svg:x2="10.6cm" svg:y2="10.8cm">
          <text:p/>
        </draw:line>
        <draw:polygon draw:style-name="gr23" draw:text-style-name="P2" draw:layer="layout" svg:width="5.166cm" svg:height="10.391cm" svg:x="20.828cm" svg:y="0.552cm" svg:viewBox="0 0 5167 10392" draw:points="0,0 5167,0 5167,10392 0,10392">
          <text:p/>
        </draw:polygon>
        <draw:polygon draw:style-name="gr25" draw:text-style-name="P1" draw:layer="layout" svg:width="4.394cm" svg:height="8.547cm" svg:x="21.6cm" svg:y="0.552cm" svg:viewBox="0 0 4395 8548" draw:points="0,0 4395,0 4395,8548 0,8548">
          <text:p/>
        </draw:polygon>
        <draw:path draw:style-name="gr26" draw:text-style-name="P3" draw:layer="layout" svg:width="2.522cm" svg:height="0.327cm" svg:x="23.169cm" svg:y="0.97cm" svg:viewBox="0 0 2523 328" svg:d="M0 221l40-4c2 16 6 29 13 39s17 18 31 25c15 6 31 9 49 9 16 0 30-2 42-7s22-11 28-19c6-9 9-18 9-28s-3-18-9-26c-6-7-15-14-28-19-9-3-28-8-57-15s-49-14-61-20c-15-7-26-17-34-29-7-12-11-25-11-40 0-16 5-31 13-44 10-14 23-25 40-32 18-7 37-11 59-11 23 0 43 4 61 12 18 7 32 18 42 33 9 15 15 31 15 50l-40 3c-2-20-9-35-22-45-12-11-30-16-55-16s-43 5-55 14-17 20-17 34c0 11 4 20 12 28 8 7 29 15 63 23 34 7 57 14 70 19 18 9 32 20 40 33 9 13 13 28 13 45s-4 32-14 47c-9 15-23 27-41 35-18 9-39 13-61 13-29 0-53-4-72-13-19-8-35-21-45-37-11-17-17-36-18-57zM297 207c0-42 12-73 35-94 20-17 44-25 72-25 32 0 57 10 77 31 20 20 30 49 30 85 0 30-4 53-13 70s-22 30-39 40c-17 9-35 14-55 14-32 0-58-11-78-31-19-21-29-51-29-90zM337 207c0 30 6 52 19 67 13 14 29 22 48 22s35-8 48-22c13-15 20-37 20-68 0-28-7-49-20-64s-29-22-48-22-35 7-48 21c-13 15-19 37-19 66zM562 322v-317h39v317zM814 322v-33c-18 26-43 39-73 39-13 0-26-3-38-8-12-6-20-12-26-20s-10-17-12-29c-2-7-2-19-2-36v-142h38v127c0 20 1 34 3 41 2 10 8 19 15 25 8 5 18 8 29 8 12 0 23-3 33-9 11-6 18-14 22-24 4-11 6-26 6-45v-123h39v229zM1000 288l5 34c-11 2-20 4-29 4-14 0-25-3-33-7-7-5-13-11-16-18s-5-23-5-46v-132h-28v-30h28v-57l39-23v80h39v30h-39v134c0 11 1 19 2 22s4 5 6 7c4 2 8 3 14 3 4 0 10-1 17-1zM1041 51v-46h39v46zM1041 322v-229h39v229zM1127 207c0-42 12-73 35-94 20-17 44-25 72-25 32 0 57 10 77 31 20 20 31 49 31 85 0 30-5 53-14 70s-21 30-38 40c-17 9-36 14-56 14-32 0-58-11-78-31-19-21-29-51-29-90zM1167 207c0 30 6 52 19 67 13 14 29 22 48 22s35-8 48-22c13-15 20-37 20-68 0-28-7-49-20-64s-29-22-48-22-35 7-48 21c-13 15-19 37-19 66zM1393 322v-229h35v33c17-26 41-38 73-38 14 0 26 2 38 7 11 5 20 12 26 20s10 17 12 29c1 7 2 19 2 37v141h-39v-139c0-16-1-28-5-36-2-7-8-14-16-18-7-5-16-8-26-8-17 0-31 6-43 16-12 11-18 30-18 60v125zM1856 322v-279h-104v-38h250v38h-104v279zM2047 51v-46h39v46zM2047 322v-229h39v229zM2304 248l40 5c-6 24-18 42-35 56-17 12-39 19-65 19-34 0-61-11-81-31-19-21-29-50-29-87 0-39 10-69 30-90 20-22 46-32 77-32s56 10 75 31c20 21 29 50 29 88 0 2 0 6 0 11h-170c1 25 8 44 21 58 13 13 29 20 48 20 14 0 26-4 36-11 10-8 18-20 24-37zM2177 186h128c-2-20-7-34-15-44-13-15-29-22-48-22-18 0-33 6-45 18-12 11-19 27-20 48zM2399 322v-229h35v35c9-17 17-27 24-32 8-6 16-8 25-8 13 0 26 4 40 12l-13 36c-10-6-19-8-29-8-8 0-16 2-23 8-7 5-11 12-14 21-4 14-7 29-7 45v120z">
          <text:p/>
        </draw:path>
        <draw:polygon draw:style-name="gr23" draw:text-style-name="P2" draw:layer="layout" svg:width="2.298cm" svg:height="10.391cm" svg:x="0.272cm" svg:y="0.552cm" svg:viewBox="0 0 2299 10392" draw:points="0,0 2299,0 2299,10392 0,10392">
          <text:p/>
        </draw:polygon>
        <draw:polygon draw:style-name="gr25" draw:text-style-name="P1" draw:layer="layout" svg:width="2.298cm" svg:height="8.547cm" svg:x="0.272cm" svg:y="0.552cm" svg:viewBox="0 0 2299 8548" draw:points="0,0 2299,0 2299,8548 0,8548">
          <text:p/>
        </draw:polygon>
        <draw:path draw:style-name="gr26" draw:text-style-name="P3" draw:layer="layout" svg:width="1.552cm" svg:height="0.321cm" svg:x="0.689cm" svg:y="0.976cm" svg:viewBox="0 0 1553 322" svg:d="M0 317v-317h109c25 0 43 2 56 5 18 4 34 12 47 23 16 13 29 31 37 53s13 48 13 76c0 24-3 45-9 64s-13 34-22 46c-8 12-18 22-29 29-10 7-23 12-37 16-15 3-32 5-51 5zM42 280h67c21 0 37-2 49-6s22-9 29-17c10-9 17-23 23-39 5-17 8-38 8-62 0-33-5-58-16-76s-24-30-40-36c-11-4-29-6-54-6h-66zM479 243l40 5c-6 24-18 42-36 55-17 13-38 19-65 19-33 0-60-10-80-30-19-21-29-50-29-88s10-68 30-90c20-21 46-32 77-32s56 11 75 32 29 50 29 88c0 2 0 6 0 10h-171c2 25 9 45 21 58 13 14 29 20 48 20 15 0 27-3 37-11s18-20 24-36zM351 180h128c-2-19-7-34-15-43-12-15-28-23-47-23-18 0-34 6-46 18s-18 28-20 48zM638 317l-88-229h41l49 137c5 15 10 30 15 46 4-12 8-26 14-43l51-140h40l-86 229zM800 45v-45h39v45zM800 317v-229h39v229zM1050 233l38 5c-4 26-14 47-32 62-17 15-38 22-63 22-31 0-57-10-76-30-19-21-28-50-28-89 0-25 4-46 12-65 8-18 21-32 37-42 17-9 35-14 55-14 25 0 45 7 61 20 16 12 26 30 30 53l-37 6c-4-16-10-27-19-35s-20-12-33-12c-20 0-36 7-48 22-12 13-18 36-18 66 0 31 6 54 17 68 12 14 27 20 47 20 15 0 27-4 38-13 10-10 16-24 19-44zM1284 243l40 5c-6 24-18 42-36 55-17 13-38 19-65 19-34 0-60-10-80-30-19-21-29-50-29-88s10-68 30-90c20-21 45-32 77-32 31 0 56 11 75 32s29 50 29 88c0 2 0 6 0 10h-171c2 25 9 45 21 58 13 14 29 20 48 20 15 0 27-3 37-11s18-20 24-36zM1156 180h128c-2-19-7-34-15-43-12-15-28-23-47-23s-34 6-46 18-18 28-20 48zM1363 248l39-5c2 15 8 27 18 35s23 12 41 12 31-3 39-10c9-8 14-16 14-26 0-9-4-16-12-21-5-4-19-8-40-13-28-7-48-14-59-19s-19-13-25-22c-5-9-8-19-8-31 0-10 2-19 7-28 4-9 11-16 19-22 6-4 14-8 24-11 11-3 22-5 34-5 18 0 33 3 47 8s24 12 30 21c7 9 11 21 14 36l-38 5c-2-12-7-21-15-28-8-6-20-10-35-10-18 0-31 3-38 9-8 6-12 13-12 21 0 5 2 10 5 13 3 5 8 8 15 11 3 2 15 5 34 10 28 7 47 13 57 18 11 4 20 11 26 21 6 8 9 19 9 32 0 14-4 26-11 37-8 12-19 20-33 27-14 6-30 9-48 9-30 0-52-6-68-18-15-13-25-31-30-56z">
          <text:p/>
        </draw:path>
        <draw:polygon draw:style-name="gr23" draw:text-style-name="P2" draw:layer="layout" svg:width="11.016cm" svg:height="10.391cm" svg:x="3.12cm" svg:y="0.598cm" svg:viewBox="0 0 11017 10392" draw:points="0,0 11017,0 11017,10392 0,10392">
          <text:p/>
        </draw:polygon>
        <draw:polygon draw:style-name="gr25" draw:text-style-name="P1" draw:layer="layout" svg:width="12.579cm" svg:height="8.501cm" svg:x="3.12cm" svg:y="0.598cm" svg:viewBox="0 0 12580 8502" draw:points="0,0 12580,0 12580,8502 0,8502">
          <text:p/>
        </draw:polygon>
        <draw:path draw:style-name="gr26" draw:text-style-name="P3" draw:layer="layout" svg:width="2.857cm" svg:height="0.321cm" svg:x="12.548cm" svg:y="1.022cm" svg:viewBox="0 0 2858 322" svg:d="M0 317v-317h41v130h165v-130h42v317h-42v-149h-165v149zM306 202c0-42 12-74 35-94 20-17 44-26 72-26 32 0 57 11 77 31 20 21 30 49 30 86 0 29-4 53-13 70s-22 30-39 40c-17 9-35 13-55 13-32 0-58-10-78-30-19-21-29-51-29-90zM346 202c0 30 6 52 19 67 13 14 29 21 48 21s35-7 48-21c13-15 20-38 20-68 0-28-7-50-20-64-13-15-29-23-48-23s-35 8-48 22c-13 15-19 37-19 66zM572 317v-229h35v32c17-25 41-38 73-38 14 0 26 3 37 8 12 5 21 11 26 20 6 7 11 17 13 28 1 7 2 20 2 38v141h-39v-139c0-16-2-28-5-36s-8-14-16-19c-7-5-16-7-26-7-17 0-31 5-43 16-12 10-18 30-18 60v125zM809 202c0-42 12-74 35-94 20-17 44-26 73-26 31 0 57 11 77 31 20 21 30 49 30 86 0 29-5 53-14 70-8 17-21 30-38 40-17 9-36 13-55 13-33 0-59-10-78-30-20-21-30-51-30-90zM849 202c0 30 7 52 19 67 13 14 29 21 49 21 19 0 35-7 47-21 13-15 20-38 20-68 0-28-7-50-20-64-12-15-28-23-47-23-20 0-36 8-49 22-12 15-19 37-19 66zM1213 317v-317h42v317zM1327 317v-229h35v32c16-25 41-38 73-38 13 0 26 3 37 8 12 5 21 11 26 20 6 7 10 17 12 28 2 7 3 20 3 38v141h-39v-139c0-16-2-28-5-36s-8-14-16-19c-7-5-16-7-26-7-17 0-31 5-43 16-12 10-18 30-18 60v125zM1563 248l38-5c2 15 8 27 18 35s24 12 42 12c17 0 31-3 39-10 9-8 13-16 13-26 0-9-4-16-11-21-6-4-19-8-40-13-28-7-48-14-59-19s-19-13-25-22-8-19-8-31c0-10 2-19 6-28 5-9 11-16 20-22 6-4 14-8 24-11 11-3 22-5 34-5 18 0 33 3 47 8 13 5 23 12 30 21 6 9 11 21 14 36l-39 5c-1-12-6-21-14-28-9-6-20-10-35-10-18 0-31 3-39 9-7 6-11 13-11 21 0 5 1 10 4 13 4 5 9 8 15 11 4 2 16 5 35 10 27 7 46 13 57 18 11 4 19 11 26 21 6 8 9 19 9 32 0 14-4 26-12 37-7 12-18 20-32 27-14 6-30 9-48 9-30 0-53-6-68-18-16-13-26-31-30-56zM1890 282l5 35c-11 2-21 3-29 3-14 0-25-2-33-7-8-4-13-10-17-17-3-8-4-23-4-46v-132h-28v-30h28v-57l38-24v81h40v30h-40v134c0 11 1 18 3 21 1 4 3 6 6 8s7 3 13 3c5 0 11-1 18-2zM2080 289c-15 12-28 21-42 26-13 5-27 7-42 7-26 0-45-6-59-18-13-13-20-28-20-48 0-11 3-21 8-30s12-17 20-23c8-5 18-10 28-13 7-1 19-3 34-5 32-4 55-8 69-14 1-5 1-8 1-10 0-16-4-27-11-33-10-9-25-14-44-14s-32 4-41 10-15 18-19 34l-38-5c3-16 9-29 17-39s19-18 34-24c15-5 33-8 52-8 20 0 36 3 48 7 12 5 21 11 27 18s10 15 12 26c1 7 2 19 2 36v52c0 36 1 59 2 68 2 10 5 19 10 28h-40c-4-8-7-18-8-28zM2076 202c-14 6-35 11-63 15-16 2-27 5-34 7-6 3-12 8-15 13-4 6-5 12-5 18 0 11 4 19 11 26 8 7 20 11 35 11s28-4 40-10c11-7 20-16 26-27 3-9 5-22 5-39zM2182 317v-229h35v32c17-25 41-38 73-38 14 0 26 3 38 8 11 5 20 11 26 20 6 7 10 17 12 28 1 7 2 20 2 38v141h-39v-139c0-16-1-28-5-36-2-8-8-14-16-19-7-5-16-7-26-7-17 0-31 5-43 16-12 10-18 30-18 60v125zM2583 233l38 5c-4 26-14 47-32 62-17 15-38 22-63 22-31 0-57-10-76-30-18-21-28-50-28-89 0-25 4-46 12-65 8-18 21-32 37-42 17-9 35-14 55-14 25 0 45 7 61 20 16 12 26 30 30 53l-37 6c-4-16-10-27-19-35s-20-12-33-12c-20 0-36 7-48 22-12 13-18 36-18 66 0 31 6 54 17 68 12 14 28 20 47 20 15 0 28-4 38-13 10-10 16-24 19-44zM2817 243l40 5c-6 24-18 42-36 55-17 13-38 19-65 19-33 0-60-10-80-30-19-21-29-50-29-88s10-68 30-90c20-21 46-32 77-32s56 11 75 32 29 50 29 88c0 2 0 6 0 10h-171c2 25 9 45 21 58 13 14 29 20 48 20 15 0 27-3 37-11s18-20 24-36zM2689 180h128c-2-19-7-34-15-43-12-15-28-23-47-23s-34 6-46 18-18 28-20 48z">
          <text:p/>
        </draw:path>
        <draw:polygon draw:style-name="gr27" draw:text-style-name="P4" xml:id="id22" draw:id="id22" draw:layer="layout" svg:width="1.116cm" svg:height="1.199cm" svg:x="0.8cm" svg:y="5.5cm" svg:viewBox="0 0 1117 1200" draw:points="0,599 558,0 1117,599 558,1200">
          <text:p/>
        </draw:polygon>
        <draw:polygon draw:style-name="gr23" draw:text-style-name="P2" draw:layer="layout" svg:width="5.596cm" svg:height="10.391cm" svg:x="14.685cm" svg:y="0.572cm" svg:viewBox="0 0 5597 10392" draw:points="0,0 5597,0 5597,10392 0,10392">
          <text:p/>
        </draw:polygon>
        <draw:polygon draw:style-name="gr25" draw:text-style-name="P1" draw:layer="layout" svg:width="4.699cm" svg:height="8.527cm" svg:x="16.3cm" svg:y="0.572cm" svg:viewBox="0 0 4700 8528" draw:points="0,0 4700,0 4700,8528 0,8528">
          <text:p/>
        </draw:polygon>
        <draw:path draw:style-name="gr26" draw:text-style-name="P3" draw:layer="layout" svg:width="3.11cm" svg:height="0.346cm" svg:x="17.559cm" svg:y="0.991cm" svg:viewBox="0 0 3111 347" svg:d="M0 322l121-317h45l129 317h-47l-37-95h-132l-35 95zM91 192h107l-33-88c-10-26-17-48-22-65-4 20-10 40-17 60zM335 322v-317h63l75 225c7 21 12 36 15 47 4-12 9-29 16-51l76-221h57v317h-41v-265l-92 265h-37l-91-269v269zM953 288c19 14 37 23 54 30l-13 29c-23-8-45-21-68-39-23 13-49 20-78 20-28 0-54-7-77-21s-41-33-54-58c-12-25-19-54-19-85s7-60 19-85c13-26 31-46 54-59s50-20 79-20 55 7 78 21c24 14 42 33 54 58s18 53 18 85c0 26-4 49-11 70-8 21-20 39-36 54zM861 235c24 7 44 17 60 30 24-22 36-56 36-101 0-26-4-49-13-68s-21-34-38-44c-17-11-36-16-56-16-32 0-57 11-78 32-20 21-31 53-31 96 0 41 10 73 31 95 20 22 46 33 78 33 15 0 29-3 42-9-13-8-27-14-41-18zM1065 322v-317h120c20 0 36 1 47 4 16 2 29 7 40 14 10 7 19 18 25 31s10 27 10 43c0 27-9 50-26 69-17 18-48 28-93 28h-81v128zM1107 156h82c27 0 46-5 57-15 12-10 18-24 18-43 0-13-4-24-10-33-7-10-16-16-27-19-7-2-20-3-39-3h-81zM1492 322v-317h43l166 249v-249h41v317h-43l-166-249v249zM1971 248l41 5c-7 24-19 42-36 55s-39 20-65 20c-34 0-61-11-80-31-20-21-30-50-30-87 0-39 10-69 30-90 20-22 46-32 78-32 30 0 55 10 74 31 20 21 30 50 30 88 0 2 0 6 0 11h-171c1 25 8 44 21 57 13 14 29 21 48 21 14 0 26-4 36-11 11-8 19-20 24-37zM1844 186h128c-2-20-7-34-15-44-12-15-28-22-48-22-18 0-33 6-45 18-12 11-19 27-20 48zM2151 288l6 34c-11 2-21 3-30 3-14 0-25-2-33-6-7-5-13-11-16-18s-5-23-5-46v-132h-28v-30h28v-57l39-23v80h39v30h-39v134c0 11 1 18 2 22 2 3 4 5 6 7 4 2 8 3 14 3 4 0 10-1 17-1zM2234 322l-70-229h40l37 132 13 49c1-2 5-18 12-47l36-134h40l35 133 11 44 13-45 39-132h38l-72 229h-39l-37-137-9-39-46 176zM2505 207c0-42 11-74 35-94 19-17 43-25 72-25 31 0 57 10 77 31 20 20 30 49 30 85 0 30-5 53-13 70-9 17-22 30-39 40-17 9-35 14-55 14-32 0-58-11-78-31-20-21-29-51-29-90zM2544 207c0 30 7 52 19 67 13 14 29 22 49 22 19 0 35-8 47-22 14-15 20-38 20-68 0-28-6-49-20-64-12-15-28-22-47-22-20 0-36 7-49 21-12 15-19 37-19 66zM2770 322v-229h35v35c9-17 17-27 24-32 8-6 17-8 25-8 13 0 27 4 40 12l-13 36c-10-6-19-8-28-8s-17 2-24 8c-6 5-11 12-14 21-4 14-6 29-6 45v120zM2921 322v-317h39v181l92-93h50l-87 85 96 144h-48l-75-117-28 26v91z">
          <text:p/>
        </draw:path>
        <draw:polygon draw:style-name="gr23" draw:text-style-name="P2" draw:layer="layout" svg:width="11.016cm" svg:height="3.973cm" svg:x="3.123cm" svg:y="9.64cm" svg:viewBox="0 0 11017 3974" draw:points="0,0 11017,0 11017,3974 0,3974">
          <text:p/>
        </draw:polygon>
        <draw:polygon draw:style-name="gr25" draw:text-style-name="P1" draw:layer="layout" svg:width="11.016cm" svg:height="3.973cm" svg:x="3.123cm" svg:y="9.64cm" svg:viewBox="0 0 11017 3974" draw:points="0,0 11017,0 11017,3974 0,3974">
          <text:p/>
        </draw:polygon>
        <draw:path draw:style-name="gr26" draw:text-style-name="P3" draw:layer="layout" svg:width="4.845cm" svg:height="0.414cm" svg:x="8.964cm" svg:y="12.878cm" svg:viewBox="0 0 4846 415" svg:d="M0 322v-317h63l74 225c7 21 13 36 16 46 3-11 9-28 16-50l76-221h56v317h-40v-265l-92 265h-37l-92-269v269zM359 207c0-42 12-74 35-94 20-17 44-25 72-25 31 0 57 10 77 31 20 20 30 49 30 85 0 30-4 53-13 70s-22 30-39 40c-17 9-35 13-55 13-32 0-58-10-78-30-19-21-29-51-29-90zM399 207c0 30 6 52 19 67 12 14 29 22 48 22s35-8 48-22c13-15 19-38 19-68 0-28-6-50-19-64-13-15-29-22-48-22s-36 7-48 21c-13 15-19 37-19 66zM625 322v-229h35v32c16-25 41-37 72-37 14 0 27 2 38 7 12 5 20 12 26 20s10 17 12 29c2 7 2 19 2 37v141h-38v-139c0-16-2-28-5-36s-8-14-16-18c-7-5-16-8-26-8-17 0-31 6-43 16s-18 30-18 60v125zM876 51v-46h39v46zM876 322v-229h39v229zM1062 288l5 34c-11 2-21 3-29 3-14 0-25-2-33-7-8-4-13-10-16-17-4-8-5-23-5-46v-132h-28v-30h28v-57l39-23v80h39v30h-39v134c0 11 0 18 2 22 1 3 3 5 6 7s8 3 13 3 11-1 18-1zM1088 207c0-42 12-74 35-94 20-17 44-25 72-25 32 0 58 10 77 31 21 20 31 49 31 85 0 30-5 53-14 70-8 17-21 30-38 40-17 9-36 13-56 13-32 0-58-10-77-30-20-21-30-51-30-90zM1128 207c0 30 6 52 19 67 13 14 29 22 48 22 20 0 35-8 48-22 13-15 20-38 20-68 0-28-7-50-20-64-13-15-28-22-48-22-19 0-35 7-48 21-13 15-19 37-19 66zM1354 322v-229h35v35c9-17 17-27 24-32 8-6 16-8 25-8 13 0 26 4 40 12l-13 36c-10-6-19-8-29-8-8 0-16 2-23 8-7 5-11 12-14 21-4 14-7 29-7 45v120zM1505 51v-46h39v46zM1505 322v-229h39v229zM1605 322v-229h35v32c17-25 41-37 73-37 14 0 26 2 38 7 11 5 20 12 26 20s10 17 12 29c1 7 2 19 2 37v141h-39v-139c0-16-1-28-4-36s-9-14-16-18c-8-5-17-8-27-8-16 0-31 6-43 16s-18 30-18 60v125zM1850 341l38 6c1 11 6 20 13 25 9 8 23 11 39 11 18 0 32-3 42-11 10-7 16-17 19-30 2-8 4-24 4-50-17 20-39 30-64 30-32 0-56-11-73-34s-26-50-26-82c0-22 4-42 12-60 8-19 20-33 34-43 15-10 33-15 53-15 27 0 50 11 67 33v-28h36v198c0 36-4 61-11 76s-19 26-35 35c-15 9-35 13-58 13-27 0-49-6-66-18s-25-31-24-56zM1882 204c0 29 6 51 18 65s27 21 45 21 33-7 45-20c12-14 18-36 18-65 0-28-6-49-19-64-12-14-27-21-45-21-17 0-32 7-44 21s-18 35-18 63zM2247 322v-317h41v317zM2360 322v-229h35v32c17-25 41-37 73-37 14 0 26 2 37 7 12 5 21 12 26 20 6 8 11 17 13 29 1 7 2 19 2 37v141h-39v-139c0-16-2-28-5-36s-8-14-16-18c-7-5-16-8-26-8-17 0-31 6-43 16s-18 30-18 60v125zM2621 322v-199h-34v-30h34v-24c0-16 1-28 4-35 4-10 10-18 20-24 9-7 22-10 39-10 11 0 23 1 36 4l-5 34c-8-2-16-2-23-2-12 0-20 2-25 8-5 5-7 14-7 28v21h44v30h-44v199zM2737 322v-229h35v35c9-17 17-27 24-32 8-6 16-8 25-8 13 0 27 4 40 12l-13 36c-10-6-19-8-28-8s-17 2-24 8c-6 5-11 12-14 21-4 14-6 29-6 45v120zM3037 294c-14 12-28 21-41 26s-27 7-43 7c-25 0-45-6-58-18-13-13-20-28-20-47 0-11 2-22 7-31 6-9 12-17 20-23 9-5 18-10 29-12 7-2 18-4 34-6 31-4 54-8 69-14 0-5 1-8 1-10 0-16-4-27-12-33-10-9-24-13-44-13-18 0-32 3-40 9-9 7-15 18-20 34l-37-5c3-16 8-29 16-39s20-18 35-23c15-6 32-8 52-8 19 0 35 2 47 7 13 4 22 10 27 17 6 7 10 16 13 26 1 7 1 19 1 36v52c0 36 1 59 3 68 2 10 5 19 9 28h-40c-4-8-6-17-8-28zM3034 207c-14 6-35 11-63 15-16 2-27 5-34 8-7 2-12 7-15 12-4 6-6 12-6 18 0 11 4 19 12 27 8 6 19 10 34 10s29-4 40-10c12-7 21-16 26-27 4-9 6-21 6-39zM3124 254l39-6c2 15 8 27 18 35s23 13 41 13 31-4 39-11c9-8 13-16 13-26 0-9-3-16-11-21-5-3-19-8-40-13-28-7-48-13-59-19-11-5-19-12-25-22-5-9-8-19-8-30s2-20 7-29c4-8 11-16 19-21 6-5 14-9 24-12 11-3 22-4 34-4 18 0 33 2 47 8 14 5 24 12 30 20 7 9 11 21 14 36l-38 5c-2-12-7-21-15-27-8-7-20-10-35-10-18 0-31 3-38 9-8 5-12 12-12 20 0 5 1 10 5 14 3 4 8 7 14 10 4 2 16 5 35 10 28 7 47 13 57 18 11 5 20 11 26 21 6 9 9 20 9 33s-4 25-11 36c-8 12-19 21-33 27s-30 9-48 9c-30 0-52-6-68-18-15-13-25-31-30-55zM3451 288l5 34c-11 2-21 3-29 3-14 0-25-2-33-7-8-4-13-10-16-17-4-8-5-23-5-46v-132h-28v-30h28v-57l39-23v80h39v30h-39v134c0 11 0 18 2 22 1 3 3 5 6 7s8 3 13 3 11-1 18-1zM3491 322v-229h35v35c9-17 17-27 25-32 7-6 16-8 24-8 14 0 27 4 40 12l-13 36c-10-6-19-8-28-8s-16 2-23 8c-7 5-12 12-15 21-4 14-6 29-6 45v120zM3792 322v-33c-18 26-42 38-72 38-14 0-26-2-38-8-12-5-21-11-26-19-6-8-10-18-12-29-2-7-3-19-3-36v-142h39v127c0 20 1 34 3 41 2 10 7 18 15 24s18 9 29 9c12 0 23-3 33-9s18-14 22-25c4-10 6-25 6-44v-123h39v229zM4043 238l38 5c-4 27-14 47-32 62-17 15-38 22-63 22-31 0-56-10-76-30-18-21-28-50-28-89 0-24 4-46 13-64 8-19 20-33 37-42 16-10 34-14 54-14 25 0 45 6 61 19 16 12 26 30 31 53l-38 6c-4-15-10-27-19-35-9-7-20-11-33-11-20 0-35 7-48 21-12 14-18 36-18 66 0 31 6 54 18 68 11 14 27 21 46 21 15 0 28-5 38-14 10-10 17-24 19-44zM4205 288l5 34c-11 2-20 3-29 3-14 0-25-2-33-7-7-4-13-10-16-17-3-8-5-23-5-46v-132h-28v-30h28v-57l39-23v80h39v30h-39v134c0 11 1 18 2 22 1 3 3 5 6 7s8 3 14 3c4 0 10-1 17-1zM4396 322v-33c-18 26-42 38-73 38-13 0-26-2-38-8-12-5-20-11-26-19-5-8-9-18-11-29-2-7-3-19-3-36v-142h39v127c0 20 0 34 2 41 3 10 8 18 16 24 7 6 17 9 29 9 11 0 22-3 33-9 10-6 17-14 21-25 5-10 7-25 7-44v-123h38v229zM4497 322v-229h35v35c9-17 17-27 24-32 8-6 17-8 25-8 13 0 27 4 40 12l-13 36c-10-6-19-8-28-8s-17 2-24 8c-6 5-11 12-14 21-4 14-6 29-6 45v120zM4805 248l40 5c-6 24-18 42-36 55-17 13-38 19-65 19-33 0-60-10-80-30-19-21-29-50-29-88s10-68 30-89c20-22 46-32 77-32s56 10 75 31 29 50 29 88c0 2 0 6 0 10h-171c2 26 9 45 21 58 13 14 29 21 48 21 15 0 27-4 37-12 10-7 18-19 24-36zM4677 186h128c-2-20-7-34-15-44-12-15-28-22-47-22-18 0-33 6-45 18-12 11-19 27-21 48z">
          <text:p/>
        </draw:path>
        <draw:polygon draw:style-name="gr27" draw:text-style-name="P4" draw:layer="layout" svg:width="3.172cm" svg:height="1.879cm" svg:x="4.518cm" svg:y="10.467cm" svg:viewBox="0 0 3173 1880" draw:points="0,0 3173,0 3173,1880 0,1880">
          <text:p/>
        </draw:polygon>
        <draw:path draw:style-name="gr28" draw:text-style-name="P16" draw:layer="layout" svg:width="1.586cm" svg:height="0.327cm" svg:x="5.31cm" svg:y="11.248cm" svg:viewBox="0 0 1587 328" svg:d="M159 198v-37h133v117c-20 17-41 29-63 37-22 9-44 13-67 13-31 0-60-7-85-20-26-13-45-33-58-58s-19-53-19-85c0-30 6-59 19-86s32-47 56-59c24-13 52-20 83-20 23 0 44 4 62 11 19 8 33 18 44 32 10 13 18 30 24 51l-38 10c-5-16-11-28-18-38-7-9-17-16-30-21-13-6-27-9-43-9-19 0-36 3-50 9s-25 14-34 23c-8 9-15 20-20 31-8 20-11 41-11 64 0 28 4 52 14 71 9 19 23 33 42 42s38 14 59 14c18 0 36-3 53-10 18-7 31-15 40-23v-59zM357 322v-229h35v35c9-17 17-27 25-32 8-6 16-8 25-8 13 0 26 4 40 12l-14 36c-9-6-19-8-28-8-8 0-16 2-23 8-7 5-12 12-15 21-4 14-6 29-6 45v120zM658 294c-14 12-28 21-42 26-13 5-27 8-42 8-26 0-45-7-58-19-14-12-21-28-21-47 0-11 3-21 8-31 5-9 12-17 20-22 8-6 18-10 28-13 8-2 19-4 35-6 31-4 54-8 69-13 0-6 0-9 0-11 0-15-4-27-11-33-10-9-25-13-44-13-18 0-32 3-41 9-8 7-15 18-19 34l-38-4c3-17 9-30 17-40s19-18 34-23c15-6 33-8 52-8 20 0 36 2 48 7 12 4 21 10 27 17s10 16 12 26c1 7 2 19 2 36v52c0 36 1 59 2 69 2 9 5 18 10 27h-40c-4-8-7-17-8-28zM655 207c-15 6-36 11-64 15-15 2-27 5-34 8-6 3-11 7-15 13-3 5-5 11-5 18 0 10 4 19 11 26 8 6 20 10 35 10s28-3 40-10c11-6 20-16 26-27 4-8 6-21 6-39zM769 322v-199h-34v-30h34v-24c0-16 2-28 5-35 4-10 10-18 19-24 10-7 23-10 40-10 11 0 23 1 36 4l-6 34c-8-2-15-2-22-2-12 0-20 2-25 8-5 5-8 14-8 28v21h45v30h-45v199zM1035 294c-14 12-28 21-41 26s-27 8-43 8c-25 0-45-7-58-19s-20-28-20-47c0-11 2-21 7-31 6-9 12-17 20-22 9-6 18-10 29-13 7-2 19-4 34-6 31-4 54-8 69-13 0-6 1-9 1-11 0-15-4-27-12-33-9-9-24-13-44-13-18 0-32 3-40 9-9 7-15 18-20 34l-37-4c3-17 8-30 16-40s20-18 35-23c15-6 32-8 52-8s35 2 47 7c13 4 22 10 28 17 5 7 9 16 12 26 1 7 1 19 1 36v52c0 36 1 59 3 69 2 9 5 18 10 27h-41c-4-8-6-17-8-28zM1032 207c-14 6-35 11-63 15-16 2-27 5-34 8s-12 7-15 13c-4 5-6 11-6 18 0 10 4 19 12 26 8 6 19 10 34 10s29-3 40-10c12-6 21-16 26-27 4-8 6-21 6-39zM1138 322v-229h35v33c17-26 41-38 73-38 13 0 26 2 37 7 12 5 21 12 26 20 6 8 10 17 12 29 2 7 3 19 3 37v141h-39v-139c0-16-2-28-5-36-3-7-8-14-16-18-7-5-16-8-26-8-17 0-31 6-43 16-12 11-18 30-18 60v125zM1539 294c-14 12-28 21-42 26-13 5-27 8-42 8-26 0-45-7-58-19-14-12-21-28-21-47 0-11 3-21 8-31 5-9 12-17 20-22 8-6 18-10 28-13 7-2 19-4 35-6 31-4 54-8 69-13 0-6 0-9 0-11 0-15-4-27-11-33-10-9-25-13-44-13s-32 3-41 9c-8 7-15 18-19 34l-38-4c3-17 9-30 17-40s19-18 34-23c15-6 33-8 52-8 20 0 36 2 48 7 12 4 21 10 27 17s10 16 12 26c1 7 2 19 2 36v52c0 36 1 59 2 69 2 9 5 18 10 27h-40c-4-8-7-17-8-28zM1536 207c-15 6-36 11-64 15-16 2-27 5-34 8-6 3-11 7-15 13-4 5-5 11-5 18 0 10 4 19 11 26 8 6 20 10 35 10s28-3 40-10c11-6 20-16 26-27 4-8 6-21 6-39z">
          <text:p/>
        </draw:path>
        <draw:polygon draw:style-name="gr27" draw:text-style-name="P4" draw:layer="layout" svg:width="3.172cm" svg:height="1.879cm" svg:x="9.622cm" svg:y="10.467cm" svg:viewBox="0 0 3173 1880" draw:points="0,0 3173,0 3173,1880 0,1880">
          <text:p/>
        </draw:polygon>
        <draw:path draw:style-name="gr28" draw:text-style-name="P16" draw:layer="layout" svg:width="1.637cm" svg:height="0.327cm" svg:x="10.395cm" svg:y="11.248cm" svg:viewBox="0 0 1638 328" svg:d="M0 322v-317h41v317zM114 322v-229h35v33c16-26 40-38 72-38 14 0 27 2 38 7 12 5 20 12 26 20s10 17 12 29c2 7 2 19 2 37v141h-38v-139c0-16-2-28-5-36-3-7-8-14-16-18-8-5-16-8-27-8-16 0-31 6-43 16-12 11-18 30-18 60v125zM374 322v-199h-34v-30h34v-24c0-16 2-28 5-35 3-10 10-18 19-24 10-7 23-10 40-10 11 0 23 1 36 4l-6 34c-8-2-16-2-23-2-11 0-20 2-25 8-4 5-7 14-7 28v21h45v30h-45v199zM490 322v-317h39v317zM742 322v-33c-18 26-43 39-73 39-13 0-26-3-38-8-12-6-20-12-26-20s-10-17-12-29c-2-7-2-19-2-36v-142h38v127c0 20 1 34 3 41 2 10 8 19 15 25 8 5 18 8 29 8 12 0 23-3 33-9 11-6 18-14 22-24 4-11 7-26 7-45v-123h38v229zM817 322l84-119-77-110h48l36 54c6 10 11 19 15 25 6-9 12-18 17-25l39-54h47l-80 108 86 121h-48l-47-71-12-19-60 90zM1074 322v-317h109c25 0 44 2 56 5 19 4 34 12 47 23 17 14 29 32 37 54 9 22 13 47 13 75 0 24-3 46-8 65-6 18-13 33-22 45s-19 22-29 29c-11 7-23 12-38 16s-31 5-51 5zM1116 285h68c21 0 37-2 49-6s21-9 28-16c10-10 18-23 23-40 6-17 9-38 9-61 0-34-6-59-17-77s-24-30-39-36c-12-4-30-6-54-6h-67zM1400 322v-317h118c24 0 44 4 58 10 15 7 26 17 34 30 9 13 13 27 13 42 0 13-4 26-11 38s-18 21-33 29c19 5 34 15 44 28 10 14 15 30 15 48 0 15-3 29-9 42s-14 23-23 30c-10 6-21 11-35 15s-31 5-51 5zM1442 139h68c18 0 32-1 40-4 10-3 18-8 24-16 5-7 8-17 8-28 0-10-3-19-8-27s-12-14-21-17c-10-2-26-4-48-4h-63zM1442 285h78c14 0 23 0 29-1 9-2 17-5 24-9 6-4 11-10 16-18 4-7 6-16 6-27s-3-21-9-30-15-15-26-19c-10-3-26-5-46-5h-72z">
          <text:p/>
        </draw:path>
        <draw:polygon draw:style-name="gr23" draw:text-style-name="P2" draw:layer="layout" svg:width="1.94cm" svg:height="5.305cm" svg:x="7.682cm" svg:y="3.065cm" svg:viewBox="0 0 1941 5306" draw:points="0,0 1941,5306">
          <text:p/>
        </draw:polygon>
        <draw:polygon draw:style-name="gr23" draw:text-style-name="P2" draw:layer="layout" svg:width="1.94cm" svg:height="2.68cm" svg:x="7.682cm" svg:y="5.69cm" svg:viewBox="0 0 1941 2681" draw:points="0,0 1941,2681">
          <text:p/>
        </draw:polygon>
        <draw:polygon draw:style-name="gr23" draw:text-style-name="P2" draw:layer="layout" svg:width="3.085cm" svg:height="0.005cm" svg:x="12.794cm" svg:y="8.37cm" svg:viewBox="0 0 3086 6" draw:points="0,0 3086,6">
          <text:p/>
        </draw:polygon>
        <draw:polygon draw:style-name="gr23" draw:text-style-name="P2" draw:layer="layout" svg:width="2.822cm" svg:height="3.801cm" svg:x="19.05cm" svg:y="4.574cm" svg:viewBox="0 0 2823 3802" draw:points="0,3802 2823,0">
          <text:p/>
        </draw:polygon>
        <draw:polygon draw:style-name="gr23" draw:text-style-name="P2" draw:layer="layout" svg:width="2.822cm" svg:height="0.021cm" svg:x="19.051cm" svg:y="8.355cm" svg:viewBox="0 0 2823 22" draw:points="2823,0 0,22">
          <text:p/>
        </draw:polygon>
        <draw:polygon draw:style-name="gr23" draw:text-style-name="P2" draw:layer="layout" svg:width="0cm" svg:height="1.973cm" svg:x="17.464cm" svg:y="5.462cm" svg:viewBox="0 0 0 1974" draw:points="0,1974 0,0">
          <text:p/>
        </draw:polygon>
        <draw:polygon draw:style-name="gr23" draw:text-style-name="P2" draw:layer="layout" svg:width="1.932cm" svg:height="0cm" svg:x="7.69cm" svg:y="11.406cm" svg:viewBox="0 0 1933 0" draw:points="0,0 1933,0">
          <text:p/>
        </draw:polygon>
        <draw:line draw:style-name="gr29" draw:text-style-name="P1" draw:layer="layout" svg:x1="7.69cm" svg:y1="11.406cm" svg:x2="9.623cm" svg:y2="11.406cm">
          <text:p/>
        </draw:line>
        <draw:polygon draw:style-name="gr23" draw:text-style-name="P2" draw:layer="layout" svg:width="1.953cm" svg:height="0.881cm" svg:x="7.926cm" svg:y="10.667cm" svg:viewBox="0 0 1954 882" draw:points="0,0 1954,0 1954,882 0,882">
          <text:p/>
        </draw:polygon>
        <draw:path draw:style-name="gr30" draw:text-style-name="P7" draw:layer="layout" svg:width="0.906cm" svg:height="0.267cm" svg:x="8.261cm" svg:y="11.053cm" svg:viewBox="0 0 907 268" svg:d="M0 268v-268h36v110h139v-110h35v268h-35v-126h-139v126zM329 268v-236h-88v-32h212v32h-89v236zM550 268v-236h-88v-32h212v32h-89v236zM703 268v-268h101c18 0 31 1 40 3 14 2 25 6 33 12 9 6 16 15 22 26 5 11 8 23 8 37 0 22-7 42-22 58-14 15-40 23-78 23h-69v109zM738 128h69c23 0 40-5 49-13 10-9 15-21 15-36 0-12-3-21-9-29s-13-13-22-16c-6-1-17-2-33-2h-69z">
          <text:p/>
        </draw:path>
        <draw:polygon draw:style-name="gr23" draw:text-style-name="P2" draw:layer="layout" svg:width="2.375cm" svg:height="0.881cm" svg:x="10.953cm" svg:y="9.423cm" svg:viewBox="0 0 2376 882" draw:points="0,0 2376,0 2376,882 0,882">
          <text:p/>
        </draw:polygon>
        <draw:path draw:style-name="gr30" draw:text-style-name="P7" draw:layer="layout" svg:width="1.358cm" svg:height="0.346cm" svg:x="11.478cm" svg:y="9.904cm" svg:viewBox="0 0 1359 347" svg:d="M134 168v-32h114v100c-18 13-36 24-54 31-19 7-38 11-57 11-26 0-50-6-72-17-21-12-38-28-49-49-11-22-16-46-16-72s5-50 16-73 27-40 48-51c20-11 44-16 70-16 19 0 37 3 52 10 16 6 29 15 37 26 9 11 16 26 21 44l-32 8c-4-13-9-24-15-32-6-7-15-14-26-18-11-5-23-7-37-7-16 0-30 2-42 7-11 5-21 11-28 19-7 9-13 17-17 27-7 17-10 35-10 54 0 24 4 44 12 60s20 28 36 35c15 8 32 12 50 12 15 0 30-3 44-8 15-6 26-13 34-19v-50zM286 273v-194h29v29c8-14 15-23 22-27 6-4 13-7 20-7 12 0 23 4 34 11l-11 30c-8-4-16-7-24-7-7 0-14 3-19 7-6 4-10 10-12 18-4 12-6 24-6 38v102zM534 249c-13 10-25 17-36 22-11 4-23 6-36 6-21 0-38-5-49-15-12-11-17-24-17-40 0-10 2-18 6-26 5-8 10-14 17-19s15-9 24-11c6-2 16-3 29-5 27-3 46-7 58-12 1-4 1-7 1-8 0-14-3-23-10-28-8-8-20-11-37-11-15 0-27 2-34 8-7 5-13 14-16 28l-32-4c2-14 7-25 14-33 7-9 16-15 29-20 13-4 27-7 44-7s30 2 40 6c11 4 18 9 23 15s8 13 10 22c1 6 2 16 2 31v43c0 31 1 50 2 58 1 9 4 16 9 24h-35c-4-7-6-15-6-24zM530 176c-11 4-29 9-53 12-14 2-23 4-29 7-5 2-9 5-13 10-3 5-4 10-4 16 0 9 3 16 10 22s16 9 29 9 24-3 33-9c10-6 18-13 23-23 3-7 4-18 4-33zM608 347v-268h30v25c7-10 15-17 24-22s20-8 33-8c16 0 30 5 43 13 13 9 22 21 29 36 6 16 9 33 9 51 0 20-3 38-10 54s-18 28-32 36c-13 9-27 13-42 13-11 0-21-2-30-7-8-4-15-10-21-17v94zM638 177c0 25 5 43 15 55s23 18 37 18 27-6 37-18c11-13 16-32 16-58 0-25-5-43-15-55-10-13-22-19-37-19-14 0-26 7-37 20s-16 32-16 57zM809 273v-268h33v96c16-18 35-27 59-27 14 0 26 3 37 9 10 6 18 13 23 23 4 10 7 25 7 44v123h-33v-123c0-17-4-29-11-36-7-8-17-11-30-11-10 0-19 2-28 7-8 5-14 12-18 21-4 8-6 20-6 35v107zM1011 43v-38h33v38zM1011 273v-194h33v194zM1163 244l5 28c-10 2-18 3-25 3-12 0-21-1-28-5-6-4-11-9-14-15-2-6-4-19-4-39v-112h-24v-25h24v-48l33-20v68h33v25h-33v114c0 9 0 15 1 18 2 3 4 5 6 7 3 1 7 2 11 2s9-1 15-1zM1324 210l34 4c-5 20-15 36-29 47-15 11-33 16-56 16-28 0-50-9-67-26s-25-42-25-73c0-33 8-59 25-76 17-19 39-28 65-28s48 9 64 27c16 17 24 42 24 75 0 1 0 4 0 8h-144c1 21 7 38 18 49s24 17 40 17c12 0 23-3 31-9 9-6 15-17 20-31zM1217 157h108c-2-16-6-29-12-37-11-12-25-18-41-18-15 0-28 5-38 15-11 10-16 23-17 40z">
          <text:p/>
        </draw:path>
        <draw:polygon draw:style-name="gr23" draw:text-style-name="P2" draw:layer="layout" svg:width="1.94cm" svg:height="2.592cm" svg:x="7.682cm" svg:y="3.098cm" svg:viewBox="0 0 1941 2593" draw:points="0,2593 1941,0">
          <text:p/>
        </draw:polygon>
        <draw:polygon draw:style-name="gr23" draw:text-style-name="P2" draw:layer="layout" svg:width="0cm" svg:height="0.718cm" svg:x="11.208cm" svg:y="4.037cm" svg:viewBox="0 0 0 719" draw:points="0,0 0,719">
          <text:p/>
        </draw:polygon>
        <draw:polygon draw:style-name="gr23" draw:text-style-name="P2" draw:layer="layout" svg:width="0cm" svg:height="0.794cm" svg:x="11.208cm" svg:y="6.635cm" svg:viewBox="0 0 0 795" draw:points="0,795 0,0">
          <text:p/>
        </draw:polygon>
        <draw:polygon draw:style-name="gr23" draw:text-style-name="P2" draw:layer="layout" svg:width="0.991cm" svg:height="0cm" svg:x="14.985cm" svg:y="10.079cm" svg:viewBox="0 0 992 0" draw:points="0,0 992,0">
          <text:p/>
        </draw:polygon>
        <draw:line draw:style-name="gr31" draw:text-style-name="P1" draw:layer="layout" svg:x1="14.985cm" svg:y1="10.079cm" svg:x2="15.977cm" svg:y2="10.079cm">
          <text:p/>
        </draw:line>
        <draw:polygon draw:style-name="gr23" draw:text-style-name="P2" draw:layer="layout" svg:width="2.822cm" svg:height="0.881cm" svg:x="16.015cm" svg:y="9.568cm" svg:viewBox="0 0 2823 882" draw:points="0,0 2823,0 2823,882 0,882">
          <text:p/>
        </draw:polygon>
        <draw:path draw:style-name="gr32" draw:text-style-name="P8" draw:layer="layout" svg:width="1.658cm" svg:height="0.293cm" svg:x="16.32cm" svg:y="9.949cm" svg:viewBox="0 0 1659 294" svg:d="M0 273l103-268h38l109 268h-40l-31-81h-112l-29 81zM77 163h91l-28-75c-8-22-15-40-19-55-4 17-8 34-14 51zM269 273v-268h54l63 190c6 17 10 31 13 39 3-9 8-24 14-42l64-187h48v268h-34v-225l-78 225h-32l-77-228v228zM775 244c16 12 32 20 45 25l-10 25c-19-7-38-18-58-33-19 11-41 17-65 17s-46-6-66-18-35-28-46-49c-10-22-16-46-16-72 0-27 6-51 16-72 11-22 26-39 46-50s42-17 67-17c24 0 46 6 66 18 20 11 35 28 45 49 11 21 16 45 16 72 0 22-3 42-10 59-7 18-17 33-30 46zM697 199c20 6 37 14 51 26 20-20 30-48 30-86 0-22-3-41-11-57-7-16-17-29-32-38-14-9-30-13-47-13-27 0-49 9-66 27s-26 45-26 81c0 35 8 61 25 80 18 19 40 28 67 28 12 0 24-2 35-7-11-7-22-12-35-15zM854 273v-268h100c18 0 32 1 41 2 13 3 24 7 33 13s16 15 21 26c6 11 9 23 9 36 0 23-7 43-22 58-14 16-41 24-78 24h-69v109zM889 132h69c23 0 39-4 49-12 9-9 14-21 14-36 0-12-3-21-8-29-6-8-13-14-23-16-6-2-17-2-32-2h-69zM1306 273h-33v-210c-8 8-18 15-31 23s-24 13-34 17v-32c18-9 34-19 47-31 14-13 24-25 30-36h21zM1402 273v-37h37v37zM1484 140c0-31 3-56 10-76 6-19 16-34 29-44 13-11 29-16 49-16 14 0 26 3 37 9 11 5 20 14 27 25 7 10 12 24 16 40 4 15 7 36 7 62 0 32-4 58-11 77-6 19-15 34-28 45-13 10-29 16-48 16-26 0-47-10-62-28-17-23-26-59-26-110zM1518 140c0 45 5 74 15 89 11 14 23 22 39 22 14 0 27-8 37-22 10-15 16-45 16-89s-6-73-16-87c-10-15-23-22-38-22s-27 6-36 19c-11 16-17 46-17 90z">
          <text:p/>
        </draw:path>
        <draw:polygon draw:style-name="gr33" draw:text-style-name="P9" xml:id="id14" draw:id="id14" draw:layer="layout" svg:width="2.399cm" svg:height="1.999cm" svg:x="12.3cm" svg:y="5.1cm" svg:viewBox="0 0 2400 2000" draw:points="0,0 2400,0 2400,2000 0,2000">
          <text:p text:style-name="P5"><text:span text:style-name="T2">Hono</text:span></text:p>
          <text:p text:style-name="P5"><text:span text:style-name="T2">Mess</text:span><text:span text:style-name="T2">aging</text:span></text:p>
        </draw:polygon>
        <draw:polygon draw:style-name="gr34" draw:text-style-name="P10" xml:id="id15" draw:id="id15" draw:layer="layout" svg:width="3.172cm" svg:height="1.999cm" svg:x="17cm" svg:y="5.1cm" svg:viewBox="0 0 3173 2000" draw:points="0,0 3173,0 3173,2000 0,2000">
          <draw:glue-point draw:id="4" svg:x="-2.726cm" svg:y="-5.09cm"/>
          <draw:glue-point draw:id="5" svg:x="-2.792cm" svg:y="5cm"/>
          <draw:glue-point draw:id="6" svg:x="5.055cm" svg:y="-2.446cm"/>
          <draw:glue-point draw:id="7" svg:x="5.055cm" svg:y="2.872cm"/>
          <draw:glue-point draw:id="8" svg:x="2.565cm" svg:y="5cm"/>
          <draw:glue-point draw:id="9" svg:x="2.565cm" svg:y="-5cm"/>
          <draw:glue-point draw:id="10" svg:x="-4.998cm" svg:y="-2.5cm"/>
          <text:p text:style-name="P5"><text:span text:style-name="T3">Dispatch</text:span></text:p>
          <text:p text:style-name="P5"><text:span text:style-name="T3">Router</text:span></text:p>
        </draw:polygon>
        <draw:polygon draw:style-name="gr34" draw:text-style-name="P11" xml:id="id16" draw:id="id16" draw:layer="layout" svg:width="3.199cm" svg:height="1.879cm" svg:x="17cm" svg:y="2.2cm" svg:viewBox="0 0 3200 1880" draw:points="0,0 3200,0 3200,1880 0,1880">
          <text:p text:style-name="P5"><text:span text:style-name="T4">Artemis</text:span></text:p>
        </draw:polygon>
        <draw:polygon draw:style-name="gr34" draw:text-style-name="P12" xml:id="id17" draw:id="id17" draw:layer="layout" svg:width="3.172cm" svg:height="1.879cm" svg:x="22.3cm" svg:y="3.62cm" svg:viewBox="0 0 3173 1880" draw:points="0,0 3173,0 3173,1880 0,1880">
          <text:p text:style-name="P5"><text:span text:style-name="T2">Application</text:span></text:p>
          <text:p text:style-name="P5"><text:span text:style-name="T2">One</text:span></text:p>
        </draw:polygon>
        <draw:polygon draw:style-name="gr34" draw:text-style-name="P12" xml:id="id18" draw:id="id18" draw:layer="layout" svg:width="3.172cm" svg:height="1.879cm" svg:x="22.273cm" svg:y="6.715cm" svg:viewBox="0 0 3173 1880" draw:points="0,0 3173,0 3173,1880 0,1880">
          <text:p text:style-name="P5"><text:span text:style-name="T2">Application</text:span></text:p>
          <text:p text:style-name="P5"><text:span text:style-name="T2">Two</text:span></text:p>
        </draw:polygon>
        <draw:polygon draw:style-name="gr33" draw:text-style-name="P9" xml:id="id20" draw:id="id20" draw:layer="layout" svg:width="2.399cm" svg:height="2.035cm" svg:x="12.3cm" svg:y="2.164cm" svg:viewBox="0 0 2400 2036" draw:points="0,0 2400,0 2400,2036 0,2036">
          <text:p text:style-name="P5"><text:span text:style-name="T2">Auth</text:span></text:p>
          <text:p text:style-name="P5"><text:span text:style-name="T2">Server</text:span></text:p>
        </draw:polygon>
        <draw:polygon draw:style-name="gr33" draw:text-style-name="P9" xml:id="id21" draw:id="id21" draw:layer="layout" svg:width="2.399cm" svg:height="1.937cm" svg:x="8.3cm" svg:y="2.2cm" svg:viewBox="0 0 2400 1938" draw:points="0,0 2400,0 2400,1938 0,1938">
          <text:p text:style-name="P5"><text:span text:style-name="T2">Device</text:span></text:p>
          <text:p text:style-name="P5"><text:span text:style-name="T2">Registry</text:span></text:p>
        </draw:polygon>
        <draw:polygon draw:style-name="gr23" draw:text-style-name="P2" draw:layer="layout" svg:width="1.94cm" svg:height="5.299cm" svg:x="7.682cm" svg:y="3.097cm" svg:viewBox="0 0 1941 5300" draw:points="0,5300 1941,0">
          <text:p/>
        </draw:polygon>
        <draw:polygon draw:style-name="gr23" draw:text-style-name="P2" draw:layer="layout" svg:width="1.94cm" svg:height="0.056cm" svg:x="7.682cm" svg:y="8.315cm" svg:viewBox="0 0 1941 57" draw:points="0,0 1941,57">
          <text:p/>
        </draw:polygon>
        <draw:polygon draw:style-name="gr23" draw:text-style-name="P2" draw:layer="layout" svg:width="5.153cm" svg:height="3.1cm" svg:x="6.096cm" svg:y="9.254cm" svg:viewBox="0 0 5154 3101" draw:points="0,0 5154,3101">
          <text:p/>
        </draw:polygon>
        <draw:connector draw:style-name="gr35" draw:text-style-name="P5" draw:layer="layout" svg:x1="14.7cm" svg:y1="6.1cm" svg:x2="17cm" svg:y2="6.1cm" draw:start-shape="id14" draw:start-glue-point="1" draw:end-shape="id15" draw:end-glue-point="3" svg:d="M14700 6100h2300" svg:viewBox="0 0 2301 1">
          <text:p/>
        </draw:connector>
        <draw:connector draw:style-name="gr36" draw:text-style-name="P13" draw:layer="layout" draw:type="line" svg:x1="18.586cm" svg:y1="5.1cm" svg:x2="18.6cm" svg:y2="4.08cm" draw:start-shape="id15" draw:start-glue-point="0" draw:end-shape="id16" draw:end-glue-point="2" svg:d="M18586 5100l14-1020" svg:viewBox="0 0 15 1021">
          <text:p/>
        </draw:connector>
        <draw:connector draw:style-name="gr35" draw:text-style-name="P5" draw:layer="layout" svg:x1="22.3cm" svg:y1="4.56cm" svg:x2="19.399cm" svg:y2="5.1cm" draw:start-shape="id17" draw:start-glue-point="3" draw:end-shape="id15" draw:end-glue-point="9" svg:d="M22300 4560h-2901v540" svg:viewBox="0 0 2902 541">
          <text:p/>
        </draw:connector>
        <draw:connector draw:style-name="gr35" draw:text-style-name="P5" draw:layer="layout" svg:x1="22.273cm" svg:y1="7.655cm" svg:x2="19.399cm" svg:y2="7.1cm" draw:start-shape="id18" draw:start-glue-point="3" draw:end-shape="id15" draw:end-glue-point="8" svg:d="M22273 7655h-2874v-555" svg:viewBox="0 0 2875 556">
          <text:p/>
        </draw:connector>
        <draw:connector draw:style-name="gr36" draw:text-style-name="P13" draw:layer="layout" draw:type="line" svg:x1="7cm" svg:y1="6.1cm" svg:x2="12.3cm" svg:y2="6.1cm" draw:start-shape="id19" draw:start-glue-point="1" draw:end-shape="id14" draw:end-glue-point="3" svg:d="M7000 6100h5300" svg:viewBox="0 0 5301 1">
          <text:p/>
        </draw:connector>
        <draw:connector draw:style-name="gr36" draw:text-style-name="P13" draw:layer="layout" draw:type="line" svg:x1="13.5cm" svg:y1="5.1cm" svg:x2="13.5cm" svg:y2="4.2cm" draw:start-shape="id14" draw:start-glue-point="0" draw:end-shape="id20" draw:end-glue-point="2" svg:d="M13500 5100v-900" svg:viewBox="0 0 1 901">
          <text:p/>
        </draw:connector>
        <draw:connector draw:style-name="gr36" draw:text-style-name="P13" draw:layer="layout" draw:type="line" svg:x1="12.3cm" svg:y1="3.182cm" svg:x2="10.7cm" svg:y2="3.169cm" draw:start-shape="id20" draw:start-glue-point="3" draw:end-shape="id21" draw:end-glue-point="1" svg:d="M12300 3182l-1600-13" svg:viewBox="0 0 1601 14">
          <text:p/>
        </draw:connector>
        <draw:connector draw:style-name="gr35" draw:text-style-name="P5" draw:layer="layout" draw:line-skew="0.082cm" svg:x1="5.705cm" svg:y1="7cm" svg:x2="17.701cm" svg:y2="7.1cm" draw:start-shape="id19" draw:end-shape="id15" draw:end-glue-point="5" svg:d="M5705 7000v700h11996v-600" svg:viewBox="0 0 11997 701">
          <text:p/>
        </draw:connector>
        <draw:connector draw:style-name="gr37" draw:text-style-name="P13" draw:layer="layout" draw:type="line" svg:x1="1.917cm" svg:y1="6.1cm" svg:x2="4.41cm" svg:y2="6.1cm" draw:start-shape="id22" draw:start-glue-point="1" draw:end-shape="id19" draw:end-glue-point="3" svg:d="M1917 6100h2493" svg:viewBox="0 0 2494 1">
          <text:p/>
        </draw:connector>
        <draw:connector draw:style-name="gr35" draw:text-style-name="P5" draw:layer="layout" svg:x1="5.705cm" svg:y1="5.2cm" svg:x2="8.3cm" svg:y2="3.169cm" draw:start-shape="id19" draw:start-glue-point="0" draw:end-shape="id21" draw:end-glue-point="3" svg:d="M5705 5200v-2031h2595" svg:viewBox="0 0 2596 2032">
          <text:p/>
        </draw:connector>
        <draw:polygon draw:style-name="gr38" draw:text-style-name="P17" xml:id="id19" draw:id="id19" draw:layer="layout" svg:width="2.589cm" svg:height="1.799cm" svg:x="4.41cm" svg:y="5.2cm" svg:viewBox="0 0 2590 1800" draw:points="0,0 2590,0 2590,1800 0,1800">
          <draw:glue-point draw:id="4" svg:x="5cm" svg:y="-2.207cm"/>
          <draw:glue-point draw:id="5" svg:x="2.683cm" svg:y="-5cm"/>
          <draw:glue-point draw:id="6" svg:x="2.297cm" svg:y="5cm"/>
          <text:p text:style-name="P5"><text:span text:style-name="T2">Kura</text:span></text:p>
          <text:p text:style-name="P5"><text:span text:style-name="T2">Adapter</text:span></text:p>
        </draw:polygon>
        <draw:frame draw:style-name="gr39" draw:text-style-name="P18" draw:layer="layout" svg:width="2.538cm" svg:height="0.683cm" svg:x="1.9cm" svg:y="6.285cm">
          <draw:text-box>
            <text:p><text:span text:style-name="T6">Kura/MQTT</text:span></text:p>
          </draw:text-box>
        </draw:frame>
        <draw:connector draw:style-name="gr17" draw:text-style-name="P5" draw:layer="layout" draw:line-skew="0.15cm" svg:x1="17.001cm" svg:y1="5.6cm" svg:x2="14.7cm" svg:y2="3.182cm" draw:start-shape="id15" draw:start-glue-point="10" draw:end-shape="id20" draw:end-glue-point="1" svg:d="M17001 5600h-1001v-2418h-1300" svg:viewBox="0 0 2302 2419">
          <text:p/>
        </draw:connector>
      </draw:page>
      <draw:page draw:name="page3" draw:style-name="dp1" draw:master-page-name="Default">
        <draw:line draw:style-name="gr1" draw:text-style-name="P1" draw:layer="layout" svg:x1="6.2cm" svg:y1="7.9cm" svg:x2="10.7cm" svg:y2="11.5cm">
          <text:p/>
        </draw:line>
        <draw:line draw:style-name="gr1" draw:text-style-name="P1" draw:layer="layout" svg:x1="6.8cm" svg:y1="6cm" svg:x2="10.4cm" svg:y2="11.1cm">
          <text:p/>
        </draw:line>
        <draw:connector draw:style-name="gr40" draw:layer="layout" draw:line-skew="0cm 4.305cm" svg:x1="5.995cm" svg:y1="2.8cm" svg:x2="17.3cm" svg:y2="5.901cm" draw:start-shape="id23" draw:start-glue-point="0" draw:end-shape="id24" draw:end-glue-point="6" svg:d="M5995 2800v-517h10605v3618h700" svg:viewBox="0 0 11306 3619">
          <text:p/>
        </draw:connector>
        <draw:polygon draw:style-name="gr3" draw:text-style-name="P1" draw:layer="layout" svg:width="26.25cm" svg:height="15.481cm" svg:x="0cm" svg:y="0cm" svg:viewBox="0 0 26251 15482" draw:points="0,0 26251,0 26251,15482 0,15482">
          <text:p/>
        </draw:polygon>
        <draw:polygon draw:style-name="gr4" draw:text-style-name="P2" draw:layer="layout" svg:width="26.25cm" svg:height="15.481cm" svg:x="0cm" svg:y="0cm" svg:viewBox="0 0 26251 15482" draw:points="0,0 26251,0 26251,15482 0,15482">
          <text:p/>
        </draw:polygon>
        <draw:polygon draw:style-name="gr4" draw:text-style-name="P2" draw:layer="layout" svg:width="0cm" svg:height="3.056cm" svg:x="11.208cm" svg:y="9.31cm" svg:viewBox="0 0 0 3057" draw:points="0,0 0,3057">
          <text:p/>
        </draw:polygon>
        <draw:polygon draw:style-name="gr4" draw:text-style-name="P2" draw:layer="layout" svg:width="5.112cm" svg:height="8.363cm" svg:x="6.096cm" svg:y="4.005cm" svg:viewBox="0 0 5113 8364" draw:points="0,0 5113,8364">
          <text:p/>
        </draw:polygon>
        <draw:line draw:style-name="gr1" draw:text-style-name="P1" draw:layer="layout" svg:x1="6.8cm" svg:y1="3.5cm" svg:x2="11.2cm" svg:y2="11.1cm">
          <text:p/>
        </draw:line>
        <draw:polygon draw:style-name="gr4" draw:text-style-name="P2" draw:layer="layout" svg:width="5.112cm" svg:height="5.737cm" svg:x="6.096cm" svg:y="6.629cm" svg:viewBox="0 0 5113 5738" draw:points="0,0 5113,5738">
          <text:p/>
        </draw:polygon>
        <draw:polygon draw:style-name="gr4" draw:text-style-name="P2" draw:layer="layout" svg:width="5.166cm" svg:height="10.391cm" svg:x="20.828cm" svg:y="0.552cm" svg:viewBox="0 0 5167 10392" draw:points="0,0 5167,0 5167,10392 0,10392">
          <text:p/>
        </draw:polygon>
        <draw:polygon draw:style-name="gr5" draw:text-style-name="P1" draw:layer="layout" svg:width="4.394cm" svg:height="8.847cm" svg:x="21.6cm" svg:y="0.552cm" svg:viewBox="0 0 4395 8848" draw:points="0,0 4395,0 4395,8848 0,8848">
          <text:p/>
        </draw:polygon>
        <draw:path draw:style-name="gr6" draw:text-style-name="P3" draw:layer="layout" svg:width="2.522cm" svg:height="0.327cm" svg:x="23.169cm" svg:y="0.97cm" svg:viewBox="0 0 2523 328" svg:d="M0 221l40-4c2 16 6 29 13 39s17 18 31 25c15 6 31 9 49 9 16 0 30-2 42-7s22-11 28-19c6-9 9-18 9-28s-3-18-9-26c-6-7-15-14-28-19-9-3-28-8-57-15s-49-14-61-20c-15-7-26-17-34-29-7-12-11-25-11-40 0-16 5-31 13-44 10-14 23-25 40-32 18-7 37-11 59-11 23 0 43 4 61 12 18 7 32 18 42 33 9 15 15 31 15 50l-40 3c-2-20-9-35-22-45-12-11-30-16-55-16s-43 5-55 14-17 20-17 34c0 11 4 20 12 28 8 7 29 15 63 23 34 7 57 14 70 19 18 9 32 20 40 33 9 13 13 28 13 45s-4 32-14 47c-9 15-23 27-41 35-18 9-39 13-61 13-29 0-53-4-72-13-19-8-35-21-45-37-11-17-17-36-18-57zM297 207c0-42 12-73 35-94 20-17 44-25 72-25 32 0 57 10 77 31 20 20 30 49 30 85 0 30-4 53-13 70s-22 30-39 40c-17 9-35 14-55 14-32 0-58-11-78-31-19-21-29-51-29-90zM337 207c0 30 6 52 19 67 13 14 29 22 48 22s35-8 48-22c13-15 20-37 20-68 0-28-7-49-20-64s-29-22-48-22-35 7-48 21c-13 15-19 37-19 66zM562 322v-317h39v317zM814 322v-33c-18 26-43 39-73 39-13 0-26-3-38-8-12-6-20-12-26-20s-10-17-12-29c-2-7-2-19-2-36v-142h38v127c0 20 1 34 3 41 2 10 8 19 15 25 8 5 18 8 29 8 12 0 23-3 33-9 11-6 18-14 22-24 4-11 6-26 6-45v-123h39v229zM1000 288l5 34c-11 2-20 4-29 4-14 0-25-3-33-7-7-5-13-11-16-18s-5-23-5-46v-132h-28v-30h28v-57l39-23v80h39v30h-39v134c0 11 1 19 2 22s4 5 6 7c4 2 8 3 14 3 4 0 10-1 17-1zM1041 51v-46h39v46zM1041 322v-229h39v229zM1127 207c0-42 12-73 35-94 20-17 44-25 72-25 32 0 57 10 77 31 20 20 31 49 31 85 0 30-5 53-14 70s-21 30-38 40c-17 9-36 14-56 14-32 0-58-11-78-31-19-21-29-51-29-90zM1167 207c0 30 6 52 19 67 13 14 29 22 48 22s35-8 48-22c13-15 20-37 20-68 0-28-7-49-20-64s-29-22-48-22-35 7-48 21c-13 15-19 37-19 66zM1393 322v-229h35v33c17-26 41-38 73-38 14 0 26 2 38 7 11 5 20 12 26 20s10 17 12 29c1 7 2 19 2 37v141h-39v-139c0-16-1-28-5-36-2-7-8-14-16-18-7-5-16-8-26-8-17 0-31 6-43 16-12 11-18 30-18 60v125zM1856 322v-279h-104v-38h250v38h-104v279zM2047 51v-46h39v46zM2047 322v-229h39v229zM2304 248l40 5c-6 24-18 42-35 56-17 12-39 19-65 19-34 0-61-11-81-31-19-21-29-50-29-87 0-39 10-69 30-90 20-22 46-32 77-32s56 10 75 31c20 21 29 50 29 88 0 2 0 6 0 11h-170c1 25 8 44 21 58 13 13 29 20 48 20 14 0 26-4 36-11 10-8 18-20 24-37zM2177 186h128c-2-20-7-34-15-44-13-15-29-22-48-22-18 0-33 6-45 18-12 11-19 27-20 48zM2399 322v-229h35v35c9-17 17-27 24-32 8-6 16-8 25-8 13 0 26 4 40 12l-13 36c-10-6-19-8-29-8-8 0-16 2-23 8-7 5-11 12-14 21-4 14-7 29-7 45v120z">
          <text:p/>
        </draw:path>
        <draw:polygon draw:style-name="gr4" draw:text-style-name="P2" draw:layer="layout" svg:width="2.298cm" svg:height="10.391cm" svg:x="0.272cm" svg:y="0.552cm" svg:viewBox="0 0 2299 10392" draw:points="0,0 2299,0 2299,10392 0,10392">
          <text:p/>
        </draw:polygon>
        <draw:polygon draw:style-name="gr5" draw:text-style-name="P1" draw:layer="layout" svg:width="2.298cm" svg:height="8.847cm" svg:x="0.272cm" svg:y="0.552cm" svg:viewBox="0 0 2299 8848" draw:points="0,0 2299,0 2299,8848 0,8848">
          <text:p/>
        </draw:polygon>
        <draw:path draw:style-name="gr6" draw:text-style-name="P3" draw:layer="layout" svg:width="1.552cm" svg:height="0.321cm" svg:x="0.689cm" svg:y="0.976cm" svg:viewBox="0 0 1553 322" svg:d="M0 317v-317h109c25 0 43 2 56 5 18 4 34 12 47 23 16 13 29 31 37 53s13 48 13 76c0 24-3 45-9 64s-13 34-22 46c-8 12-18 22-29 29-10 7-23 12-37 16-15 3-32 5-51 5zM42 280h67c21 0 37-2 49-6s22-9 29-17c10-9 17-23 23-39 5-17 8-38 8-62 0-33-5-58-16-76s-24-30-40-36c-11-4-29-6-54-6h-66zM479 243l40 5c-6 24-18 42-36 55-17 13-38 19-65 19-33 0-60-10-80-30-19-21-29-50-29-88s10-68 30-90c20-21 46-32 77-32s56 11 75 32 29 50 29 88c0 2 0 6 0 10h-171c2 25 9 45 21 58 13 14 29 20 48 20 15 0 27-3 37-11s18-20 24-36zM351 180h128c-2-19-7-34-15-43-12-15-28-23-47-23-18 0-34 6-46 18s-18 28-20 48zM638 317l-88-229h41l49 137c5 15 10 30 15 46 4-12 8-26 14-43l51-140h40l-86 229zM800 45v-45h39v45zM800 317v-229h39v229zM1050 233l38 5c-4 26-14 47-32 62-17 15-38 22-63 22-31 0-57-10-76-30-19-21-28-50-28-89 0-25 4-46 12-65 8-18 21-32 37-42 17-9 35-14 55-14 25 0 45 7 61 20 16 12 26 30 30 53l-37 6c-4-16-10-27-19-35s-20-12-33-12c-20 0-36 7-48 22-12 13-18 36-18 66 0 31 6 54 17 68 12 14 27 20 47 20 15 0 27-4 38-13 10-10 16-24 19-44zM1284 243l40 5c-6 24-18 42-36 55-17 13-38 19-65 19-34 0-60-10-80-30-19-21-29-50-29-88s10-68 30-90c20-21 45-32 77-32 31 0 56 11 75 32s29 50 29 88c0 2 0 6 0 10h-171c2 25 9 45 21 58 13 14 29 20 48 20 15 0 27-3 37-11s18-20 24-36zM1156 180h128c-2-19-7-34-15-43-12-15-28-23-47-23s-34 6-46 18-18 28-20 48zM1363 248l39-5c2 15 8 27 18 35s23 12 41 12 31-3 39-10c9-8 14-16 14-26 0-9-4-16-12-21-5-4-19-8-40-13-28-7-48-14-59-19s-19-13-25-22c-5-9-8-19-8-31 0-10 2-19 7-28 4-9 11-16 19-22 6-4 14-8 24-11 11-3 22-5 34-5 18 0 33 3 47 8s24 12 30 21c7 9 11 21 14 36l-38 5c-2-12-7-21-15-28-8-6-20-10-35-10-18 0-31 3-38 9-8 6-12 13-12 21 0 5 2 10 5 13 3 5 8 8 15 11 3 2 15 5 34 10 28 7 47 13 57 18 11 4 20 11 26 21 6 8 9 19 9 32 0 14-4 26-11 37-8 12-19 20-33 27-14 6-30 9-48 9-30 0-52-6-68-18-15-13-25-31-30-56z">
          <text:p/>
        </draw:path>
        <draw:polygon draw:style-name="gr4" draw:text-style-name="P2" draw:layer="layout" svg:width="11.016cm" svg:height="10.391cm" svg:x="3.12cm" svg:y="0.598cm" svg:viewBox="0 0 11017 10392" draw:points="0,0 11017,0 11017,10392 0,10392">
          <text:p/>
        </draw:polygon>
        <draw:polygon draw:style-name="gr5" draw:text-style-name="P1" draw:layer="layout" svg:width="12.579cm" svg:height="8.801cm" svg:x="3.12cm" svg:y="0.598cm" svg:viewBox="0 0 12580 8802" draw:points="0,0 12580,0 12580,8802 0,8802">
          <text:p/>
        </draw:polygon>
        <draw:path draw:style-name="gr6" draw:text-style-name="P3" draw:layer="layout" svg:width="2.857cm" svg:height="0.321cm" svg:x="12.548cm" svg:y="1.022cm" svg:viewBox="0 0 2858 322" svg:d="M0 317v-317h41v130h165v-130h42v317h-42v-149h-165v149zM306 202c0-42 12-74 35-94 20-17 44-26 72-26 32 0 57 11 77 31 20 21 30 49 30 86 0 29-4 53-13 70s-22 30-39 40c-17 9-35 13-55 13-32 0-58-10-78-30-19-21-29-51-29-90zM346 202c0 30 6 52 19 67 13 14 29 21 48 21s35-7 48-21c13-15 20-38 20-68 0-28-7-50-20-64-13-15-29-23-48-23s-35 8-48 22c-13 15-19 37-19 66zM572 317v-229h35v32c17-25 41-38 73-38 14 0 26 3 37 8 12 5 21 11 26 20 6 7 11 17 13 28 1 7 2 20 2 38v141h-39v-139c0-16-2-28-5-36s-8-14-16-19c-7-5-16-7-26-7-17 0-31 5-43 16-12 10-18 30-18 60v125zM809 202c0-42 12-74 35-94 20-17 44-26 73-26 31 0 57 11 77 31 20 21 30 49 30 86 0 29-5 53-14 70-8 17-21 30-38 40-17 9-36 13-55 13-33 0-59-10-78-30-20-21-30-51-30-90zM849 202c0 30 7 52 19 67 13 14 29 21 49 21 19 0 35-7 47-21 13-15 20-38 20-68 0-28-7-50-20-64-12-15-28-23-47-23-20 0-36 8-49 22-12 15-19 37-19 66zM1213 317v-317h42v317zM1327 317v-229h35v32c16-25 41-38 73-38 13 0 26 3 37 8 12 5 21 11 26 20 6 7 10 17 12 28 2 7 3 20 3 38v141h-39v-139c0-16-2-28-5-36s-8-14-16-19c-7-5-16-7-26-7-17 0-31 5-43 16-12 10-18 30-18 60v125zM1563 248l38-5c2 15 8 27 18 35s24 12 42 12c17 0 31-3 39-10 9-8 13-16 13-26 0-9-4-16-11-21-6-4-19-8-40-13-28-7-48-14-59-19s-19-13-25-22-8-19-8-31c0-10 2-19 6-28 5-9 11-16 20-22 6-4 14-8 24-11 11-3 22-5 34-5 18 0 33 3 47 8 13 5 23 12 30 21 6 9 11 21 14 36l-39 5c-1-12-6-21-14-28-9-6-20-10-35-10-18 0-31 3-39 9-7 6-11 13-11 21 0 5 1 10 4 13 4 5 9 8 15 11 4 2 16 5 35 10 27 7 46 13 57 18 11 4 19 11 26 21 6 8 9 19 9 32 0 14-4 26-12 37-7 12-18 20-32 27-14 6-30 9-48 9-30 0-53-6-68-18-16-13-26-31-30-56zM1890 282l5 35c-11 2-21 3-29 3-14 0-25-2-33-7-8-4-13-10-17-17-3-8-4-23-4-46v-132h-28v-30h28v-57l38-24v81h40v30h-40v134c0 11 1 18 3 21 1 4 3 6 6 8s7 3 13 3c5 0 11-1 18-2zM2080 289c-15 12-28 21-42 26-13 5-27 7-42 7-26 0-45-6-59-18-13-13-20-28-20-48 0-11 3-21 8-30s12-17 20-23c8-5 18-10 28-13 7-1 19-3 34-5 32-4 55-8 69-14 1-5 1-8 1-10 0-16-4-27-11-33-10-9-25-14-44-14s-32 4-41 10-15 18-19 34l-38-5c3-16 9-29 17-39s19-18 34-24c15-5 33-8 52-8 20 0 36 3 48 7 12 5 21 11 27 18s10 15 12 26c1 7 2 19 2 36v52c0 36 1 59 2 68 2 10 5 19 10 28h-40c-4-8-7-18-8-28zM2076 202c-14 6-35 11-63 15-16 2-27 5-34 7-6 3-12 8-15 13-4 6-5 12-5 18 0 11 4 19 11 26 8 7 20 11 35 11s28-4 40-10c11-7 20-16 26-27 3-9 5-22 5-39zM2182 317v-229h35v32c17-25 41-38 73-38 14 0 26 3 38 8 11 5 20 11 26 20 6 7 10 17 12 28 1 7 2 20 2 38v141h-39v-139c0-16-1-28-5-36-2-8-8-14-16-19-7-5-16-7-26-7-17 0-31 5-43 16-12 10-18 30-18 60v125zM2583 233l38 5c-4 26-14 47-32 62-17 15-38 22-63 22-31 0-57-10-76-30-18-21-28-50-28-89 0-25 4-46 12-65 8-18 21-32 37-42 17-9 35-14 55-14 25 0 45 7 61 20 16 12 26 30 30 53l-37 6c-4-16-10-27-19-35s-20-12-33-12c-20 0-36 7-48 22-12 13-18 36-18 66 0 31 6 54 17 68 12 14 28 20 47 20 15 0 28-4 38-13 10-10 16-24 19-44zM2817 243l40 5c-6 24-18 42-36 55-17 13-38 19-65 19-33 0-60-10-80-30-19-21-29-50-29-88s10-68 30-90c20-21 46-32 77-32s56 11 75 32 29 50 29 88c0 2 0 6 0 10h-171c2 25 9 45 21 58 13 14 29 20 48 20 15 0 27-3 37-11s18-20 24-36zM2689 180h128c-2-19-7-34-15-43-12-15-28-23-47-23s-34 6-46 18-18 28-20 48z">
          <text:p/>
        </draw:path>
        <draw:path draw:style-name="gr7" draw:text-style-name="P4" xml:id="id32" draw:id="id32" draw:layer="layout" svg:width="0.881cm" svg:height="0.881cm" svg:x="1cm" svg:y="3.118cm" svg:viewBox="0 0 882 882" svg:d="M0 441c0-244 197-441 441-441 117 0 229 46 312 129 82 83 129 195 129 312 0 243-198 441-441 441-244 0-441-198-441-441z">
          <text:p/>
        </draw:path>
        <draw:polygon draw:style-name="gr4" draw:text-style-name="P2" draw:layer="layout" svg:width="5.596cm" svg:height="10.391cm" svg:x="14.685cm" svg:y="0.572cm" svg:viewBox="0 0 5597 10392" draw:points="0,0 5597,0 5597,10392 0,10392">
          <text:p/>
        </draw:polygon>
        <draw:polygon draw:style-name="gr5" draw:text-style-name="P1" draw:layer="layout" svg:width="4.699cm" svg:height="8.827cm" svg:x="16.3cm" svg:y="0.572cm" svg:viewBox="0 0 4700 8828" draw:points="0,0 4700,0 4700,8828 0,8828">
          <text:p/>
        </draw:polygon>
        <draw:polygon draw:style-name="gr4" draw:text-style-name="P2" draw:layer="layout" svg:width="11.016cm" svg:height="3.973cm" svg:x="3.123cm" svg:y="9.94cm" svg:viewBox="0 0 11017 3974" draw:points="0,0 11017,0 11017,3974 0,3974">
          <text:p/>
        </draw:polygon>
        <draw:polygon draw:style-name="gr5" draw:text-style-name="P1" draw:layer="layout" svg:width="11.016cm" svg:height="3.973cm" svg:x="3.123cm" svg:y="9.94cm" svg:viewBox="0 0 11017 3974" draw:points="0,0 11017,0 11017,3974 0,3974">
          <text:p/>
        </draw:polygon>
        <draw:path draw:style-name="gr6" draw:text-style-name="P3" draw:layer="layout" svg:width="4.845cm" svg:height="0.414cm" svg:x="8.964cm" svg:y="13.178cm" svg:viewBox="0 0 4846 415" svg:d="M0 322v-317h63l74 225c7 21 13 36 16 46 3-11 9-28 16-50l76-221h56v317h-40v-265l-92 265h-37l-92-269v269zM359 207c0-42 12-74 35-94 20-17 44-25 72-25 31 0 57 10 77 31 20 20 30 49 30 85 0 30-4 53-13 70s-22 30-39 40c-17 9-35 13-55 13-32 0-58-10-78-30-19-21-29-51-29-90zM399 207c0 30 6 52 19 67 12 14 29 22 48 22s35-8 48-22c13-15 19-38 19-68 0-28-6-50-19-64-13-15-29-22-48-22s-36 7-48 21c-13 15-19 37-19 66zM625 322v-229h35v32c16-25 41-37 72-37 14 0 27 2 38 7 12 5 20 12 26 20s10 17 12 29c2 7 2 19 2 37v141h-38v-139c0-16-2-28-5-36s-8-14-16-18c-7-5-16-8-26-8-17 0-31 6-43 16s-18 30-18 60v125zM876 51v-46h39v46zM876 322v-229h39v229zM1062 288l5 34c-11 2-21 3-29 3-14 0-25-2-33-7-8-4-13-10-16-17-4-8-5-23-5-46v-132h-28v-30h28v-57l39-23v80h39v30h-39v134c0 11 0 18 2 22 1 3 3 5 6 7s8 3 13 3 11-1 18-1zM1088 207c0-42 12-74 35-94 20-17 44-25 72-25 32 0 58 10 77 31 21 20 31 49 31 85 0 30-5 53-14 70-8 17-21 30-38 40-17 9-36 13-56 13-32 0-58-10-77-30-20-21-30-51-30-90zM1128 207c0 30 6 52 19 67 13 14 29 22 48 22 20 0 35-8 48-22 13-15 20-38 20-68 0-28-7-50-20-64-13-15-28-22-48-22-19 0-35 7-48 21-13 15-19 37-19 66zM1354 322v-229h35v35c9-17 17-27 24-32 8-6 16-8 25-8 13 0 26 4 40 12l-13 36c-10-6-19-8-29-8-8 0-16 2-23 8-7 5-11 12-14 21-4 14-7 29-7 45v120zM1505 51v-46h39v46zM1505 322v-229h39v229zM1605 322v-229h35v32c17-25 41-37 73-37 14 0 26 2 38 7 11 5 20 12 26 20s10 17 12 29c1 7 2 19 2 37v141h-39v-139c0-16-1-28-4-36s-9-14-16-18c-8-5-17-8-27-8-16 0-31 6-43 16s-18 30-18 60v125zM1850 341l38 6c1 11 6 20 13 25 9 8 23 11 39 11 18 0 32-3 42-11 10-7 16-17 19-30 2-8 4-24 4-50-17 20-39 30-64 30-32 0-56-11-73-34s-26-50-26-82c0-22 4-42 12-60 8-19 20-33 34-43 15-10 33-15 53-15 27 0 50 11 67 33v-28h36v198c0 36-4 61-11 76s-19 26-35 35c-15 9-35 13-58 13-27 0-49-6-66-18s-25-31-24-56zM1882 204c0 29 6 51 18 65s27 21 45 21 33-7 45-20c12-14 18-36 18-65 0-28-6-49-19-64-12-14-27-21-45-21-17 0-32 7-44 21s-18 35-18 63zM2247 322v-317h41v317zM2360 322v-229h35v32c17-25 41-37 73-37 14 0 26 2 37 7 12 5 21 12 26 20 6 8 11 17 13 29 1 7 2 19 2 37v141h-39v-139c0-16-2-28-5-36s-8-14-16-18c-7-5-16-8-26-8-17 0-31 6-43 16s-18 30-18 60v125zM2621 322v-199h-34v-30h34v-24c0-16 1-28 4-35 4-10 10-18 20-24 9-7 22-10 39-10 11 0 23 1 36 4l-5 34c-8-2-16-2-23-2-12 0-20 2-25 8-5 5-7 14-7 28v21h44v30h-44v199zM2737 322v-229h35v35c9-17 17-27 24-32 8-6 16-8 25-8 13 0 27 4 40 12l-13 36c-10-6-19-8-28-8s-17 2-24 8c-6 5-11 12-14 21-4 14-6 29-6 45v120zM3037 294c-14 12-28 21-41 26s-27 7-43 7c-25 0-45-6-58-18-13-13-20-28-20-47 0-11 2-22 7-31 6-9 12-17 20-23 9-5 18-10 29-12 7-2 18-4 34-6 31-4 54-8 69-14 0-5 1-8 1-10 0-16-4-27-12-33-10-9-24-13-44-13-18 0-32 3-40 9-9 7-15 18-20 34l-37-5c3-16 8-29 16-39s20-18 35-23c15-6 32-8 52-8 19 0 35 2 47 7 13 4 22 10 27 17 6 7 10 16 13 26 1 7 1 19 1 36v52c0 36 1 59 3 68 2 10 5 19 9 28h-40c-4-8-6-17-8-28zM3034 207c-14 6-35 11-63 15-16 2-27 5-34 8-7 2-12 7-15 12-4 6-6 12-6 18 0 11 4 19 12 27 8 6 19 10 34 10s29-4 40-10c12-7 21-16 26-27 4-9 6-21 6-39zM3124 254l39-6c2 15 8 27 18 35s23 13 41 13 31-4 39-11c9-8 13-16 13-26 0-9-3-16-11-21-5-3-19-8-40-13-28-7-48-13-59-19-11-5-19-12-25-22-5-9-8-19-8-30s2-20 7-29c4-8 11-16 19-21 6-5 14-9 24-12 11-3 22-4 34-4 18 0 33 2 47 8 14 5 24 12 30 20 7 9 11 21 14 36l-38 5c-2-12-7-21-15-27-8-7-20-10-35-10-18 0-31 3-38 9-8 5-12 12-12 20 0 5 1 10 5 14 3 4 8 7 14 10 4 2 16 5 35 10 28 7 47 13 57 18 11 5 20 11 26 21 6 9 9 20 9 33s-4 25-11 36c-8 12-19 21-33 27s-30 9-48 9c-30 0-52-6-68-18-15-13-25-31-30-55zM3451 288l5 34c-11 2-21 3-29 3-14 0-25-2-33-7-8-4-13-10-16-17-4-8-5-23-5-46v-132h-28v-30h28v-57l39-23v80h39v30h-39v134c0 11 0 18 2 22 1 3 3 5 6 7s8 3 13 3 11-1 18-1zM3491 322v-229h35v35c9-17 17-27 25-32 7-6 16-8 24-8 14 0 27 4 40 12l-13 36c-10-6-19-8-28-8s-16 2-23 8c-7 5-12 12-15 21-4 14-6 29-6 45v120zM3792 322v-33c-18 26-42 38-72 38-14 0-26-2-38-8-12-5-21-11-26-19-6-8-10-18-12-29-2-7-3-19-3-36v-142h39v127c0 20 1 34 3 41 2 10 7 18 15 24s18 9 29 9c12 0 23-3 33-9s18-14 22-25c4-10 6-25 6-44v-123h39v229zM4043 238l38 5c-4 27-14 47-32 62-17 15-38 22-63 22-31 0-56-10-76-30-18-21-28-50-28-89 0-24 4-46 13-64 8-19 20-33 37-42 16-10 34-14 54-14 25 0 45 6 61 19 16 12 26 30 31 53l-38 6c-4-15-10-27-19-35-9-7-20-11-33-11-20 0-35 7-48 21-12 14-18 36-18 66 0 31 6 54 18 68 11 14 27 21 46 21 15 0 28-5 38-14 10-10 17-24 19-44zM4205 288l5 34c-11 2-20 3-29 3-14 0-25-2-33-7-7-4-13-10-16-17-3-8-5-23-5-46v-132h-28v-30h28v-57l39-23v80h39v30h-39v134c0 11 1 18 2 22 1 3 3 5 6 7s8 3 14 3c4 0 10-1 17-1zM4396 322v-33c-18 26-42 38-73 38-13 0-26-2-38-8-12-5-20-11-26-19-5-8-9-18-11-29-2-7-3-19-3-36v-142h39v127c0 20 0 34 2 41 3 10 8 18 16 24 7 6 17 9 29 9 11 0 22-3 33-9 10-6 17-14 21-25 5-10 7-25 7-44v-123h38v229zM4497 322v-229h35v35c9-17 17-27 24-32 8-6 17-8 25-8 13 0 27 4 40 12l-13 36c-10-6-19-8-28-8s-17 2-24 8c-6 5-11 12-14 21-4 14-6 29-6 45v120zM4805 248l40 5c-6 24-18 42-36 55-17 13-38 19-65 19-33 0-60-10-80-30-19-21-29-50-29-88s10-68 30-89c20-22 46-32 77-32s56 10 75 31 29 50 29 88c0 2 0 6 0 10h-171c2 26 9 45 21 58 13 14 29 21 48 21 15 0 27-4 37-12 10-7 18-19 24-36zM4677 186h128c-2-20-7-34-15-44-12-15-28-22-47-22-18 0-33 6-45 18-12 11-19 27-21 48z">
          <text:p/>
        </draw:path>
        <draw:polygon draw:style-name="gr8" draw:text-style-name="P6" draw:layer="layout" svg:width="3.172cm" svg:height="1.832cm" svg:x="4.518cm" svg:y="10.767cm" svg:viewBox="0 0 3173 1833" draw:points="0,0 3173,0 3173,1833 0,1833">
          <text:p text:style-name="P5"><text:span text:style-name="T1">Grafana</text:span></text:p>
        </draw:polygon>
        <draw:polygon draw:style-name="gr4" draw:text-style-name="P2" draw:layer="layout" svg:width="1.94cm" svg:height="5.305cm" svg:x="7.682cm" svg:y="1.065cm" svg:viewBox="0 0 1941 5306" draw:points="0,0 1941,5306">
          <text:p/>
        </draw:polygon>
        <draw:polygon draw:style-name="gr4" draw:text-style-name="P2" draw:layer="layout" svg:width="1.94cm" svg:height="2.68cm" svg:x="7.659cm" svg:y="3.7cm" svg:viewBox="0 0 1941 2681" draw:points="0,0 1941,2681">
          <text:p/>
        </draw:polygon>
        <draw:polygon draw:style-name="gr4" draw:text-style-name="P2" draw:layer="layout" svg:width="3.085cm" svg:height="0.005cm" svg:x="12.794cm" svg:y="6.87cm" svg:viewBox="0 0 3086 6" draw:points="0,0 3086,6">
          <text:p/>
        </draw:polygon>
        <draw:polygon draw:style-name="gr4" draw:text-style-name="P2" draw:layer="layout" svg:width="2.822cm" svg:height="3.801cm" svg:x="19.05cm" svg:y="3.074cm" svg:viewBox="0 0 2823 3802" draw:points="0,3802 2823,0">
          <text:p/>
        </draw:polygon>
        <draw:polygon draw:style-name="gr4" draw:text-style-name="P2" draw:layer="layout" svg:width="2.822cm" svg:height="0.021cm" svg:x="19.051cm" svg:y="6.855cm" svg:viewBox="0 0 2823 22" draw:points="2823,0 0,22">
          <text:p/>
        </draw:polygon>
        <draw:polygon draw:style-name="gr4" draw:text-style-name="P2" draw:layer="layout" svg:width="0cm" svg:height="1.973cm" svg:x="17.464cm" svg:y="3.962cm" svg:viewBox="0 0 0 1974" draw:points="0,1974 0,0">
          <text:p/>
        </draw:polygon>
        <draw:polygon draw:style-name="gr4" draw:text-style-name="P2" draw:layer="layout" svg:width="1.932cm" svg:height="0cm" svg:x="7.69cm" svg:y="11.706cm" svg:viewBox="0 0 1933 0" draw:points="0,0 1933,0">
          <text:p/>
        </draw:polygon>
        <draw:line draw:style-name="gr9" draw:text-style-name="P1" draw:layer="layout" svg:x1="7.69cm" svg:y1="11.706cm" svg:x2="9.623cm" svg:y2="11.706cm">
          <text:p/>
        </draw:line>
        <draw:polygon draw:style-name="gr4" draw:text-style-name="P2" draw:layer="layout" svg:width="1.953cm" svg:height="0.881cm" svg:x="7.926cm" svg:y="10.967cm" svg:viewBox="0 0 1954 882" draw:points="0,0 1954,0 1954,882 0,882">
          <text:p/>
        </draw:polygon>
        <draw:path draw:style-name="gr10" draw:text-style-name="P7" draw:layer="layout" svg:width="0.906cm" svg:height="0.267cm" svg:x="8.261cm" svg:y="11.353cm" svg:viewBox="0 0 907 268" svg:d="M0 268v-268h36v110h139v-110h35v268h-35v-126h-139v126zM329 268v-236h-88v-32h212v32h-89v236zM550 268v-236h-88v-32h212v32h-89v236zM703 268v-268h101c18 0 31 1 40 3 14 2 25 6 33 12 9 6 16 15 22 26 5 11 8 23 8 37 0 22-7 42-22 58-14 15-40 23-78 23h-69v109zM738 128h69c23 0 40-5 49-13 10-9 15-21 15-36 0-12-3-21-9-29s-13-13-22-16c-6-1-17-2-33-2h-69z">
          <text:p/>
        </draw:path>
        <draw:polygon draw:style-name="gr4" draw:text-style-name="P2" draw:layer="layout" svg:width="2.375cm" svg:height="0.881cm" svg:x="10.953cm" svg:y="9.723cm" svg:viewBox="0 0 2376 882" draw:points="0,0 2376,0 2376,882 0,882">
          <text:p/>
        </draw:polygon>
        <draw:polygon draw:style-name="gr4" draw:text-style-name="P2" draw:layer="layout" svg:width="1.94cm" svg:height="2.592cm" svg:x="7.682cm" svg:y="1.098cm" svg:viewBox="0 0 1941 2593" draw:points="0,2593 1941,0">
          <text:p/>
        </draw:polygon>
        <draw:polygon draw:style-name="gr4" draw:text-style-name="P2" draw:layer="layout" svg:width="0cm" svg:height="0.718cm" svg:x="11.208cm" svg:y="2.037cm" svg:viewBox="0 0 0 719" draw:points="0,0 0,719">
          <text:p/>
        </draw:polygon>
        <draw:polygon draw:style-name="gr4" draw:text-style-name="P2" draw:layer="layout" svg:width="0cm" svg:height="0.794cm" svg:x="11.208cm" svg:y="4.635cm" svg:viewBox="0 0 0 795" draw:points="0,795 0,0">
          <text:p/>
        </draw:polygon>
        <draw:polygon draw:style-name="gr4" draw:text-style-name="P2" draw:layer="layout" svg:width="0.991cm" svg:height="0cm" svg:x="14.985cm" svg:y="10.379cm" svg:viewBox="0 0 992 0" draw:points="0,0 992,0">
          <text:p/>
        </draw:polygon>
        <draw:line draw:style-name="gr11" draw:text-style-name="P1" draw:layer="layout" svg:x1="14.985cm" svg:y1="10.379cm" svg:x2="15.977cm" svg:y2="10.379cm">
          <text:p/>
        </draw:line>
        <draw:polygon draw:style-name="gr4" draw:text-style-name="P2" draw:layer="layout" svg:width="2.822cm" svg:height="0.881cm" svg:x="16.015cm" svg:y="9.868cm" svg:viewBox="0 0 2823 882" draw:points="0,0 2823,0 2823,882 0,882">
          <text:p/>
        </draw:polygon>
        <draw:path draw:style-name="gr12" draw:text-style-name="P8" draw:layer="layout" svg:width="1.658cm" svg:height="0.293cm" svg:x="16.32cm" svg:y="10.249cm" svg:viewBox="0 0 1659 294" svg:d="M0 273l103-268h38l109 268h-40l-31-81h-112l-29 81zM77 163h91l-28-75c-8-22-15-40-19-55-4 17-8 34-14 51zM269 273v-268h54l63 190c6 17 10 31 13 39 3-9 8-24 14-42l64-187h48v268h-34v-225l-78 225h-32l-77-228v228zM775 244c16 12 32 20 45 25l-10 25c-19-7-38-18-58-33-19 11-41 17-65 17s-46-6-66-18-35-28-46-49c-10-22-16-46-16-72 0-27 6-51 16-72 11-22 26-39 46-50s42-17 67-17c24 0 46 6 66 18 20 11 35 28 45 49 11 21 16 45 16 72 0 22-3 42-10 59-7 18-17 33-30 46zM697 199c20 6 37 14 51 26 20-20 30-48 30-86 0-22-3-41-11-57-7-16-17-29-32-38-14-9-30-13-47-13-27 0-49 9-66 27s-26 45-26 81c0 35 8 61 25 80 18 19 40 28 67 28 12 0 24-2 35-7-11-7-22-12-35-15zM854 273v-268h100c18 0 32 1 41 2 13 3 24 7 33 13s16 15 21 26c6 11 9 23 9 36 0 23-7 43-22 58-14 16-41 24-78 24h-69v109zM889 132h69c23 0 39-4 49-12 9-9 14-21 14-36 0-12-3-21-8-29-6-8-13-14-23-16-6-2-17-2-32-2h-69zM1306 273h-33v-210c-8 8-18 15-31 23s-24 13-34 17v-32c18-9 34-19 47-31 14-13 24-25 30-36h21zM1402 273v-37h37v37zM1484 140c0-31 3-56 10-76 6-19 16-34 29-44 13-11 29-16 49-16 14 0 26 3 37 9 11 5 20 14 27 25 7 10 12 24 16 40 4 15 7 36 7 62 0 32-4 58-11 77-6 19-15 34-28 45-13 10-29 16-48 16-26 0-47-10-62-28-17-23-26-59-26-110zM1518 140c0 45 5 74 15 89 11 14 23 22 39 22 14 0 27-8 37-22 10-15 16-45 16-89s-6-73-16-87c-10-15-23-22-38-22s-27 6-36 19c-11 16-17 46-17 90z">
          <text:p/>
        </draw:path>
        <draw:polygon draw:style-name="gr13" draw:text-style-name="P9" xml:id="id23" draw:id="id23" draw:layer="layout" svg:width="2.589cm" svg:height="1.499cm" svg:x="4.7cm" svg:y="2.8cm" svg:viewBox="0 0 2590 1500" draw:points="0,0 2590,0 2590,1500 0,1500">
          <draw:glue-point draw:id="4" svg:x="2.849cm" svg:y="4.973cm"/>
          <draw:glue-point draw:id="5" svg:x="5.038cm" svg:y="2.446cm"/>
          <text:p text:style-name="P5"><text:span text:style-name="T2">HTTP</text:span></text:p>
          <text:p text:style-name="P5"><text:span text:style-name="T2">Adapter</text:span></text:p>
        </draw:polygon>
        <draw:polygon draw:style-name="gr13" draw:text-style-name="P9" xml:id="id25" draw:id="id25" draw:layer="layout" svg:width="2.589cm" svg:height="1.529cm" svg:x="4.7cm" svg:y="4.97cm" svg:viewBox="0 0 2590 1530" draw:points="0,0 2590,0 2590,1530 0,1530">
          <draw:glue-point draw:id="4" svg:x="5.038cm" svg:y="3.692cm"/>
          <draw:glue-point draw:id="5" svg:x="5.038cm" svg:y="-2.843cm"/>
          <draw:glue-point draw:id="6" svg:x="5.038cm" svg:y="1.078cm"/>
          <text:p text:style-name="P5"><text:span text:style-name="T2">MQTT</text:span></text:p>
          <text:p text:style-name="P5"><text:span text:style-name="T2">Adapter</text:span></text:p>
        </draw:polygon>
        <draw:polygon draw:style-name="gr8" draw:text-style-name="P10" xml:id="id24" draw:id="id24" draw:layer="layout" svg:width="3.169cm" svg:height="1.939cm" svg:x="17.3cm" svg:y="5.6cm" svg:viewBox="0 0 3170 1940" draw:points="0,0 3170,0 3170,1940 0,1940">
          <draw:glue-point draw:id="4" svg:x="-2.726cm" svg:y="-5.09cm"/>
          <draw:glue-point draw:id="5" svg:x="-5cm" svg:y="-0.876cm"/>
          <draw:glue-point draw:id="6" svg:x="-5cm" svg:y="-3.453cm"/>
          <draw:glue-point draw:id="7" svg:x="-5cm" svg:y="3.762cm"/>
          <draw:glue-point draw:id="8" svg:x="5.053cm" svg:y="2.731cm"/>
          <draw:glue-point draw:id="9" svg:x="5.053cm" svg:y="-2.422cm"/>
          <draw:glue-point draw:id="10" svg:x="-5cm" svg:y="1.185cm"/>
          <text:p text:style-name="P5"><text:span text:style-name="T3">Kafka</text:span><text:span text:style-name="T3"><text:line-break/></text:span><text:span text:style-name="T3">Broker</text:span></text:p>
        </draw:polygon>
        <draw:polygon draw:style-name="gr8" draw:text-style-name="P11" xml:id="id27" draw:id="id27" draw:layer="layout" svg:width="3.172cm" svg:height="1.879cm" svg:x="17.3cm" svg:y="2.72cm" svg:viewBox="0 0 3173 1880" draw:points="0,0 3173,0 3173,1880 0,1880">
          <text:p text:style-name="P5"><text:span text:style-name="T4">Zookeeper</text:span></text:p>
        </draw:polygon>
        <draw:polygon draw:style-name="gr8" draw:text-style-name="P12" xml:id="id28" draw:id="id28" draw:layer="layout" svg:width="3.172cm" svg:height="1.879cm" svg:x="22.3cm" svg:y="2.7cm" svg:viewBox="0 0 3173 1880" draw:points="0,0 3173,0 3173,1880 0,1880">
          <text:p text:style-name="P5"><text:span text:style-name="T2">Applicatio</text:span><text:span text:style-name="T2">n</text:span></text:p>
          <text:p text:style-name="P5"><text:span text:style-name="T2">One</text:span></text:p>
        </draw:polygon>
        <draw:polygon draw:style-name="gr8" draw:text-style-name="P12" xml:id="id29" draw:id="id29" draw:layer="layout" svg:width="3.179cm" svg:height="1.939cm" svg:x="22.3cm" svg:y="5.6cm" svg:viewBox="0 0 3180 1940" draw:points="0,0 3180,0 3180,1940 0,1940">
          <text:p text:style-name="P5"><text:span text:style-name="T2">A</text:span><text:span text:style-name="T2">p</text:span><text:span text:style-name="T2">p</text:span><text:span text:style-name="T2">li</text:span><text:span text:style-name="T2">c</text:span><text:span text:style-name="T2">a</text:span><text:span text:style-name="T2">ti</text:span><text:span text:style-name="T2">o</text:span><text:span text:style-name="T2">n</text:span></text:p>
          <text:p text:style-name="P5"><text:span text:style-name="T2">T</text:span><text:span text:style-name="T2">w</text:span><text:span text:style-name="T2">o</text:span></text:p>
        </draw:polygon>
        <draw:connector draw:style-name="gr14" draw:text-style-name="P5" draw:layer="layout" svg:x1="7.29cm" svg:y1="5.301cm" svg:x2="9.501cm" svg:y2="4.699cm" draw:start-shape="id25" draw:start-glue-point="5" draw:end-shape="id26" draw:end-glue-point="5" svg:d="M7290 5301h2211v-602" svg:viewBox="0 0 2212 603">
          <text:p/>
        </draw:connector>
        <draw:polygon draw:style-name="gr4" draw:text-style-name="P2" draw:layer="layout" svg:width="1.94cm" svg:height="5.299cm" svg:x="7.682cm" svg:y="1.097cm" svg:viewBox="0 0 1941 5300" draw:points="0,5300 1941,0">
          <text:p/>
        </draw:polygon>
        <draw:polygon draw:style-name="gr4" draw:text-style-name="P2" draw:layer="layout" svg:width="1.94cm" svg:height="0.056cm" svg:x="7.682cm" svg:y="6.315cm" svg:viewBox="0 0 1941 57" draw:points="0,0 1941,57">
          <text:p/>
        </draw:polygon>
        <draw:polygon draw:style-name="gr4" draw:text-style-name="P2" draw:layer="layout" svg:width="5.153cm" svg:height="3.1cm" svg:x="6.096cm" svg:y="9.254cm" svg:viewBox="0 0 5154 3101" draw:points="0,0 5154,3101">
          <text:p/>
        </draw:polygon>
        <draw:connector draw:style-name="gr41" draw:text-style-name="P5" draw:layer="layout" draw:line-skew="-4.595cm" svg:x1="7.29cm" svg:y1="6.299cm" svg:x2="17.3cm" svg:y2="7.299cm" draw:start-shape="id25" draw:start-glue-point="4" draw:end-shape="id24" draw:end-glue-point="7" svg:d="M7290 6299h410v1000h9600" svg:viewBox="0 0 10011 1001">
          <text:p/>
        </draw:connector>
        <draw:connector draw:style-name="gr42" draw:text-style-name="P13" draw:layer="layout" draw:type="line" svg:x1="18.885cm" svg:y1="5.6cm" svg:x2="18.886cm" svg:y2="4.6cm" draw:start-shape="id24" draw:start-glue-point="0" draw:end-shape="id27" svg:d="M18885 5600l1-1000" svg:viewBox="0 0 2 1001">
          <text:p/>
        </draw:connector>
        <draw:connector draw:style-name="gr41" draw:text-style-name="P5" draw:layer="layout" draw:line-skew="-0.085cm" svg:x1="22.3cm" svg:y1="3.64cm" svg:x2="20.47cm" svg:y2="6.101cm" draw:start-shape="id28" draw:start-glue-point="3" draw:end-shape="id24" draw:end-glue-point="9" svg:d="M22300 3640h-1000v2461h-830" svg:viewBox="0 0 1831 2462">
          <text:p/>
        </draw:connector>
        <draw:connector draw:style-name="gr41" draw:text-style-name="P5" draw:layer="layout" svg:x1="22.3cm" svg:y1="6.57cm" svg:x2="20.47cm" svg:y2="6.57cm" draw:start-shape="id29" draw:start-glue-point="3" draw:end-shape="id24" draw:end-glue-point="1" svg:d="M22300 6570h-1830" svg:viewBox="0 0 1831 1">
          <text:p/>
        </draw:connector>
        <draw:connector draw:style-name="gr15" draw:text-style-name="P13" draw:layer="layout" draw:type="line" svg:x1="12.2cm" svg:y1="3.768cm" svg:x2="11.4cm" svg:y2="3.769cm" draw:start-shape="id30" draw:start-glue-point="3" draw:end-shape="id26" draw:end-glue-point="1" svg:d="M12200 3768l-800 1" svg:viewBox="0 0 801 2">
          <text:p/>
        </draw:connector>
        <draw:connector draw:style-name="gr14" draw:text-style-name="P5" draw:layer="layout" draw:line-skew="0.355cm" svg:x1="7.29cm" svg:y1="3.55cm" svg:x2="9cm" svg:y2="3.769cm" draw:start-shape="id23" draw:start-glue-point="1" draw:end-shape="id26" draw:end-glue-point="3" svg:d="M7290 3550h1210v219h500" svg:viewBox="0 0 1711 220">
          <text:p/>
        </draw:connector>
        <draw:connector draw:style-name="gr16" draw:text-style-name="P13" draw:layer="layout" draw:type="line" svg:x1="2.017cm" svg:y1="5.758cm" svg:x2="4.7cm" svg:y2="5.735cm" draw:start-shape="id31" draw:start-glue-point="1" draw:end-shape="id25" draw:end-glue-point="3" svg:d="M2017 5758l2683-23" svg:viewBox="0 0 2684 24">
          <text:p/>
        </draw:connector>
        <draw:polygon draw:style-name="gr7" draw:text-style-name="P4" xml:id="id31" draw:id="id31" draw:layer="layout" svg:width="1.116cm" svg:height="1.116cm" svg:x="0.9cm" svg:y="5.2cm" svg:viewBox="0 0 1117 1117" draw:points="0,558 558,0 1117,558 558,1117">
          <text:p/>
        </draw:polygon>
        <draw:connector draw:style-name="gr16" draw:text-style-name="P13" draw:layer="layout" draw:type="line" svg:x1="1.882cm" svg:y1="3.559cm" svg:x2="4.7cm" svg:y2="3.55cm" draw:start-shape="id32" draw:start-glue-point="1" draw:end-shape="id23" draw:end-glue-point="3" svg:d="M1882 3559l2818-9" svg:viewBox="0 0 2819 10">
          <text:p/>
        </draw:connector>
        <draw:connector draw:style-name="gr43" draw:text-style-name="P5" draw:layer="layout" draw:line-skew="-0.551cm" svg:x1="17.3cm" svg:y1="6.401cm" svg:x2="14.6cm" svg:y2="3.768cm" draw:start-shape="id24" draw:start-glue-point="5" draw:end-shape="id30" draw:end-glue-point="1" svg:d="M17300 6401h-1900v-2633h-800" svg:viewBox="0 0 2701 2634">
          <text:p/>
        </draw:connector>
        <draw:polygon draw:style-name="gr13" draw:text-style-name="P9" xml:id="id33" draw:id="id33" draw:layer="layout" svg:width="2.589cm" svg:height="1.529cm" svg:x="4.7cm" svg:y="7.271cm" svg:viewBox="0 0 2590 1530" draw:points="0,0 2590,0 2590,1530 0,1530">
          <draw:glue-point draw:id="4" svg:x="5.038cm" svg:y="2.379cm"/>
          <draw:glue-point draw:id="5" svg:x="5.038cm" svg:y="-2.849cm"/>
          <text:p text:style-name="P5"><text:span text:style-name="T2">AMQP</text:span></text:p>
          <text:p text:style-name="P5"><text:span text:style-name="T2">Adapter</text:span></text:p>
        </draw:polygon>
        <draw:connector draw:style-name="gr14" draw:text-style-name="P5" draw:layer="layout" svg:x1="7.29cm" svg:y1="8.036cm" svg:x2="10.2cm" svg:y2="4.738cm" draw:start-shape="id33" draw:start-glue-point="1" draw:end-shape="id26" draw:end-glue-point="2" svg:d="M7290 8036h2910v-3298" svg:viewBox="0 0 2911 3299">
          <text:p/>
        </draw:connector>
        <draw:connector draw:style-name="gr41" draw:text-style-name="P5" draw:layer="layout" svg:x1="7.29cm" svg:y1="8.399cm" svg:x2="18.885cm" svg:y2="7.54cm" draw:start-shape="id33" draw:start-glue-point="4" draw:end-shape="id24" draw:end-glue-point="2" svg:d="M7290 8399h11595v-859" svg:viewBox="0 0 11596 860">
          <text:p/>
        </draw:connector>
        <draw:custom-shape draw:style-name="gr18" draw:text-style-name="P14" xml:id="id34" draw:id="id34" draw:layer="layout" svg:width="0.9cm" svg:height="0.9cm" svg:x="1cm" svg:y="7.6cm">
          <text:p/>
          <draw:enhanced-geometry svg:viewBox="0 0 21600 21600" draw:type="rectangle" draw:enhanced-path="M 0 0 L 21600 0 21600 21600 0 21600 0 0 Z N"/>
        </draw:custom-shape>
        <draw:connector draw:style-name="gr16" draw:text-style-name="P13" draw:layer="layout" draw:type="line" svg:x1="1.9cm" svg:y1="8.05cm" svg:x2="4.7cm" svg:y2="8.036cm" draw:start-shape="id34" draw:start-glue-point="1" draw:end-shape="id33" svg:d="M1900 8050l2800-14" svg:viewBox="0 0 2801 15">
          <text:p/>
        </draw:connector>
        <draw:frame draw:style-name="gr19" draw:text-style-name="P15" draw:layer="layout" svg:width="1.535cm" svg:height="0.645cm" svg:x="3.165cm" svg:y="7.523cm">
          <draw:text-box>
            <text:p><text:span text:style-name="T5">AMQP</text:span></text:p>
          </draw:text-box>
        </draw:frame>
        <draw:frame draw:style-name="gr20" draw:text-style-name="P15" draw:layer="layout" svg:width="1.501cm" svg:height="0.645cm" svg:x="3.166cm" svg:y="5.124cm">
          <draw:text-box>
            <text:p><text:span text:style-name="T5">MQTT</text:span></text:p>
          </draw:text-box>
        </draw:frame>
        <draw:frame draw:style-name="gr21" draw:text-style-name="P15" draw:layer="layout" svg:width="1.421cm" svg:height="0.645cm" svg:x="3.167cm" svg:y="2.925cm">
          <draw:text-box>
            <text:p><text:span text:style-name="T5">HTTP</text:span></text:p>
          </draw:text-box>
        </draw:frame>
        <draw:line draw:style-name="gr1" draw:text-style-name="P1" draw:layer="layout" svg:x1="10.6cm" svg:y1="4.1cm" svg:x2="11.2cm" svg:y2="11.1cm">
          <text:p/>
        </draw:line>
        <draw:polygon draw:style-name="gr13" draw:text-style-name="P9" xml:id="id26" draw:id="id26" draw:layer="layout" svg:width="2.399cm" svg:height="1.937cm" svg:x="9cm" svg:y="2.8cm" svg:viewBox="0 0 2400 1938" draw:points="0,0 2400,0 2400,1938 0,1938">
          <draw:glue-point draw:id="4" svg:x="-5cm" svg:y="-2.42cm"/>
          <draw:glue-point draw:id="5" svg:x="-2.916cm" svg:y="4.803cm"/>
          <draw:glue-point draw:id="6" svg:x="3.333cm" svg:y="5.087cm"/>
          <text:p text:style-name="P5"><text:span text:style-name="T2">Device</text:span></text:p>
          <text:p text:style-name="P5"><text:span text:style-name="T2">Registry</text:span></text:p>
        </draw:polygon>
        <draw:line draw:style-name="gr1" draw:text-style-name="P1" draw:layer="layout" svg:x1="12.5cm" svg:y1="6.4cm" svg:x2="11.8cm" svg:y2="11.1cm">
          <text:p/>
        </draw:line>
        <draw:polygon draw:style-name="gr13" draw:text-style-name="P9" xml:id="id35" draw:id="id35" draw:layer="layout" svg:width="2.399cm" svg:height="1.935cm" svg:x="12.2cm" svg:y="5.1cm" svg:viewBox="0 0 2400 1936" draw:points="0,0 2400,0 2400,1936 0,1936">
          <draw:glue-point draw:id="4" svg:x="-5cm" svg:y="-3.45cm"/>
          <draw:glue-point draw:id="5" svg:x="-5cm" svg:y="-1.9cm"/>
          <draw:glue-point draw:id="6" svg:x="-5cm" svg:y="-0.351cm"/>
          <draw:glue-point draw:id="7" svg:x="-5cm" svg:y="1.198cm"/>
          <text:p text:style-name="P5"><text:span text:style-name="T2">Command</text:span></text:p>
          <text:p text:style-name="P5"><text:span text:style-name="T2">Router</text:span></text:p>
        </draw:polygon>
        <draw:line draw:style-name="gr1" draw:text-style-name="P1" draw:layer="layout" svg:x1="12.3cm" svg:y1="3.9cm" svg:x2="11.3cm" svg:y2="11.1cm">
          <text:p/>
        </draw:line>
        <draw:polygon draw:style-name="gr8" draw:text-style-name="P6" draw:layer="layout" svg:width="3.177cm" svg:height="1.832cm" svg:x="9.622cm" svg:y="10.767cm" svg:viewBox="0 0 3178 1833" draw:points="0,0 3178,0 3178,1833 0,1833">
          <text:p text:style-name="P5"><text:span text:style-name="T1">Prometheus</text:span></text:p>
        </draw:polygon>
        <draw:polygon draw:style-name="gr13" draw:text-style-name="P9" xml:id="id30" draw:id="id30" draw:layer="layout" svg:width="2.399cm" svg:height="1.935cm" svg:x="12.2cm" svg:y="2.8cm" svg:viewBox="0 0 2400 1936" draw:points="0,0 2400,0 2400,1936 0,1936">
          <text:p text:style-name="P5"><text:span text:style-name="T2">Auth</text:span></text:p>
          <text:p text:style-name="P5"><text:span text:style-name="T2">Server</text:span></text:p>
        </draw:polygon>
        <draw:connector draw:style-name="gr43" draw:text-style-name="P5" draw:layer="layout" draw:line-skew="-0.851cm" svg:x1="17.3cm" svg:y1="6.799cm" svg:x2="14.6cm" svg:y2="6.068cm" draw:start-shape="id24" draw:start-glue-point="10" draw:end-shape="id35" draw:end-glue-point="1" svg:d="M17300 6799h-2200v-731h-500" svg:viewBox="0 0 2701 732">
          <text:p/>
        </draw:connector>
        <draw:connector draw:style-name="gr15" draw:text-style-name="P13" draw:layer="layout" draw:type="line" svg:x1="13.4cm" svg:y1="4.736cm" svg:x2="13.4cm" svg:y2="5.1cm" draw:start-shape="id30" draw:start-glue-point="2" draw:end-shape="id35" draw:end-glue-point="0" svg:d="M13400 4736v364" svg:viewBox="0 0 1 365">
          <text:p/>
        </draw:connector>
        <draw:connector draw:style-name="gr14" draw:text-style-name="P5" draw:layer="layout" svg:x1="12.2cm" svg:y1="5.401cm" svg:x2="10.999cm" svg:y2="4.738cm" draw:start-shape="id35" draw:start-glue-point="4" draw:end-shape="id26" draw:end-glue-point="6" svg:d="M12200 5401h-1201v-663" svg:viewBox="0 0 1202 664">
          <text:p/>
        </draw:connector>
        <draw:connector draw:style-name="gr14" draw:text-style-name="P5" draw:layer="layout" draw:line-skew="-1.345cm" svg:x1="12.2cm" svg:y1="5.701cm" svg:x2="7.29cm" svg:y2="3.916cm" draw:start-shape="id35" draw:start-glue-point="5" draw:end-shape="id23" draw:end-glue-point="5" svg:d="M12200 5701h-3800v-1785h-1110" svg:viewBox="0 0 4911 1786">
          <text:p/>
        </draw:connector>
        <draw:connector draw:style-name="gr14" draw:text-style-name="P5" draw:layer="layout" draw:line-skew="-1.345cm" svg:x1="12.2cm" svg:y1="6.299cm" svg:x2="7.29cm" svg:y2="7.601cm" draw:start-shape="id35" draw:start-glue-point="7" draw:end-shape="id33" draw:end-glue-point="5" svg:d="M12200 6299h-3800v1302h-1110" svg:viewBox="0 0 4911 1303">
          <text:p/>
        </draw:connector>
        <draw:connector draw:style-name="gr14" draw:text-style-name="P5" draw:layer="layout" draw:line-skew="-1.345cm" svg:x1="12.2cm" svg:y1="6.001cm" svg:x2="7.29cm" svg:y2="5.899cm" draw:start-shape="id35" draw:start-glue-point="6" draw:end-shape="id25" draw:end-glue-point="6" svg:d="M12200 6001h-3800v-102h-1110" svg:viewBox="0 0 4911 103">
          <text:p/>
        </draw:connector>
        <draw:frame draw:style-name="gr44" draw:text-style-name="P19" draw:layer="layout" svg:width="3.482cm" svg:height="0.807cm" svg:x="17.76cm" svg:y="0.791cm">
          <draw:text-box>
            <text:p><text:span text:style-name="T7">Kafka Cluster</text:span></text:p>
          </draw:text-box>
        </draw:frame>
        <draw:line draw:style-name="gr45" draw:text-style-name="P1" draw:layer="layout" svg:x1="15.011cm" svg:y1="10.979cm" svg:x2="16.003cm" svg:y2="10.979cm">
          <text:p/>
        </draw:line>
        <draw:frame draw:style-name="gr46" draw:text-style-name="P20" draw:layer="layout" svg:width="1.628cm" svg:height="0.742cm" svg:x="16.083cm" svg:y="10.6cm">
          <draw:text-box>
            <text:p><text:span text:style-name="T8">Kafka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4" draw:style="rect" draw:dots1="1" draw:dots1-length="0.035cm" draw:distance="0.10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1">
      <style:graphic-properties svg:stroke-color="#000000" draw:fill="none"/>
    </style:style>
  </office:styles>
  <office:automatic-styles>
    <style:page-layout style:name="PM0">
      <style:page-layout-properties fo:margin-top="0cm" fo:margin-bottom="0cm" fo:margin-left="0cm" fo:margin-right="0cm" fo:page-width="26.5cm" fo:page-height="14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1-30T07:24:21.790219608</dc:date>
    <meta:editing-duration>PT1H20M42S</meta:editing-duration>
    <meta:editing-cycles>19</meta:editing-cycles>
    <meta:generator>LibreOffice/6.4.7.2$Linux_X86_64 LibreOffice_project/40$Build-2</meta:generator>
    <meta:document-statistic meta:object-count="241"/>
  </office:meta>
</office:document-meta>
</file>